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3.svm"/>
  <manifest:file-entry manifest:media-type="" manifest:full-path="Pictures/TablePreview5.svm"/>
  <manifest:file-entry manifest:media-type="" manifest:full-path="Pictures/TablePreview14.svm"/>
  <manifest:file-entry manifest:media-type="" manifest:full-path="Pictures/TablePreview6.svm"/>
  <manifest:file-entry manifest:media-type="" manifest:full-path="Pictures/TablePreview20.svm"/>
  <manifest:file-entry manifest:media-type="" manifest:full-path="Pictures/TablePreview15.svm"/>
  <manifest:file-entry manifest:media-type="" manifest:full-path="Pictures/TablePreview7.svm"/>
  <manifest:file-entry manifest:media-type="" manifest:full-path="Pictures/TablePreview21.svm"/>
  <manifest:file-entry manifest:media-type="" manifest:full-path="Pictures/TablePreview16.svm"/>
  <manifest:file-entry manifest:media-type="" manifest:full-path="Pictures/TablePreview8.svm"/>
  <manifest:file-entry manifest:media-type="" manifest:full-path="Pictures/TablePreview22.svm"/>
  <manifest:file-entry manifest:media-type="" manifest:full-path="Pictures/TablePreview17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23.svm"/>
  <manifest:file-entry manifest:media-type="" manifest:full-path="Pictures/TablePreview18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9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draw:fill="solid" draw:fill-color="#99cc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4" style:family="graphic" style:parent-style-name="standard">
      <style:graphic-properties draw:fill="solid" draw:fill-color="#cfe7f5" draw:textarea-vertical-align="middle"/>
    </style:style>
    <style:style style:name="gr5" style:family="graphic" style:parent-style-name="standard">
      <style:graphic-properties draw:fill="solid" draw:fill-color="#eeeeee" draw:textarea-vertical-align="middle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fill="solid" draw:fill-color="#cfe7f5" draw:textarea-vertical-align="middle"/>
    </style:style>
    <style:style style:name="gr8" style:family="graphic" style:parent-style-name="standard">
      <style:graphic-properties draw:fill="solid" draw:fill-color="#99ccff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fill-color="#eeeeee" draw:textarea-vertical-align="middle"/>
    </style:style>
    <style:style style:name="gr12" style:family="graphic" style:parent-style-name="standard">
      <style:graphic-properties draw:fill-color="#ffffff" draw:textarea-vertical-align="middle"/>
    </style:style>
    <style:style style:name="gr13" style:family="graphic" style:parent-style-name="standard">
      <style:graphic-properties draw:fill-color="#eeeeee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-color="#99ccff" draw:textarea-vertical-align="middle"/>
    </style:style>
    <style:style style:name="gr16" style:family="graphic" style:parent-style-name="standard">
      <style:graphic-properties draw:fill-color="#ffffff" draw:textarea-vertical-align="middle"/>
    </style:style>
    <style:style style:name="gr17" style:family="graphic" style:parent-style-name="standard">
      <style:graphic-properties draw:fill-color="#dddddd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="solid" draw:fill-color="#ffff99" draw:textarea-vertical-align="middle"/>
    </style:style>
    <style:style style:name="gr20" style:family="graphic" style:parent-style-name="standard">
      <style:graphic-properties draw:fill="solid" draw:fill-color="#eeeeee" draw:textarea-vertical-align="middle"/>
    </style:style>
    <style:style style:name="gr21" style:family="graphic" style:parent-style-name="standard">
      <style:graphic-properties draw:fill="solid" draw:fill-color="#ffffff" draw:textarea-vertical-align="middle"/>
    </style:style>
    <style:style style:name="gr22" style:family="graphic" style:parent-style-name="objectwithoutfill">
      <style:graphic-properties draw:fill="none" draw:fill-color="#cfe7f5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24" style:family="graphic" style:parent-style-name="standard">
      <style:graphic-properties draw:fill-color="#ff3333" draw:textarea-vertical-align="middle"/>
    </style:style>
    <style:style style:name="pr1" style:family="presentation" style:parent-style-name="기본값-notes">
      <style:graphic-properties draw:fill-color="#ffffff" draw:auto-grow-height="true" fo:min-height="13.364cm"/>
    </style:style>
    <style:style style:name="co1" style:family="table-column">
      <style:table-column-properties style:column-width="2.71cm" style:use-optimal-column-width="false"/>
    </style:style>
    <style:style style:name="co2" style:family="table-column">
      <style:table-column-properties style:column-width="3.874cm" style:use-optimal-column-width="false"/>
    </style:style>
    <style:style style:name="co3" style:family="table-column">
      <style:table-column-properties style:column-width="2.811cm" style:use-optimal-column-width="false"/>
    </style:style>
    <style:style style:name="co4" style:family="table-column">
      <style:table-column-properties style:column-width="4.598cm" style:use-optimal-column-width="false"/>
    </style:style>
    <style:style style:name="co5" style:family="table-column">
      <style:table-column-properties style:column-width="4.606cm" style:use-optimal-column-width="false"/>
    </style:style>
    <style:style style:name="co6" style:family="table-column">
      <style:table-column-properties style:column-width="2.184cm" style:use-optimal-column-width="false"/>
    </style:style>
    <style:style style:name="co7" style:family="table-column">
      <style:table-column-properties style:column-width="2.187cm" style:use-optimal-column-width="false"/>
    </style:style>
    <style:style style:name="co8" style:family="table-column">
      <style:table-column-properties style:column-width="5.997cm" style:use-optimal-column-width="false"/>
    </style:style>
    <style:style style:name="co9" style:family="table-column">
      <style:table-column-properties style:column-width="6.006cm" style:use-optimal-column-width="false"/>
    </style:style>
    <style:style style:name="co10" style:family="table-column">
      <style:table-column-properties style:column-width="22.199cm" style:use-optimal-column-width="false"/>
    </style:style>
    <style:style style:name="co11" style:family="table-column">
      <style:table-column-properties style:column-width="5.552cm" style:use-optimal-column-width="false"/>
    </style:style>
    <style:style style:name="co12" style:family="table-column">
      <style:table-column-properties style:column-width="5.549cm" style:use-optimal-column-width="false"/>
    </style:style>
    <style:style style:name="co13" style:family="table-column">
      <style:table-column-properties style:column-width="2.874cm" style:use-optimal-column-width="false"/>
    </style:style>
    <style:style style:name="co14" style:family="table-column">
      <style:table-column-properties style:column-width="2.882cm" style:use-optimal-column-width="false"/>
    </style:style>
    <style:style style:name="co15" style:family="table-column">
      <style:table-column-properties style:column-width="19.6cm" style:use-optimal-column-width="false"/>
    </style:style>
    <style:style style:name="co16" style:family="table-column">
      <style:table-column-properties style:column-width="17.599cm" style:use-optimal-column-width="false"/>
    </style:style>
    <style:style style:name="co17" style:family="table-column">
      <style:table-column-properties style:column-width="2.542cm" style:use-optimal-column-width="false"/>
    </style:style>
    <style:style style:name="co18" style:family="table-column">
      <style:table-column-properties style:column-width="2.547cm" style:use-optimal-column-width="false"/>
    </style:style>
    <style:style style:name="co19" style:family="table-column">
      <style:table-column-properties style:column-width="3.598cm" style:use-optimal-column-width="false"/>
    </style:style>
    <style:style style:name="co20" style:family="table-column">
      <style:table-column-properties style:column-width="3.607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1.599cm"/>
    </style:style>
    <style:style style:name="ro3" style:family="table-row">
      <style:table-row-properties style:row-height="1.603cm"/>
    </style:style>
    <style:style style:name="ro4" style:family="table-row">
      <style:table-row-properties style:row-height="0.971cm"/>
    </style:style>
    <style:style style:name="ro5" style:family="table-row">
      <style:table-row-properties style:row-height="1.314cm"/>
    </style:style>
    <style:style style:name="ro6" style:family="table-row">
      <style:table-row-properties style:row-height="1.316cm"/>
    </style:style>
    <style:style style:name="ro7" style:family="table-row">
      <style:table-row-properties style:row-height="2.558cm"/>
    </style:style>
    <style:style style:name="ro8" style:family="table-row">
      <style:table-row-properties style:row-height="1.075cm"/>
    </style:style>
    <style:style style:name="ro9" style:family="table-row">
      <style:table-row-properties style:row-height="1.077cm"/>
    </style:style>
    <style:style style:name="ro10" style:family="table-row">
      <style:table-row-properties style:row-height="1.256cm"/>
    </style:style>
    <style:style style:name="ro11" style:family="table-row">
      <style:table-row-properties style:row-height="1.264cm"/>
    </style:style>
    <style:style style:name="ro12" style:family="table-row">
      <style:table-row-properties style:row-height="0.975cm"/>
    </style:style>
    <style:style style:name="ro13" style:family="table-row">
      <style:table-row-properties style:row-height="1.03cm"/>
    </style:style>
    <style:style style:name="ro14" style:family="table-row">
      <style:table-row-properties style:row-height="9.805cm"/>
    </style:style>
    <style:style style:name="ro15" style:family="table-row">
      <style:table-row-properties style:row-height="1.439cm"/>
    </style:style>
    <style:style style:name="ro16" style:family="table-row">
      <style:table-row-properties style:row-height="1.444cm"/>
    </style:style>
    <style:style style:name="ro17" style:family="table-row">
      <style:table-row-properties style:row-height="1.513cm"/>
    </style:style>
    <style:style style:name="ro18" style:family="table-row">
      <style:table-row-properties style:row-height="1.521cm"/>
    </style:style>
    <style:style style:name="ro19" style:family="table-row">
      <style:table-row-properties style:row-height="1.099cm"/>
    </style:style>
    <style:style style:name="ro20" style:family="table-row">
      <style:table-row-properties style:row-height="1.108cm"/>
    </style:style>
    <style:style style:name="ro21" style:family="table-row">
      <style:table-row-properties style:row-height="1.717cm"/>
    </style:style>
    <style:style style:name="ro22" style:family="table-row">
      <style:table-row-properties style:row-height="1.054cm"/>
    </style:style>
    <style:style style:name="ro23" style:family="table-row">
      <style:table-row-properties style:row-height="1.051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ize="18pt" style:font-size-asian="18pt"/>
    </style:style>
    <style:style style:name="P1" style:family="paragraph">
      <style:paragraph-properties fo:margin-top="0cm" fo:margin-bottom="0.2cm" fo:text-align="center"/>
      <style:text-properties fo:color="#ffffff"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margin-top="0cm" fo:margin-bottom="0.2cm" fo:text-align="center"/>
      <style:text-properties fo:color="#ffffff" fo:font-weight="bold" style:font-size-asian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style:font-size-asian="18pt"/>
    </style:style>
    <style:style style:name="P10" style:family="paragraph">
      <style:text-properties style:font-size-asian="20pt"/>
    </style:style>
    <style:style style:name="P11" style:family="paragraph">
      <style:paragraph-properties fo:text-align="center"/>
      <style:text-properties fo:font-size="18pt" style:font-size-asian="18pt"/>
    </style:style>
    <style:style style:name="P12" style:family="paragraph">
      <style:text-properties fo:font-size="20pt" style:font-size-asian="20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9pt" style:font-size-asian="9pt" style:font-size-complex="9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5pt" style:font-size-asian="15pt" style:font-size-complex="15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color="#000000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font-weight="bold" style:font-size-asian="18pt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size-asian="18p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rect draw:style-name="gr1" draw:text-style-name="P1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layer="layout" svg:width="7.6cm" svg:height="0.979cm" svg:x="10.2cm" svg:y="0.221cm">
          <draw:text-box>
            <text:p text:style-name="P3">Main Page(로그인 전)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4" draw:text-style-name="P3" draw:layer="layout" svg:width="8cm" svg:height="4.6cm" svg:x="17.2cm" svg:y="4.2cm">
          <text:p/>
        </draw:rect>
        <draw:rect draw:style-name="gr2" draw:text-style-name="P3" draw:layer="layout" svg:width="14.2cm" svg:height="8.4cm" svg:x="2.8cm" svg:y="4.2cm">
          <text:p/>
        </draw:rect>
        <draw:rect draw:style-name="gr5" draw:text-style-name="P3" draw:layer="layout" svg:width="6.2cm" svg:height="2cm" svg:x="18.2cm" svg:y="5.2cm">
          <text:p text:style-name="P3">Login</text:p>
        </draw:rect>
        <draw:rect draw:style-name="gr5" draw:text-style-name="P3" draw:layer="layout" svg:width="8.4cm" svg:height="5cm" svg:x="5.8cm" svg:y="6cm">
          <text:p text:style-name="P3">Animal image</text:p>
        </draw:rect>
        <draw:rect draw:style-name="gr1" draw:text-style-name="P3" draw:layer="layout" svg:width="28cm" svg:height="1.8cm" svg:x="0cm" svg:y="19.2cm">
          <text:p/>
        </draw:rect>
        <draw:rect draw:style-name="gr2" draw:text-style-name="P3" draw:layer="layout" svg:width="14.2cm" svg:height="5.4cm" svg:x="2.8cm" svg:y="12.8cm">
          <text:p/>
        </draw:rect>
        <draw:rect draw:style-name="gr5" draw:text-style-name="P3" draw:layer="layout" svg:width="8.4cm" svg:height="3cm" svg:x="5.4cm" svg:y="14cm">
          <text:p text:style-name="P3">공지 게시판</text:p>
        </draw:rect>
        <draw:rect draw:style-name="gr4" draw:text-style-name="P3" draw:layer="layout" svg:width="8cm" svg:height="9.2cm" svg:x="17.2cm" svg:y="9cm">
          <text:p/>
        </draw:rect>
        <draw:rect draw:style-name="gr5" draw:text-style-name="P3" draw:layer="layout" svg:width="5.6cm" svg:height="6.4cm" svg:x="18.6cm" svg:y="10.2cm">
          <text:p text:style-name="P3">등록제 링크 </text:p>
          <text:p text:style-name="P3">이미지</text:p>
        </draw:rect>
        <draw:rect draw:style-name="gr6" draw:text-style-name="P3" draw:layer="layout" svg:width="9.2cm" svg:height="1.2cm" svg:x="9.2cm" svg:y="1.8cm">
          <text:p text:style-name="P3">배 너</text:p>
        </draw:rect>
        <draw:rect draw:style-name="gr7" draw:text-style-name="P3" draw:layer="layout" svg:width="17.8cm" svg:height="0.8cm" svg:x="5.6cm" svg:y="19.8cm">
          <text:p text:style-name="P3">카피라이터 : 코리안 조커</text:p>
        </draw:rect>
        <draw:rect draw:style-name="gr8" draw:text-style-name="P4" draw:layer="layout" svg:width="2.6cm" svg:height="0.6cm" svg:x="22.4cm" svg:y="7.8cm">
          <text:p text:style-name="P3"><text:span text:style-name="T1">회원가입</text:span></text:p>
        </draw:rect>
        <draw:rect draw:style-name="gr8" draw:text-style-name="P5" draw:layer="layout" svg:width="2cm" svg:height="0.6cm" svg:x="17.4cm" svg:y="7.8cm">
          <text:p text:style-name="P3"><text:span text:style-name="T2">아이디 찾기</text:span></text:p>
        </draw:rect>
        <draw:rect draw:style-name="gr8" draw:text-style-name="P6" draw:layer="layout" svg:width="2cm" svg:height="0.6cm" svg:x="19.8cm" svg:y="7.8cm">
          <text:p text:style-name="P3"><text:span text:style-name="T3">비밀번호 찾기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8" draw:layer="layout" svg:width="7.6cm" svg:height="0.979cm" svg:x="10.2cm" svg:y="0.221cm">
          <draw:text-box>
            <text:p text:style-name="P3"><text:span text:style-name="T4">Main Page(</text:span><text:span text:style-name="T4">로그인 후</text:span><text:span text:style-name="T4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4" draw:text-style-name="P3" draw:layer="layout" svg:width="8cm" svg:height="4.6cm" svg:x="17.2cm" svg:y="4.2cm">
          <text:p/>
        </draw:rect>
        <draw:rect draw:style-name="gr2" draw:text-style-name="P3" draw:layer="layout" svg:width="14.2cm" svg:height="8.4cm" svg:x="2.8cm" svg:y="4.2cm">
          <text:p/>
        </draw:rect>
        <draw:rect draw:style-name="gr5" draw:text-style-name="P8" draw:layer="layout" svg:width="6.2cm" svg:height="2cm" svg:x="18.2cm" svg:y="5.2cm">
          <text:p text:style-name="P3"><text:span text:style-name="T4">코리안 조커님</text:span></text:p>
        </draw:rect>
        <draw:rect draw:style-name="gr5" draw:text-style-name="P8" draw:layer="layout" svg:width="8.4cm" svg:height="5cm" svg:x="5.8cm" svg:y="6cm">
          <text:p text:style-name="P3"><text:span text:style-name="T4">Animal image</text:span></text:p>
        </draw:rect>
        <draw:rect draw:style-name="gr1" draw:text-style-name="P3" draw:layer="layout" svg:width="28cm" svg:height="1.8cm" svg:x="0cm" svg:y="19.2cm">
          <text:p/>
        </draw:rect>
        <draw:rect draw:style-name="gr2" draw:text-style-name="P3" draw:layer="layout" svg:width="14.2cm" svg:height="5.4cm" svg:x="2.8cm" svg:y="12.8cm">
          <text:p/>
        </draw:rect>
        <draw:rect draw:style-name="gr5" draw:text-style-name="P9" draw:layer="layout" svg:width="8.4cm" svg:height="3cm" svg:x="5.4cm" svg:y="14cm">
          <text:p text:style-name="P3"><text:span text:style-name="T5">공지 게시판</text:span></text:p>
        </draw:rect>
        <draw:rect draw:style-name="gr4" draw:text-style-name="P3" draw:layer="layout" svg:width="8cm" svg:height="9.2cm" svg:x="17.2cm" svg:y="9cm">
          <text:p/>
        </draw:rect>
        <draw:rect draw:style-name="gr5" draw:text-style-name="P9" draw:layer="layout" svg:width="5.6cm" svg:height="6.4cm" svg:x="18.6cm" svg:y="10.2cm">
          <text:p text:style-name="P3"><text:span text:style-name="T5">동물검색</text:span></text:p>
        </draw:rect>
        <draw:rect draw:style-name="gr6" draw:text-style-name="P3" draw:layer="layout" svg:width="9.2cm" svg:height="1.2cm" svg:x="9.2cm" svg:y="1.8cm">
          <text:p text:style-name="P3">배 너</text:p>
        </draw:rect>
        <draw:rect draw:style-name="gr7" draw:text-style-name="P3" draw:layer="layout" svg:width="17.8cm" svg:height="0.8cm" svg:x="5.6cm" svg:y="19.8cm">
          <text:p text:style-name="P3">카피라이터 : 코리안 조커</text:p>
        </draw:rect>
        <draw:rect draw:style-name="gr8" draw:text-style-name="P4" draw:layer="layout" svg:width="2.6cm" svg:height="0.6cm" svg:x="17.6cm" svg:y="7.8cm">
          <text:p text:style-name="P3"><text:span text:style-name="T1">마이페이지</text:span></text:p>
        </draw:rect>
        <draw:rect draw:style-name="gr8" draw:text-style-name="P4" draw:layer="layout" svg:width="2.6cm" svg:height="0.6cm" svg:x="22.2cm" svg:y="7.8cm">
          <text:p text:style-name="P3"><text:span text:style-name="T1">로그아웃</text:span></text:p>
        </draw:rect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회원가입 메인 폼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회원가입</text:span></text:p>
        </draw:rect>
        <draw:rect draw:style-name="gr10" draw:text-style-name="P3" draw:layer="layout" svg:width="9cm" svg:height="6.6cm" svg:x="4.4cm" svg:y="8.2cm">
          <text:p/>
        </draw:rect>
        <draw:rect draw:style-name="gr10" draw:text-style-name="P3" draw:layer="layout" svg:width="9cm" svg:height="6.6cm" svg:x="14.6cm" svg:y="8.2cm">
          <text:p/>
        </draw:rect>
        <draw:rect draw:style-name="gr11" draw:text-style-name="P3" draw:layer="layout" svg:width="7.8cm" svg:height="5.2cm" svg:x="5cm" svg:y="9cm">
          <text:p text:style-name="P3">일반회원</text:p>
        </draw:rect>
        <draw:rect draw:style-name="gr11" draw:text-style-name="P3" draw:layer="layout" svg:width="7.8cm" svg:height="5.2cm" svg:x="15.2cm" svg:y="9cm">
          <text:p text:style-name="P3">분양회원</text:p>
        </draw:rect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회원가입 메인 폼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이용약관</text:span><text:span text:style-name="T5">(</text:span><text:span text:style-name="T5">일반회원</text:span><text:span text:style-name="T5">)</text:span></text:p>
        </draw:rect>
        <draw:rect draw:style-name="gr10" draw:text-style-name="P3" draw:layer="layout" svg:width="14.8cm" svg:height="4.2cm" svg:x="6.4cm" svg:y="6.4cm">
          <text:p/>
        </draw:rect>
        <draw:rect draw:style-name="gr10" draw:text-style-name="P3" draw:layer="layout" svg:width="14.8cm" svg:height="4cm" svg:x="6.4cm" svg:y="12cm">
          <text:p/>
        </draw:rect>
        <draw:rect draw:style-name="gr12" draw:text-style-name="P3" draw:layer="layout" svg:width="14.4cm" svg:height="3.8cm" svg:x="6.6cm" svg:y="6.6cm">
          <text:p text:style-name="P3">약관 내용</text:p>
        </draw:rect>
        <draw:rect draw:style-name="gr12" draw:text-style-name="P3" draw:layer="layout" svg:width="14.4cm" svg:height="3.6cm" svg:x="6.6cm" svg:y="12.2cm">
          <text:p text:style-name="P3">약관 내용</text:p>
        </draw:rect>
        <draw:rect draw:style-name="gr13" draw:text-style-name="P3" draw:layer="layout" svg:width="0.6cm" svg:height="0.6cm" svg:x="16cm" svg:y="16.2cm">
          <text:p/>
        </draw:rect>
        <draw:rect draw:style-name="gr13" draw:text-style-name="P3" draw:layer="layout" svg:width="0.6cm" svg:height="0.6cm" svg:x="16cm" svg:y="10.8cm">
          <text:p/>
        </draw:rect>
        <draw:rect draw:style-name="gr14" draw:text-style-name="P3" draw:layer="layout" svg:width="3.4cm" svg:height="0.8cm" svg:x="8.6cm" svg:y="17.4cm">
          <text:p text:style-name="P3">확 인</text:p>
        </draw:rect>
        <draw:rect draw:style-name="gr13" draw:text-style-name="P3" draw:layer="layout" svg:width="0.6cm" svg:height="0.6cm" svg:x="19.4cm" svg:y="10.8cm">
          <text:p/>
        </draw:rect>
        <draw:rect draw:style-name="gr13" draw:text-style-name="P3" draw:layer="layout" svg:width="0.6cm" svg:height="0.6cm" svg:x="19.4cm" svg:y="16.2cm">
          <text:p/>
        </draw:rect>
        <draw:rect draw:style-name="gr14" draw:text-style-name="P13" draw:layer="layout" svg:width="2.2cm" svg:height="0.6cm" svg:x="16.8cm" svg:y="10.8cm">
          <text:p text:style-name="P3"><text:span text:style-name="T7">동의함</text:span></text:p>
        </draw:rect>
        <draw:rect draw:style-name="gr14" draw:text-style-name="P13" draw:layer="layout" svg:width="2.2cm" svg:height="0.6cm" svg:x="16.8cm" svg:y="16.2cm">
          <text:p text:style-name="P3"><text:span text:style-name="T7">동의함</text:span></text:p>
        </draw:rect>
        <draw:rect draw:style-name="gr14" draw:text-style-name="P14" draw:layer="layout" svg:width="2.2cm" svg:height="0.6cm" svg:x="20.2cm" svg:y="10.8cm">
          <text:p text:style-name="P3"><text:span text:style-name="T8">동의하지 않음</text:span></text:p>
        </draw:rect>
        <draw:rect draw:style-name="gr14" draw:text-style-name="P14" draw:layer="layout" svg:width="2.2cm" svg:height="0.6cm" svg:x="20.2cm" svg:y="16.2cm">
          <text:p text:style-name="P3"><text:span text:style-name="T8">동의하지 않음</text:span></text:p>
        </draw:rect>
        <draw:rect draw:style-name="gr14" draw:text-style-name="P3" draw:layer="layout" svg:width="3.4cm" svg:height="0.8cm" svg:x="15.6cm" svg:y="17.4cm">
          <text:p text:style-name="P3">취 소</text:p>
        </draw:rect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회원가입 메인 폼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이용약관</text:span><text:span text:style-name="T5">(</text:span><text:span text:style-name="T5">분양회원</text:span><text:span text:style-name="T5">)</text:span></text:p>
        </draw:rect>
        <draw:rect draw:style-name="gr10" draw:text-style-name="P3" draw:layer="layout" svg:width="14.8cm" svg:height="4.2cm" svg:x="6.4cm" svg:y="6.4cm">
          <text:p/>
        </draw:rect>
        <draw:rect draw:style-name="gr10" draw:text-style-name="P3" draw:layer="layout" svg:width="14.8cm" svg:height="4cm" svg:x="6.4cm" svg:y="12cm">
          <text:p/>
        </draw:rect>
        <draw:rect draw:style-name="gr12" draw:text-style-name="P9" draw:layer="layout" svg:width="14.4cm" svg:height="3.8cm" svg:x="6.6cm" svg:y="6.6cm">
          <text:p text:style-name="P3"><text:span text:style-name="T5">약관 내용</text:span></text:p>
        </draw:rect>
        <draw:rect draw:style-name="gr12" draw:text-style-name="P9" draw:layer="layout" svg:width="14.4cm" svg:height="3.6cm" svg:x="6.6cm" svg:y="12.2cm">
          <text:p text:style-name="P3"><text:span text:style-name="T5">약관 내용</text:span></text:p>
        </draw:rect>
        <draw:rect draw:style-name="gr13" draw:text-style-name="P3" draw:layer="layout" svg:width="0.6cm" svg:height="0.6cm" svg:x="16cm" svg:y="16.2cm">
          <text:p/>
        </draw:rect>
        <draw:rect draw:style-name="gr13" draw:text-style-name="P3" draw:layer="layout" svg:width="0.6cm" svg:height="0.6cm" svg:x="16cm" svg:y="10.8cm">
          <text:p/>
        </draw:rect>
        <draw:rect draw:style-name="gr14" draw:text-style-name="P9" draw:layer="layout" svg:width="3.4cm" svg:height="0.8cm" svg:x="8.6cm" svg:y="17.4cm">
          <text:p text:style-name="P3"><text:span text:style-name="T5">확 인</text:span></text:p>
        </draw:rect>
        <draw:rect draw:style-name="gr13" draw:text-style-name="P3" draw:layer="layout" svg:width="0.6cm" svg:height="0.6cm" svg:x="19.4cm" svg:y="10.8cm">
          <text:p/>
        </draw:rect>
        <draw:rect draw:style-name="gr13" draw:text-style-name="P3" draw:layer="layout" svg:width="0.6cm" svg:height="0.6cm" svg:x="19.4cm" svg:y="16.2cm">
          <text:p/>
        </draw:rect>
        <draw:rect draw:style-name="gr14" draw:text-style-name="P13" draw:layer="layout" svg:width="2.2cm" svg:height="0.6cm" svg:x="16.8cm" svg:y="10.8cm">
          <text:p text:style-name="P3"><text:span text:style-name="T7">동의함</text:span></text:p>
        </draw:rect>
        <draw:rect draw:style-name="gr14" draw:text-style-name="P13" draw:layer="layout" svg:width="2.2cm" svg:height="0.6cm" svg:x="16.8cm" svg:y="16.2cm">
          <text:p text:style-name="P3"><text:span text:style-name="T7">동의함</text:span></text:p>
        </draw:rect>
        <draw:rect draw:style-name="gr14" draw:text-style-name="P14" draw:layer="layout" svg:width="2.2cm" svg:height="0.6cm" svg:x="20.2cm" svg:y="10.8cm">
          <text:p text:style-name="P3"><text:span text:style-name="T8">동의하지 않음</text:span></text:p>
        </draw:rect>
        <draw:rect draw:style-name="gr14" draw:text-style-name="P14" draw:layer="layout" svg:width="2.2cm" svg:height="0.6cm" svg:x="20.2cm" svg:y="16.2cm">
          <text:p text:style-name="P3"><text:span text:style-name="T8">동의하지 않음</text:span></text:p>
        </draw:rect>
        <draw:rect draw:style-name="gr14" draw:text-style-name="P9" draw:layer="layout" svg:width="3.4cm" svg:height="0.8cm" svg:x="15.6cm" svg:y="17.4cm">
          <text:p text:style-name="P3"><text:span text:style-name="T5">취 소</text:span></text:p>
        </draw:rect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일반회원 폼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회원가입</text:span></text:p>
        </draw:rect>
        <draw:rect draw:style-name="gr10" draw:text-style-name="P3" draw:layer="layout" svg:width="18.6cm" svg:height="11.2cm" svg:x="5.6cm" svg:y="6.4cm">
          <text:p/>
        </draw:rect>
        <draw:rect draw:style-name="gr15" draw:text-style-name="P3" draw:layer="layout" svg:width="3.2cm" svg:height="1cm" svg:x="7.2cm" svg:y="6.8cm">
          <text:p text:style-name="P3">아이디</text:p>
        </draw:rect>
        <draw:rect draw:style-name="gr16" draw:text-style-name="P3" draw:layer="layout" svg:width="6.2cm" svg:height="1cm" svg:x="11cm" svg:y="6.8cm">
          <text:p/>
        </draw:rect>
        <draw:rect draw:style-name="gr15" draw:text-style-name="P3" draw:layer="layout" svg:width="3.2cm" svg:height="1cm" svg:x="7.2cm" svg:y="12.8cm">
          <text:p text:style-name="P3">전화번호</text:p>
        </draw:rect>
        <draw:rect draw:style-name="gr15" draw:text-style-name="P3" draw:layer="layout" svg:width="3.2cm" svg:height="1cm" svg:x="7.2cm" svg:y="11.6cm">
          <text:p text:style-name="P3">이메일</text:p>
        </draw:rect>
        <draw:rect draw:style-name="gr15" draw:text-style-name="P15" draw:layer="layout" svg:width="3.2cm" svg:height="1cm" svg:x="7.2cm" svg:y="10.4cm">
          <text:p text:style-name="P3"><text:span text:style-name="T9">비밀번호확인</text:span></text:p>
        </draw:rect>
        <draw:rect draw:style-name="gr15" draw:text-style-name="P3" draw:layer="layout" svg:width="3.2cm" svg:height="1cm" svg:x="7.2cm" svg:y="9.2cm">
          <text:p text:style-name="P3">비밀번호</text:p>
        </draw:rect>
        <draw:rect draw:style-name="gr15" draw:text-style-name="P3" draw:layer="layout" svg:width="3.2cm" svg:height="1cm" svg:x="7.2cm" svg:y="8cm">
          <text:p text:style-name="P3">이름</text:p>
        </draw:rect>
        <draw:rect draw:style-name="gr15" draw:text-style-name="P13" draw:layer="layout" svg:width="3.2cm" svg:height="1cm" svg:x="7.2cm" svg:y="14cm">
          <text:p text:style-name="P3"><text:span text:style-name="T7">계좌번호</text:span><text:span text:style-name="T7">(</text:span><text:span text:style-name="T7">선택</text:span><text:span text:style-name="T7">)</text:span></text:p>
        </draw:rect>
        <draw:rect draw:style-name="gr16" draw:text-style-name="P3" draw:layer="layout" svg:width="6.2cm" svg:height="1cm" svg:x="11cm" svg:y="14cm">
          <text:p/>
        </draw:rect>
        <draw:rect draw:style-name="gr16" draw:text-style-name="P3" draw:layer="layout" svg:width="3cm" svg:height="1cm" svg:x="11cm" svg:y="12.8cm">
          <text:p/>
        </draw:rect>
        <draw:rect draw:style-name="gr16" draw:text-style-name="P3" draw:layer="layout" svg:width="5.2cm" svg:height="1cm" svg:x="11cm" svg:y="11.6cm">
          <text:p/>
        </draw:rect>
        <draw:rect draw:style-name="gr16" draw:text-style-name="P3" draw:layer="layout" svg:width="6.2cm" svg:height="1cm" svg:x="11cm" svg:y="10.4cm">
          <text:p/>
        </draw:rect>
        <draw:rect draw:style-name="gr16" draw:text-style-name="P3" draw:layer="layout" svg:width="6.2cm" svg:height="1cm" svg:x="11cm" svg:y="9.2cm">
          <text:p/>
        </draw:rect>
        <draw:rect draw:style-name="gr16" draw:text-style-name="P3" draw:layer="layout" svg:width="6.2cm" svg:height="1cm" svg:x="11cm" svg:y="8cm">
          <text:p/>
        </draw:rect>
        <draw:rect draw:style-name="gr16" draw:text-style-name="P3" draw:layer="layout" svg:width="3cm" svg:height="1cm" svg:x="17.8cm" svg:y="12.8cm">
          <text:p/>
        </draw:rect>
        <draw:rect draw:style-name="gr16" draw:text-style-name="P3" draw:layer="layout" svg:width="3cm" svg:height="1cm" svg:x="14.4cm" svg:y="12.8cm">
          <text:p/>
        </draw:rect>
        <draw:rect draw:style-name="gr16" draw:text-style-name="P3" draw:layer="layout" svg:width="5.2cm" svg:height="1cm" svg:x="17.8cm" svg:y="11.6cm">
          <text:p/>
        </draw:rect>
        <draw:rect draw:style-name="gr12" draw:text-style-name="P3" draw:layer="layout" svg:width="1.2cm" svg:height="1cm" svg:x="16.4cm" svg:y="11.6cm">
          <text:p text:style-name="P3">@</text:p>
        </draw:rect>
        <draw:rect draw:style-name="gr11" draw:text-style-name="P3" draw:layer="layout" svg:width="4.4cm" svg:height="1cm" svg:x="8.4cm" svg:y="16cm">
          <text:p text:style-name="P3">확인</text:p>
        </draw:rect>
        <draw:rect draw:style-name="gr11" draw:text-style-name="P3" draw:layer="layout" svg:width="4.4cm" svg:height="1cm" svg:x="15.2cm" svg:y="16cm">
          <text:p text:style-name="P3">취소</text:p>
        </draw:rect>
        <draw:rect draw:style-name="gr11" draw:text-style-name="P9" draw:layer="layout" svg:width="2.6cm" svg:height="1cm" svg:x="17.6cm" svg:y="6.8cm">
          <text:p text:style-name="P3"><text:span text:style-name="T5">중복체크</text:span></text:p>
        </draw:rect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분양회원 폼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회원가입</text:span></text:p>
        </draw:rect>
        <draw:rect draw:style-name="gr10" draw:text-style-name="P3" draw:layer="layout" svg:width="18.6cm" svg:height="11.6cm" svg:x="5.6cm" svg:y="6.4cm">
          <text:p/>
        </draw:rect>
        <draw:rect draw:style-name="gr15" draw:text-style-name="P9" draw:layer="layout" svg:width="3.2cm" svg:height="1cm" svg:x="7.2cm" svg:y="6.8cm">
          <text:p text:style-name="P3"><text:span text:style-name="T5">아이디</text:span></text:p>
        </draw:rect>
        <draw:rect draw:style-name="gr16" draw:text-style-name="P3" draw:layer="layout" svg:width="6.2cm" svg:height="1cm" svg:x="11cm" svg:y="6.8cm">
          <text:p/>
        </draw:rect>
        <draw:rect draw:style-name="gr15" draw:text-style-name="P9" draw:layer="layout" svg:width="3.2cm" svg:height="1cm" svg:x="7.2cm" svg:y="12.8cm">
          <text:p text:style-name="P3"><text:span text:style-name="T5">전화번호</text:span></text:p>
        </draw:rect>
        <draw:rect draw:style-name="gr15" draw:text-style-name="P9" draw:layer="layout" svg:width="3.2cm" svg:height="1cm" svg:x="7.2cm" svg:y="11.6cm">
          <text:p text:style-name="P3"><text:span text:style-name="T5">이메일</text:span></text:p>
        </draw:rect>
        <draw:rect draw:style-name="gr15" draw:text-style-name="P15" draw:layer="layout" svg:width="3.2cm" svg:height="1cm" svg:x="7.2cm" svg:y="10.4cm">
          <text:p text:style-name="P3"><text:span text:style-name="T9">비밀번호확인</text:span></text:p>
        </draw:rect>
        <draw:rect draw:style-name="gr15" draw:text-style-name="P9" draw:layer="layout" svg:width="3.2cm" svg:height="1cm" svg:x="7.2cm" svg:y="9.2cm">
          <text:p text:style-name="P3"><text:span text:style-name="T5">비밀번호</text:span></text:p>
        </draw:rect>
        <draw:rect draw:style-name="gr15" draw:text-style-name="P9" draw:layer="layout" svg:width="3.2cm" svg:height="1cm" svg:x="7.2cm" svg:y="8cm">
          <text:p text:style-name="P3"><text:span text:style-name="T5">이름</text:span></text:p>
        </draw:rect>
        <draw:rect draw:style-name="gr15" draw:text-style-name="P13" draw:layer="layout" svg:width="3.2cm" svg:height="1cm" svg:x="7.2cm" svg:y="14cm">
          <text:p text:style-name="P3"><text:span text:style-name="T7">계좌번호</text:span><text:span text:style-name="T7">(</text:span><text:span text:style-name="T7">선택</text:span><text:span text:style-name="T7">)</text:span></text:p>
        </draw:rect>
        <draw:rect draw:style-name="gr16" draw:text-style-name="P3" draw:layer="layout" svg:width="6.2cm" svg:height="1cm" svg:x="11cm" svg:y="14cm">
          <text:p/>
        </draw:rect>
        <draw:rect draw:style-name="gr16" draw:text-style-name="P3" draw:layer="layout" svg:width="3cm" svg:height="1cm" svg:x="11cm" svg:y="12.8cm">
          <text:p/>
        </draw:rect>
        <draw:rect draw:style-name="gr16" draw:text-style-name="P3" draw:layer="layout" svg:width="5.2cm" svg:height="1cm" svg:x="11cm" svg:y="11.6cm">
          <text:p/>
        </draw:rect>
        <draw:rect draw:style-name="gr16" draw:text-style-name="P3" draw:layer="layout" svg:width="6.2cm" svg:height="1cm" svg:x="11cm" svg:y="10.4cm">
          <text:p/>
        </draw:rect>
        <draw:rect draw:style-name="gr16" draw:text-style-name="P3" draw:layer="layout" svg:width="6.2cm" svg:height="1cm" svg:x="11cm" svg:y="9.2cm">
          <text:p/>
        </draw:rect>
        <draw:rect draw:style-name="gr16" draw:text-style-name="P3" draw:layer="layout" svg:width="6.2cm" svg:height="1cm" svg:x="11cm" svg:y="8cm">
          <text:p/>
        </draw:rect>
        <draw:rect draw:style-name="gr16" draw:text-style-name="P3" draw:layer="layout" svg:width="3cm" svg:height="1cm" svg:x="17.8cm" svg:y="12.8cm">
          <text:p/>
        </draw:rect>
        <draw:rect draw:style-name="gr16" draw:text-style-name="P3" draw:layer="layout" svg:width="3cm" svg:height="1cm" svg:x="14.4cm" svg:y="12.8cm">
          <text:p/>
        </draw:rect>
        <draw:rect draw:style-name="gr16" draw:text-style-name="P3" draw:layer="layout" svg:width="5.2cm" svg:height="1cm" svg:x="17.8cm" svg:y="11.6cm">
          <text:p/>
        </draw:rect>
        <draw:rect draw:style-name="gr12" draw:text-style-name="P8" draw:layer="layout" svg:width="1.2cm" svg:height="1cm" svg:x="16.4cm" svg:y="11.6cm">
          <text:p text:style-name="P3"><text:span text:style-name="T4">@</text:span></text:p>
        </draw:rect>
        <draw:rect draw:style-name="gr11" draw:text-style-name="P9" draw:layer="layout" svg:width="4.4cm" svg:height="1cm" svg:x="8.4cm" svg:y="16.6cm">
          <text:p text:style-name="P3"><text:span text:style-name="T5">확인</text:span></text:p>
        </draw:rect>
        <draw:rect draw:style-name="gr11" draw:text-style-name="P9" draw:layer="layout" svg:width="4.4cm" svg:height="1cm" svg:x="15.2cm" svg:y="16.6cm">
          <text:p text:style-name="P3"><text:span text:style-name="T5">취소</text:span></text:p>
        </draw:rect>
        <draw:rect draw:style-name="gr15" draw:text-style-name="P13" draw:layer="layout" svg:width="3.2cm" svg:height="1cm" svg:x="7.2cm" svg:y="15.2cm">
          <text:p text:style-name="P3"><text:span text:style-name="T7">동물등록번호</text:span></text:p>
        </draw:rect>
        <draw:rect draw:style-name="gr16" draw:text-style-name="P3" draw:layer="layout" svg:width="6.2cm" svg:height="1cm" svg:x="11cm" svg:y="15.2cm">
          <text:p/>
        </draw:rect>
        <draw:rect draw:style-name="gr11" draw:text-style-name="P9" draw:layer="layout" svg:width="2.6cm" svg:height="1cm" svg:x="17.4cm" svg:y="15.2cm">
          <text:p text:style-name="P3"><text:span text:style-name="T5">확인</text:span></text:p>
        </draw:rect>
        <draw:rect draw:style-name="gr11" draw:text-style-name="P9" draw:layer="layout" svg:width="2.6cm" svg:height="1cm" svg:x="17.6cm" svg:y="6.8cm">
          <text:p text:style-name="P3"><text:span text:style-name="T5">중복체크</text:span></text:p>
        </draw:rect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동물등록확인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동물등록확인</text:span></text:p>
        </draw:rect>
        <draw:rect draw:style-name="gr10" draw:text-style-name="P3" draw:layer="layout" svg:width="16cm" svg:height="11.6cm" svg:x="5.6cm" svg:y="6.4cm">
          <text:p/>
        </draw:rect>
        <draw:rect draw:style-name="gr15" draw:text-style-name="P13" draw:layer="layout" svg:width="3.2cm" svg:height="1cm" svg:x="7.2cm" svg:y="6.8cm">
          <text:p text:style-name="P3"><text:span text:style-name="T7">동물등록번호</text:span></text:p>
        </draw:rect>
        <draw:rect draw:style-name="gr13" draw:text-style-name="P3" draw:layer="layout" svg:width="8.8cm" svg:height="1cm" svg:x="11cm" svg:y="6.8cm">
          <text:p/>
        </draw:rect>
        <draw:rect draw:style-name="gr15" draw:text-style-name="P9" draw:layer="layout" svg:width="3.2cm" svg:height="1cm" svg:x="7.2cm" svg:y="12.8cm">
          <text:p text:style-name="P3"><text:span text:style-name="T5">생년월일</text:span></text:p>
        </draw:rect>
        <draw:rect draw:style-name="gr15" draw:text-style-name="P9" draw:layer="layout" svg:width="3.2cm" svg:height="1cm" svg:x="7.2cm" svg:y="11.6cm">
          <text:p text:style-name="P3"><text:span text:style-name="T5">품종</text:span></text:p>
        </draw:rect>
        <draw:rect draw:style-name="gr15" draw:text-style-name="P15" draw:layer="layout" svg:width="3.2cm" svg:height="1cm" svg:x="7.2cm" svg:y="10.4cm">
          <text:p text:style-name="P3"><text:span text:style-name="T9">이름</text:span></text:p>
        </draw:rect>
        <draw:rect draw:style-name="gr15" draw:text-style-name="P9" draw:layer="layout" svg:width="3.2cm" svg:height="1cm" svg:x="7.2cm" svg:y="9.2cm">
          <text:p text:style-name="P3"><text:span text:style-name="T5">등록일자</text:span></text:p>
        </draw:rect>
        <draw:rect draw:style-name="gr15" draw:text-style-name="P16" draw:layer="layout" svg:width="3.2cm" svg:height="1cm" svg:x="7.2cm" svg:y="8cm">
          <text:p text:style-name="P3"><text:span text:style-name="T10">소유주 이름</text:span></text:p>
        </draw:rect>
        <draw:rect draw:style-name="gr15" draw:text-style-name="P13" draw:layer="layout" svg:width="3.2cm" svg:height="1cm" svg:x="7.2cm" svg:y="14cm">
          <text:p text:style-name="P3"><text:span text:style-name="T7">성별</text:span></text:p>
        </draw:rect>
        <draw:rect draw:style-name="gr13" draw:text-style-name="P3" draw:layer="layout" svg:width="8.8cm" svg:height="1cm" svg:x="11cm" svg:y="14cm">
          <text:p/>
        </draw:rect>
        <draw:rect draw:style-name="gr13" draw:text-style-name="P3" draw:layer="layout" svg:width="8.8cm" svg:height="1cm" svg:x="11cm" svg:y="12.8cm">
          <text:p/>
        </draw:rect>
        <draw:rect draw:style-name="gr13" draw:text-style-name="P3" draw:layer="layout" svg:width="8.8cm" svg:height="1cm" svg:x="11cm" svg:y="11.6cm">
          <text:p/>
        </draw:rect>
        <draw:rect draw:style-name="gr13" draw:text-style-name="P3" draw:layer="layout" svg:width="8.8cm" svg:height="1cm" svg:x="11cm" svg:y="10.4cm">
          <text:p/>
        </draw:rect>
        <draw:rect draw:style-name="gr13" draw:text-style-name="P3" draw:layer="layout" svg:width="8.8cm" svg:height="1cm" svg:x="11cm" svg:y="9.2cm">
          <text:p/>
        </draw:rect>
        <draw:rect draw:style-name="gr13" draw:text-style-name="P3" draw:layer="layout" svg:width="8.8cm" svg:height="1cm" svg:x="11cm" svg:y="8cm">
          <text:p/>
        </draw:rect>
        <draw:rect draw:style-name="gr11" draw:text-style-name="P9" draw:layer="layout" svg:width="4.4cm" svg:height="1cm" svg:x="8.4cm" svg:y="16.6cm">
          <text:p text:style-name="P3"><text:span text:style-name="T5">수락</text:span></text:p>
        </draw:rect>
        <draw:rect draw:style-name="gr11" draw:text-style-name="P9" draw:layer="layout" svg:width="4.4cm" svg:height="1cm" svg:x="15.2cm" svg:y="16.6cm">
          <text:p text:style-name="P3"><text:span text:style-name="T5">취소</text:span></text:p>
        </draw:rect>
        <draw:rect draw:style-name="gr15" draw:text-style-name="P13" draw:layer="layout" svg:width="3.2cm" svg:height="1cm" svg:x="7.2cm" svg:y="15.2cm">
          <text:p text:style-name="P3"><text:span text:style-name="T7">중성자 여부</text:span></text:p>
        </draw:rect>
        <draw:rect draw:style-name="gr13" draw:text-style-name="P3" draw:layer="layout" svg:width="8.8cm" svg:height="1cm" svg:x="11cm" svg:y="15.2cm">
          <text:p/>
        </draw:rect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일반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text:span text:style-name="T5">(</text:span><text:span text:style-name="T5">개인정보수정</text:span><text:span text:style-name="T5">)</text:span></text:p>
        </draw:rect>
        <draw:rect draw:style-name="gr10" draw:text-style-name="P3" draw:layer="layout" svg:width="17.8cm" svg:height="11.2cm" svg:x="6cm" svg:y="6.4cm">
          <text:p/>
        </draw:rect>
        <draw:rect draw:style-name="gr15" draw:text-style-name="P9" draw:layer="layout" svg:width="3.2cm" svg:height="1cm" svg:x="7.2cm" svg:y="6.8cm">
          <text:p text:style-name="P3"><text:span text:style-name="T5">아이디</text:span></text:p>
        </draw:rect>
        <draw:rect draw:style-name="gr13" draw:text-style-name="P3" draw:layer="layout" svg:width="6.2cm" svg:height="1cm" svg:x="11cm" svg:y="6.8cm">
          <text:p/>
        </draw:rect>
        <draw:rect draw:style-name="gr15" draw:text-style-name="P9" draw:layer="layout" svg:width="3.2cm" svg:height="1cm" svg:x="7.2cm" svg:y="12.8cm">
          <text:p text:style-name="P3"><text:span text:style-name="T5">전화번호</text:span></text:p>
        </draw:rect>
        <draw:rect draw:style-name="gr15" draw:text-style-name="P9" draw:layer="layout" svg:width="3.2cm" svg:height="1cm" svg:x="7.2cm" svg:y="11.6cm">
          <text:p text:style-name="P3"><text:span text:style-name="T5">이메일</text:span></text:p>
        </draw:rect>
        <draw:rect draw:style-name="gr15" draw:text-style-name="P15" draw:layer="layout" svg:width="3.2cm" svg:height="1cm" svg:x="7.2cm" svg:y="10.4cm">
          <text:p text:style-name="P3"><text:span text:style-name="T9">비밀번호확인</text:span></text:p>
        </draw:rect>
        <draw:rect draw:style-name="gr15" draw:text-style-name="P9" draw:layer="layout" svg:width="3.2cm" svg:height="1cm" svg:x="7.2cm" svg:y="9.2cm">
          <text:p text:style-name="P3"><text:span text:style-name="T5">비밀번호</text:span></text:p>
        </draw:rect>
        <draw:rect draw:style-name="gr15" draw:text-style-name="P9" draw:layer="layout" svg:width="3.2cm" svg:height="1cm" svg:x="7.2cm" svg:y="8cm">
          <text:p text:style-name="P3"><text:span text:style-name="T5">이름</text:span></text:p>
        </draw:rect>
        <draw:rect draw:style-name="gr15" draw:text-style-name="P13" draw:layer="layout" svg:width="3.2cm" svg:height="1cm" svg:x="7.2cm" svg:y="14cm">
          <text:p text:style-name="P3"><text:span text:style-name="T7">계좌번호</text:span><text:span text:style-name="T7">(</text:span><text:span text:style-name="T7">선택</text:span><text:span text:style-name="T7">)</text:span></text:p>
        </draw:rect>
        <draw:rect draw:style-name="gr13" draw:text-style-name="P3" draw:layer="layout" svg:width="6.2cm" svg:height="1cm" svg:x="11cm" svg:y="14cm">
          <text:p/>
        </draw:rect>
        <draw:rect draw:style-name="gr16" draw:text-style-name="P3" draw:layer="layout" svg:width="3cm" svg:height="1cm" svg:x="11cm" svg:y="12.8cm">
          <text:p/>
        </draw:rect>
        <draw:rect draw:style-name="gr16" draw:text-style-name="P3" draw:layer="layout" svg:width="5.2cm" svg:height="1cm" svg:x="11cm" svg:y="11.6cm">
          <text:p/>
        </draw:rect>
        <draw:rect draw:style-name="gr16" draw:text-style-name="P3" draw:layer="layout" svg:width="6.2cm" svg:height="1cm" svg:x="11cm" svg:y="10.4cm">
          <text:p/>
        </draw:rect>
        <draw:rect draw:style-name="gr16" draw:text-style-name="P3" draw:layer="layout" svg:width="6.2cm" svg:height="1cm" svg:x="11cm" svg:y="9.2cm">
          <text:p/>
        </draw:rect>
        <draw:rect draw:style-name="gr13" draw:text-style-name="P3" draw:layer="layout" svg:width="6.2cm" svg:height="1cm" svg:x="11cm" svg:y="8cm">
          <text:p/>
        </draw:rect>
        <draw:rect draw:style-name="gr16" draw:text-style-name="P3" draw:layer="layout" svg:width="3cm" svg:height="1cm" svg:x="17.8cm" svg:y="12.8cm">
          <text:p/>
        </draw:rect>
        <draw:rect draw:style-name="gr16" draw:text-style-name="P3" draw:layer="layout" svg:width="3cm" svg:height="1cm" svg:x="14.4cm" svg:y="12.8cm">
          <text:p/>
        </draw:rect>
        <draw:rect draw:style-name="gr16" draw:text-style-name="P3" draw:layer="layout" svg:width="5.2cm" svg:height="1cm" svg:x="17.8cm" svg:y="11.6cm">
          <text:p/>
        </draw:rect>
        <draw:rect draw:style-name="gr12" draw:text-style-name="P8" draw:layer="layout" svg:width="1.2cm" svg:height="1cm" svg:x="16.4cm" svg:y="11.6cm">
          <text:p text:style-name="P3"><text:span text:style-name="T4">@</text:span></text:p>
        </draw:rect>
        <draw:rect draw:style-name="gr11" draw:text-style-name="P9" draw:layer="layout" svg:width="4.4cm" svg:height="1cm" svg:x="8.2cm" svg:y="15.8cm">
          <text:p text:style-name="P3"><text:span text:style-name="T5">확인</text:span></text:p>
        </draw:rect>
        <draw:rect draw:style-name="gr11" draw:text-style-name="P9" draw:layer="layout" svg:width="4.4cm" svg:height="1cm" svg:x="15.2cm" svg:y="15.8cm">
          <text:p text:style-name="P3"><text:span text:style-name="T5">취소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자 등록</text:span></text:p>
        </draw:rect>
        <draw:rect draw:style-name="gr10" draw:text-style-name="P3" draw:layer="layout" svg:width="1.8cm" svg:height="15.8cm" svg:x="24.2cm" svg:y="3.4cm">
          <text:p/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일반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15.8cm" svg:height="11.2cm" svg:x="6cm" svg:y="6.4cm">
          <text:p/>
        </draw:rect>
        <draw:rect draw:style-name="gr17" draw:text-style-name="P3" draw:layer="layout" svg:width="5.2cm" svg:height="1cm" svg:x="11cm" svg:y="14.4cm">
          <text:p text:style-name="P3">확인</text:p>
        </draw:rect>
        <draw:rect draw:style-name="gr16" draw:text-style-name="P3" draw:layer="layout" svg:width="8cm" svg:height="1.8cm" svg:x="12.2cm" svg:y="10.8cm">
          <text:p/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자 등록</text:span></text:p>
        </draw:rect>
        <draw:rect draw:style-name="gr11" draw:text-style-name="P3" draw:layer="layout" svg:width="4.6cm" svg:height="1.8cm" svg:x="7.4cm" svg:y="10.8cm">
          <text:p text:style-name="P3">동물등록번호</text:p>
        </draw:rect>
        <draw:rect draw:style-name="gr11" draw:text-style-name="P3" draw:layer="layout" svg:width="8cm" svg:height="1.8cm" svg:x="9.6cm" svg:y="7cm">
          <text:p text:style-name="P3">분양자 등록</text:p>
        </draw:rect>
        <draw:rect draw:style-name="gr10" draw:text-style-name="P3" draw:layer="layout" svg:width="3.2cm" svg:height="15.8cm" svg:x="22.8cm" svg:y="3.4cm">
          <text:p/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일반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자 등록</text:span></text:p>
        </draw:rect>
        <draw:rect draw:style-name="gr10" draw:text-style-name="P3" draw:layer="layout" svg:width="1.8cm" svg:height="15.8cm" svg:x="24.2cm" svg:y="3.4cm">
          <text:p/>
        </draw:rect>
        <draw:frame draw:style-name="standard" draw:layer="layout" svg:width="17.524cm" svg:height="8.987cm" svg:x="6.158cm" svg:y="8.132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번호</text:p>
              </table:table-cell>
              <table:table-cell>
                <text:p text:style-name="P3">종류</text:p>
              </table:table-cell>
              <table:table-cell>
                <text:p text:style-name="P3">품종</text:p>
              </table:table-cell>
              <table:table-cell>
                <text:p text:style-name="P3">크기</text:p>
              </table:table-cell>
              <table:table-cell>
                <text:p text:style-name="P3">중성화여부</text:p>
              </table:table-cell>
              <table:table-cell>
                <text:p text:style-name="P3">입양일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11" draw:text-style-name="P3" draw:layer="layout" svg:width="6.6cm" svg:height="1.2cm" svg:x="11.4cm" svg:y="6.6cm">
          <text:p text:style-name="P3">입양 목록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3" draw:layer="layout" svg:width="1.8cm" svg:height="1cm" svg:x="6.241cm" svg:y="17.718cm">
          <text:p text:style-name="P3">이전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3" draw:layer="layout" svg:width="1.8cm" svg:height="1cm" svg:x="21.8cm" svg:y="17.634cm">
          <text:p text:style-name="P3">다음</text:p>
        </draw:rect>
        <draw:rect draw:style-name="gr7" draw:text-style-name="P3" draw:layer="layout" svg:width="0.6cm" svg:height="0.8cm" svg:x="9.4cm" svg:y="17.8cm">
          <text:p text:style-name="P3">1</text:p>
        </draw:rect>
        <draw:rect draw:style-name="gr7" draw:text-style-name="P3" draw:layer="layout" svg:width="0.6cm" svg:height="0.8cm" svg:x="10.593cm" svg:y="17.8cm">
          <text:p text:style-name="P3">2</text:p>
        </draw:rect>
        <draw:rect draw:style-name="gr7" draw:text-style-name="P3" draw:layer="layout" svg:width="0.6cm" svg:height="0.8cm" svg:x="11.8cm" svg:y="17.8cm">
          <text:p text:style-name="P3">3</text:p>
        </draw:rect>
        <draw:rect draw:style-name="gr7" draw:text-style-name="P3" draw:layer="layout" svg:width="0.6cm" svg:height="0.8cm" svg:x="13cm" svg:y="17.8cm">
          <text:p text:style-name="P3">4</text:p>
        </draw:rect>
        <draw:rect draw:style-name="gr7" draw:text-style-name="P3" draw:layer="layout" svg:width="0.6cm" svg:height="0.8cm" svg:x="14.2cm" svg:y="17.8cm">
          <text:p text:style-name="P3">5</text:p>
        </draw:rect>
        <draw:rect draw:style-name="gr7" draw:text-style-name="P3" draw:layer="layout" svg:width="0.6cm" svg:height="0.8cm" svg:x="20cm" svg:y="17.8cm">
          <text:p text:style-name="P3">10</text:p>
        </draw:rect>
        <draw:rect draw:style-name="gr7" draw:text-style-name="P3" draw:layer="layout" svg:width="0.6cm" svg:height="0.8cm" svg:x="18.8cm" svg:y="17.8cm">
          <text:p text:style-name="P3">9</text:p>
        </draw:rect>
        <draw:rect draw:style-name="gr7" draw:text-style-name="P3" draw:layer="layout" svg:width="0.6cm" svg:height="0.8cm" svg:x="17.6cm" svg:y="17.8cm">
          <text:p text:style-name="P3">8</text:p>
        </draw:rect>
        <draw:rect draw:style-name="gr7" draw:text-style-name="P3" draw:layer="layout" svg:width="0.6cm" svg:height="0.8cm" svg:x="16.4cm" svg:y="17.8cm">
          <text:p text:style-name="P3">7</text:p>
        </draw:rect>
        <draw:rect draw:style-name="gr7" draw:text-style-name="P3" draw:layer="layout" svg:width="0.6cm" svg:height="0.8cm" svg:x="15.2cm" svg:y="17.8cm">
          <text:p text:style-name="P3">6</text:p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일반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자 등록</text:span></text:p>
        </draw:rect>
        <draw:rect draw:style-name="gr10" draw:text-style-name="P3" draw:layer="layout" svg:width="1.8cm" svg:height="15.8cm" svg:x="24.2cm" svg:y="3.4cm">
          <text:p/>
        </draw:rect>
        <draw:frame draw:style-name="standard" draw:layer="layout" svg:width="17.524cm" svg:height="8.987cm" svg:x="6.158cm" svg:y="8.132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번호</text:p>
              </table:table-cell>
              <table:table-cell>
                <text:p text:style-name="P3">종류</text:p>
              </table:table-cell>
              <table:table-cell>
                <text:p text:style-name="P3">품종</text:p>
              </table:table-cell>
              <table:table-cell>
                <text:p text:style-name="P3">크기</text:p>
              </table:table-cell>
              <table:table-cell>
                <text:p text:style-name="P3">중성화여부</text:p>
              </table:table-cell>
              <table:table-cell>
                <text:p text:style-name="P3">분양일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rect draw:style-name="gr11" draw:text-style-name="P3" draw:layer="layout" svg:width="6.6cm" svg:height="1.2cm" svg:x="11.4cm" svg:y="6.6cm">
          <text:p text:style-name="P3">분양 목록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3" draw:layer="layout" svg:width="1.8cm" svg:height="1cm" svg:x="6.241cm" svg:y="17.718cm">
          <text:p text:style-name="P3">이전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3" draw:layer="layout" svg:width="1.8cm" svg:height="1cm" svg:x="21.8cm" svg:y="17.634cm">
          <text:p text:style-name="P3">다음</text:p>
        </draw:rect>
        <draw:rect draw:style-name="gr7" draw:text-style-name="P3" draw:layer="layout" svg:width="0.6cm" svg:height="0.8cm" svg:x="9.4cm" svg:y="17.8cm">
          <text:p text:style-name="P3">1</text:p>
        </draw:rect>
        <draw:rect draw:style-name="gr7" draw:text-style-name="P3" draw:layer="layout" svg:width="0.6cm" svg:height="0.8cm" svg:x="10.593cm" svg:y="17.8cm">
          <text:p text:style-name="P3">2</text:p>
        </draw:rect>
        <draw:rect draw:style-name="gr7" draw:text-style-name="P3" draw:layer="layout" svg:width="0.6cm" svg:height="0.8cm" svg:x="11.8cm" svg:y="17.8cm">
          <text:p text:style-name="P3">3</text:p>
        </draw:rect>
        <draw:rect draw:style-name="gr7" draw:text-style-name="P3" draw:layer="layout" svg:width="0.6cm" svg:height="0.8cm" svg:x="13cm" svg:y="17.8cm">
          <text:p text:style-name="P3">4</text:p>
        </draw:rect>
        <draw:rect draw:style-name="gr7" draw:text-style-name="P3" draw:layer="layout" svg:width="0.6cm" svg:height="0.8cm" svg:x="14.2cm" svg:y="17.8cm">
          <text:p text:style-name="P3">5</text:p>
        </draw:rect>
        <draw:rect draw:style-name="gr7" draw:text-style-name="P3" draw:layer="layout" svg:width="0.6cm" svg:height="0.8cm" svg:x="20cm" svg:y="17.8cm">
          <text:p text:style-name="P3">10</text:p>
        </draw:rect>
        <draw:rect draw:style-name="gr7" draw:text-style-name="P3" draw:layer="layout" svg:width="0.6cm" svg:height="0.8cm" svg:x="18.8cm" svg:y="17.8cm">
          <text:p text:style-name="P3">9</text:p>
        </draw:rect>
        <draw:rect draw:style-name="gr7" draw:text-style-name="P3" draw:layer="layout" svg:width="0.6cm" svg:height="0.8cm" svg:x="17.6cm" svg:y="17.8cm">
          <text:p text:style-name="P3">8</text:p>
        </draw:rect>
        <draw:rect draw:style-name="gr7" draw:text-style-name="P3" draw:layer="layout" svg:width="0.6cm" svg:height="0.8cm" svg:x="16.4cm" svg:y="17.8cm">
          <text:p text:style-name="P3">7</text:p>
        </draw:rect>
        <draw:rect draw:style-name="gr7" draw:text-style-name="P3" draw:layer="layout" svg:width="0.6cm" svg:height="0.8cm" svg:x="15.2cm" svg:y="17.8cm">
          <text:p text:style-name="P3">6</text:p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일반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자 등록</text:span></text:p>
        </draw:rect>
        <draw:rect draw:style-name="gr10" draw:text-style-name="P3" draw:layer="layout" svg:width="1.8cm" svg:height="15.8cm" svg:x="24.2cm" svg:y="3.4cm">
          <text:p/>
        </draw:rect>
        <draw:rect draw:style-name="gr11" draw:text-style-name="P3" draw:layer="layout" svg:width="8.2cm" svg:height="1.2cm" svg:x="15.2cm" svg:y="6.6cm">
          <text:p text:style-name="P3">내가 쓴 글 / 쪽지 보기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3" draw:layer="layout" svg:width="1.8cm" svg:height="1cm" svg:x="6.241cm" svg:y="17.718cm">
          <text:p text:style-name="P3">이전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3" draw:layer="layout" svg:width="1.8cm" svg:height="1cm" svg:x="21.8cm" svg:y="17.634cm">
          <text:p text:style-name="P3">다음</text:p>
        </draw:rect>
        <draw:rect draw:style-name="gr7" draw:text-style-name="P3" draw:layer="layout" svg:width="0.6cm" svg:height="0.8cm" svg:x="9.4cm" svg:y="17.8cm">
          <text:p text:style-name="P3">1</text:p>
        </draw:rect>
        <draw:rect draw:style-name="gr7" draw:text-style-name="P3" draw:layer="layout" svg:width="0.6cm" svg:height="0.8cm" svg:x="10.593cm" svg:y="17.8cm">
          <text:p text:style-name="P3">2</text:p>
        </draw:rect>
        <draw:rect draw:style-name="gr7" draw:text-style-name="P3" draw:layer="layout" svg:width="0.6cm" svg:height="0.8cm" svg:x="11.8cm" svg:y="17.8cm">
          <text:p text:style-name="P3">3</text:p>
        </draw:rect>
        <draw:rect draw:style-name="gr7" draw:text-style-name="P3" draw:layer="layout" svg:width="0.6cm" svg:height="0.8cm" svg:x="13cm" svg:y="17.8cm">
          <text:p text:style-name="P3">4</text:p>
        </draw:rect>
        <draw:rect draw:style-name="gr7" draw:text-style-name="P3" draw:layer="layout" svg:width="0.6cm" svg:height="0.8cm" svg:x="14.2cm" svg:y="17.8cm">
          <text:p text:style-name="P3">5</text:p>
        </draw:rect>
        <draw:rect draw:style-name="gr7" draw:text-style-name="P3" draw:layer="layout" svg:width="0.6cm" svg:height="0.8cm" svg:x="20cm" svg:y="17.8cm">
          <text:p text:style-name="P3">10</text:p>
        </draw:rect>
        <draw:rect draw:style-name="gr7" draw:text-style-name="P3" draw:layer="layout" svg:width="0.6cm" svg:height="0.8cm" svg:x="18.8cm" svg:y="17.8cm">
          <text:p text:style-name="P3">9</text:p>
        </draw:rect>
        <draw:rect draw:style-name="gr7" draw:text-style-name="P3" draw:layer="layout" svg:width="0.6cm" svg:height="0.8cm" svg:x="17.6cm" svg:y="17.8cm">
          <text:p text:style-name="P3">8</text:p>
        </draw:rect>
        <draw:rect draw:style-name="gr7" draw:text-style-name="P3" draw:layer="layout" svg:width="0.6cm" svg:height="0.8cm" svg:x="16.4cm" svg:y="17.8cm">
          <text:p text:style-name="P3">7</text:p>
        </draw:rect>
        <draw:rect draw:style-name="gr7" draw:text-style-name="P3" draw:layer="layout" svg:width="0.6cm" svg:height="0.8cm" svg:x="15.2cm" svg:y="17.8cm">
          <text:p text:style-name="P3">6</text:p>
        </draw:rect>
        <draw:frame draw:style-name="standard" draw:layer="layout" svg:width="18.399cm" svg:height="8.874cm" svg:x="5.548cm" svg:y="8.341cm">
          <table:table table:template-name="gray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3">번호</text:p>
              </table:table-cell>
              <table:table-cell>
                <text:p text:style-name="P3">제목</text:p>
              </table:table-cell>
              <table:table-cell>
                <text:p text:style-name="P3">아이디</text:p>
              </table:table-cell>
              <table:table-cell>
                <text:p text:style-name="P3">날짜</text:p>
              </table:table-cell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아이디 클릭시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14" draw:text-style-name="P3" draw:layer="layout" svg:width="12cm" svg:height="2cm" svg:x="7.6cm" svg:y="5.2cm">
          <text:p text:style-name="P3">아이디</text:p>
        </draw:rect>
        <draw:rect draw:style-name="gr10" draw:text-style-name="P3" draw:layer="layout" svg:width="12cm" svg:height="9.4cm" svg:x="7.6cm" svg:y="7.2cm">
          <text:p/>
        </draw:rect>
        <draw:line draw:style-name="gr18" draw:text-style-name="P3" draw:layer="layout" svg:x1="7.6cm" svg:y1="9.8cm" svg:x2="19.6cm" svg:y2="9.8cm">
          <text:p/>
        </draw:line>
        <draw:line draw:style-name="gr18" draw:text-style-name="P3" draw:layer="layout" svg:x1="7.6cm" svg:y1="13cm" svg:x2="19.8cm" svg:y2="13cm">
          <text:p/>
        </draw:line>
        <draw:rect draw:style-name="gr11" draw:text-style-name="P3" draw:layer="layout" svg:width="11.2cm" svg:height="1.8cm" svg:x="8cm" svg:y="7.6cm">
          <text:p text:style-name="P3">쪽지 보내기</text:p>
        </draw:rect>
        <draw:rect draw:style-name="gr11" draw:text-style-name="P3" draw:layer="layout" svg:width="11.2cm" svg:height="1.8cm" svg:x="8cm" svg:y="10.4cm">
          <text:p text:style-name="P3">정보 보기</text:p>
        </draw:rect>
        <draw:rect draw:style-name="gr11" draw:text-style-name="P3" draw:layer="layout" svg:width="11.2cm" svg:height="2.4cm" svg:x="8cm" svg:y="13.6cm">
          <text:p text:style-name="P3">신고 하기</text:p>
        </draw:rect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쪽지 보내기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10" draw:text-style-name="P3" draw:layer="layout" svg:width="22.2cm" svg:height="14.4cm" svg:x="3.2cm" svg:y="4.2cm">
          <text:p/>
        </draw:rect>
        <draw:rect draw:style-name="gr11" draw:text-style-name="P3" draw:layer="layout" svg:width="21cm" svg:height="1.8cm" svg:x="3.8cm" svg:y="4.8cm">
          <text:p text:style-name="P3">받는 사람 아이디</text:p>
        </draw:rect>
        <draw:rect draw:style-name="gr11" draw:text-style-name="P3" draw:layer="layout" svg:width="21cm" svg:height="7.4cm" svg:x="3.8cm" svg:y="9.2cm">
          <text:p text:style-name="P3">내용</text:p>
        </draw:rect>
        <draw:rect draw:style-name="gr11" draw:text-style-name="P3" draw:layer="layout" svg:width="21cm" svg:height="1.8cm" svg:x="3.8cm" svg:y="7cm">
          <text:p text:style-name="P3">제목</text:p>
        </draw:rect>
        <draw:rect draw:style-name="gr15" draw:text-style-name="P3" draw:layer="layout" svg:width="4.6cm" svg:height="1cm" svg:x="7.2cm" svg:y="17.2cm">
          <text:p text:style-name="P3">전 송</text:p>
        </draw:rect>
        <draw:rect draw:style-name="gr15" draw:text-style-name="P3" draw:layer="layout" svg:width="4.6cm" svg:height="1cm" svg:x="17cm" svg:y="17.2cm">
          <text:p text:style-name="P3">취 소</text:p>
        </draw:rect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쪽지 받았을때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10" draw:text-style-name="P3" draw:layer="layout" svg:width="22.2cm" svg:height="14.4cm" svg:x="3.2cm" svg:y="4.2cm">
          <text:p/>
        </draw:rect>
        <draw:rect draw:style-name="gr11" draw:text-style-name="P9" draw:layer="layout" svg:width="21cm" svg:height="1.8cm" svg:x="3.8cm" svg:y="4.8cm">
          <text:p text:style-name="P3"><text:span text:style-name="T5">제목</text:span></text:p>
        </draw:rect>
        <draw:rect draw:style-name="gr11" draw:text-style-name="P9" draw:layer="layout" svg:width="21cm" svg:height="7.4cm" svg:x="3.8cm" svg:y="9.2cm">
          <text:p text:style-name="P3"><text:span text:style-name="T5">내용</text:span></text:p>
        </draw:rect>
        <draw:rect draw:style-name="gr11" draw:text-style-name="P9" draw:layer="layout" svg:width="9.8cm" svg:height="1.8cm" svg:x="3.8cm" svg:y="7cm">
          <text:p text:style-name="P3"><text:span text:style-name="T5">보낸사람 아이디</text:span></text:p>
        </draw:rect>
        <draw:rect draw:style-name="gr15" draw:text-style-name="P9" draw:layer="layout" svg:width="4.6cm" svg:height="1cm" svg:x="4.8cm" svg:y="17.2cm">
          <text:p text:style-name="P3"><text:span text:style-name="T5">답 변</text:span></text:p>
        </draw:rect>
        <draw:rect draw:style-name="gr15" draw:text-style-name="P9" draw:layer="layout" svg:width="4.6cm" svg:height="1cm" svg:x="19.6cm" svg:y="17.2cm">
          <text:p text:style-name="P3"><text:span text:style-name="T5">삭 제</text:span></text:p>
        </draw:rect>
        <draw:rect draw:style-name="gr11" draw:text-style-name="P9" draw:layer="layout" svg:width="9.8cm" svg:height="1.8cm" svg:x="15cm" svg:y="7cm">
          <text:p text:style-name="P3"><text:span text:style-name="T5">보낸 날짜</text:span></text:p>
        </draw:rect>
        <draw:rect draw:style-name="gr15" draw:text-style-name="P9" draw:layer="layout" svg:width="4.6cm" svg:height="1cm" svg:x="12.4cm" svg:y="17.2cm">
          <text:p text:style-name="P3"><text:span text:style-name="T5">목 록</text:span></text:p>
        </draw:rect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9"><text:span text:style-name="T6">신고하기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9"><text:span text:style-name="T5">배 너</text:span></text:p>
        </draw:rect>
        <draw:rect draw:style-name="gr7" draw:text-style-name="P11" draw:layer="layout" svg:width="17.8cm" svg:height="0.8cm" svg:x="5.6cm" svg:y="19.8cm">
          <text:p text:style-name="P8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9"><text:span text:style-name="T5">신고하기</text:span></text:p>
        </draw:rect>
        <draw:rect draw:style-name="gr4" draw:text-style-name="P3" draw:layer="layout" svg:width="17cm" svg:height="2.4cm" svg:x="5.4cm" svg:y="6.6cm">
          <text:p/>
        </draw:rect>
        <draw:rect draw:style-name="gr6" draw:text-style-name="P9" draw:layer="layout" svg:width="16.4cm" svg:height="1cm" svg:x="5.8cm" svg:y="6.8cm">
          <text:p text:style-name="P9"><text:span text:style-name="T5">제 목</text:span></text:p>
        </draw:rect>
        <draw:rect draw:style-name="gr4" draw:text-style-name="P3" draw:layer="layout" svg:width="17cm" svg:height="7.6cm" svg:x="5.4cm" svg:y="9.4cm">
          <text:p/>
        </draw:rect>
        <draw:rect draw:style-name="gr6" draw:text-style-name="P9" draw:layer="layout" svg:width="16.2cm" svg:height="6.8cm" svg:x="5.8cm" svg:y="9.8cm">
          <text:p text:style-name="P9"><text:span text:style-name="T5">내 용</text:span></text:p>
        </draw:rect>
        <draw:rect draw:style-name="gr4" draw:text-style-name="P3" draw:layer="layout" svg:width="4cm" svg:height="1.2cm" svg:x="8.8cm" svg:y="17.6cm">
          <text:p/>
        </draw:rect>
        <draw:rect draw:style-name="gr5" draw:text-style-name="P9" draw:layer="layout" svg:width="3.6cm" svg:height="0.8cm" svg:x="9cm" svg:y="17.8cm">
          <text:p text:style-name="P9"><text:span text:style-name="T5">전송</text:span></text:p>
        </draw:rect>
        <draw:rect draw:style-name="gr4" draw:text-style-name="P3" draw:layer="layout" svg:width="4cm" svg:height="1.2cm" svg:x="15.447cm" svg:y="17.559cm">
          <text:p/>
        </draw:rect>
        <draw:rect draw:style-name="gr5" draw:text-style-name="P9" draw:layer="layout" svg:width="3.6cm" svg:height="0.8cm" svg:x="15.6cm" svg:y="17.8cm">
          <text:p text:style-name="P9"><text:span text:style-name="T5">취소</text:span></text:p>
        </draw:rect>
        <draw:rect draw:style-name="gr11" draw:text-style-name="P9" draw:layer="layout" svg:width="5.6cm" svg:height="0.8cm" svg:x="5.8cm" svg:y="8cm">
          <text:p text:style-name="P9">신고 할 아이디</text:p>
        </draw:rect>
        <draw:rect draw:style-name="gr16" draw:text-style-name="P3" draw:layer="layout" svg:width="10.4cm" svg:height="0.8cm" svg:x="11.8cm" svg:y="8cm">
          <text:p/>
        </draw:rect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일반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자 등록</text:span></text:p>
        </draw:rect>
        <draw:rect draw:style-name="gr10" draw:text-style-name="P3" draw:layer="layout" svg:width="1.8cm" svg:height="15.8cm" svg:x="24.2cm" svg:y="3.4cm">
          <text:p/>
        </draw:rect>
        <draw:rect draw:style-name="gr11" draw:text-style-name="P9" draw:layer="layout" svg:width="8.2cm" svg:height="1.2cm" svg:x="15.2cm" svg:y="6.6cm">
          <text:p text:style-name="P3"><text:span text:style-name="T5">입양신청서 보기</text:span>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0" draw:text-style-name="P3" draw:layer="layout" svg:width="18.6cm" svg:height="9.4cm" svg:x="5.4cm" svg:y="8cm">
          <text:p/>
        </draw:rect>
        <draw:frame draw:style-name="standard" draw:layer="layout" svg:width="15.29cm" svg:height="9.009cm" svg:x="5.58cm" svg:y="8.198cm">
          <table:table table:template-name="gray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">
              <table:table-cell>
                <text:p text:style-name="P3">번호</text:p>
              </table:table-cell>
              <table:table-cell>
                <text:p text:style-name="P3">종류</text:p>
              </table:table-cell>
              <table:table-cell>
                <text:p text:style-name="P3">품종</text:p>
              </table:table-cell>
              <table:table-cell>
                <text:p text:style-name="P3">크기</text:p>
              </table:table-cell>
              <table:table-cell>
                <text:p text:style-name="P3">중성화여부</text:p>
              </table:table-cell>
              <table:table-cell>
                <text:p text:style-name="P3">입양신청일</text:p>
              </table:table-cell>
              <table:table-cell table:style-name="ce2">
                <text:p>아이디</text:p>
              </table:table-cell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rect draw:style-name="gr15" draw:text-style-name="P3" draw:layer="layout" svg:width="2.6cm" svg:height="0.8cm" svg:x="21.2cm" svg:y="10.8cm">
          <text:p text:style-name="P3">선 택</text:p>
        </draw:rect>
        <draw:rect draw:style-name="gr15" draw:text-style-name="P3" draw:layer="layout" svg:width="2.6cm" svg:height="0.8cm" svg:x="21.2cm" svg:y="16.2cm">
          <text:p text:style-name="P3">선 택</text:p>
        </draw:rect>
        <draw:rect draw:style-name="gr15" draw:text-style-name="P3" draw:layer="layout" svg:width="2.6cm" svg:height="0.8cm" svg:x="21.2cm" svg:y="15.2cm">
          <text:p text:style-name="P3">선 택</text:p>
        </draw:rect>
        <draw:rect draw:style-name="gr15" draw:text-style-name="P3" draw:layer="layout" svg:width="2.6cm" svg:height="0.8cm" svg:x="21.2cm" svg:y="14cm">
          <text:p text:style-name="P3">선 택</text:p>
        </draw:rect>
        <draw:rect draw:style-name="gr15" draw:text-style-name="P3" draw:layer="layout" svg:width="2.6cm" svg:height="0.8cm" svg:x="21.2cm" svg:y="13cm">
          <text:p text:style-name="P3">선 택</text:p>
        </draw:rect>
        <draw:rect draw:style-name="gr15" draw:text-style-name="P3" draw:layer="layout" svg:width="2.6cm" svg:height="0.8cm" svg:x="21.2cm" svg:y="12cm">
          <text:p text:style-name="P3">선 택</text:p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일반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회원 정보</text:span></text:p>
        </draw:rect>
        <draw:rect draw:style-name="gr10" draw:text-style-name="P3" draw:layer="layout" svg:width="1.8cm" svg:height="15.8cm" svg:x="24.2cm" svg:y="3.4cm">
          <text:p/>
        </draw:rect>
        <draw:rect draw:style-name="gr11" draw:text-style-name="P9" draw:layer="layout" svg:width="6.6cm" svg:height="1.2cm" svg:x="11.4cm" svg:y="6.6cm">
          <text:p text:style-name="P3"><text:span text:style-name="T5">신고 내역</text:span>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draw:frame draw:style-name="standard" draw:layer="layout" svg:width="17.999cm" svg:height="8.799cm" svg:x="5.8cm" svg:y="8.2cm">
          <table:table table:template-name="gray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0" table:default-cell-style-name="ce1">
              <table:table-cell>
                <text:p text:style-name="P3"><text:span text:style-name="T5">번호</text:span></text:p>
              </table:table-cell>
              <table:table-cell>
                <text:p text:style-name="P3"><text:span text:style-name="T5">제목</text:span></text:p>
              </table:table-cell>
              <table:table-cell>
                <text:p text:style-name="P3"><text:span text:style-name="T5">날짜</text:span></text:p>
              </table:table-cell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1" table:default-cell-style-name="ce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9"><text:span text:style-name="T6">신고내용 보기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9"><text:span text:style-name="T5">배 너</text:span></text:p>
        </draw:rect>
        <draw:rect draw:style-name="gr7" draw:text-style-name="P11" draw:layer="layout" svg:width="17.8cm" svg:height="0.8cm" svg:x="5.6cm" svg:y="19.8cm">
          <text:p text:style-name="P11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9"><text:span text:style-name="T5">신고내역</text:span></text:p>
        </draw:rect>
        <draw:rect draw:style-name="gr4" draw:text-style-name="P3" draw:layer="layout" svg:width="17cm" svg:height="3cm" svg:x="5.4cm" svg:y="6.6cm">
          <text:p/>
        </draw:rect>
        <draw:rect draw:style-name="gr6" draw:text-style-name="P9" draw:layer="layout" svg:width="16.4cm" svg:height="1cm" svg:x="5.8cm" svg:y="6.8cm">
          <text:p text:style-name="P9">제 목</text:p>
        </draw:rect>
        <draw:rect draw:style-name="gr4" draw:text-style-name="P3" draw:layer="layout" svg:width="17cm" svg:height="7.2cm" svg:x="5.4cm" svg:y="9.8cm">
          <text:p/>
        </draw:rect>
        <draw:rect draw:style-name="gr6" draw:text-style-name="P9" draw:layer="layout" svg:width="16.2cm" svg:height="6.4cm" svg:x="5.8cm" svg:y="10.2cm">
          <text:p text:style-name="P9">내 용</text:p>
        </draw:rect>
        <draw:rect draw:style-name="gr4" draw:text-style-name="P3" draw:layer="layout" svg:width="10.2cm" svg:height="1.2cm" svg:x="8.8cm" svg:y="17.6cm">
          <text:p/>
        </draw:rect>
        <draw:rect draw:style-name="gr5" draw:text-style-name="P9" draw:layer="layout" svg:width="9.8cm" svg:height="0.8cm" svg:x="9cm" svg:y="17.8cm">
          <text:p text:style-name="P9"><text:span text:style-name="T5">목 록</text:span></text:p>
        </draw:rect>
        <draw:rect draw:style-name="gr12" draw:text-style-name="P9" draw:layer="layout" svg:width="4.6cm" svg:height="0.8cm" svg:x="5.8cm" svg:y="8.4cm">
          <text:p text:style-name="P9">신고자 아이디 </text:p>
        </draw:rect>
        <draw:rect draw:style-name="gr12" draw:text-style-name="P9" draw:layer="layout" svg:width="5cm" svg:height="0.8cm" svg:x="17.2cm" svg:y="8.4cm">
          <text:p text:style-name="P9">신고 날짜</text:p>
        </draw:rect>
        <draw:line draw:style-name="gr18" draw:text-style-name="P3" draw:layer="layout" svg:x1="5.8cm" svg:y1="8cm" svg:x2="22.2cm" svg:y2="8cm">
          <text:p/>
        </draw:line>
        <draw:line draw:style-name="gr18" draw:text-style-name="P3" draw:layer="layout" svg:x1="10.8cm" svg:y1="8.2cm" svg:x2="10.8cm" svg:y2="9.4cm">
          <text:p/>
        </draw:line>
        <draw:line draw:style-name="gr18" draw:text-style-name="P3" draw:layer="layout" svg:x1="16.6cm" svg:y1="8.2cm" svg:x2="16.6cm" svg:y2="9.4cm">
          <text:p/>
        </draw:line>
        <draw:rect draw:style-name="gr12" draw:text-style-name="P9" draw:layer="layout" svg:width="5cm" svg:height="0.8cm" svg:x="11.2cm" svg:y="8.4cm">
          <text:p text:style-name="P9">신고 된 아이디 </text:p>
        </draw:rect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분양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text:span text:style-name="T5">(</text:span><text:span text:style-name="T5">개인정보수정</text:span><text:span text:style-name="T5">)</text:span></text:p>
        </draw:rect>
        <draw:rect draw:style-name="gr10" draw:text-style-name="P3" draw:layer="layout" svg:width="17.8cm" svg:height="11.2cm" svg:x="6cm" svg:y="6.4cm">
          <text:p/>
        </draw:rect>
        <draw:rect draw:style-name="gr15" draw:text-style-name="P9" draw:layer="layout" svg:width="3.2cm" svg:height="1cm" svg:x="7.2cm" svg:y="6.8cm">
          <text:p text:style-name="P3"><text:span text:style-name="T5">아이디</text:span></text:p>
        </draw:rect>
        <draw:rect draw:style-name="gr13" draw:text-style-name="P3" draw:layer="layout" svg:width="11.6cm" svg:height="1cm" svg:x="11cm" svg:y="6.8cm">
          <text:p/>
        </draw:rect>
        <draw:rect draw:style-name="gr15" draw:text-style-name="P15" draw:layer="layout" svg:width="3.2cm" svg:height="1cm" svg:x="7.2cm" svg:y="13.8cm">
          <text:p text:style-name="P3"><text:span text:style-name="T9">동물등록정보</text:span></text:p>
        </draw:rect>
        <draw:rect draw:style-name="gr15" draw:text-style-name="P15" draw:layer="layout" svg:width="3.2cm" svg:height="1cm" svg:x="7.2cm" svg:y="12cm">
          <text:p text:style-name="P3"><text:span text:style-name="T9">계좌정보</text:span></text:p>
        </draw:rect>
        <draw:rect draw:style-name="gr15" draw:text-style-name="P9" draw:layer="layout" svg:width="3.2cm" svg:height="1cm" svg:x="7.2cm" svg:y="10.2cm">
          <text:p text:style-name="P3"><text:span text:style-name="T5">분양횟수</text:span></text:p>
        </draw:rect>
        <draw:rect draw:style-name="gr15" draw:text-style-name="P9" draw:layer="layout" svg:width="3.2cm" svg:height="1cm" svg:x="7.2cm" svg:y="8.6cm">
          <text:p text:style-name="P3"><text:span text:style-name="T5">등록일</text:span></text:p>
        </draw:rect>
        <draw:rect draw:style-name="gr13" draw:text-style-name="P3" draw:layer="layout" svg:width="11.6cm" svg:height="1cm" svg:x="11cm" svg:y="13.8cm">
          <text:p/>
        </draw:rect>
        <draw:rect draw:style-name="gr13" draw:text-style-name="P3" draw:layer="layout" svg:width="11.6cm" svg:height="1cm" svg:x="11cm" svg:y="12cm">
          <text:p/>
        </draw:rect>
        <draw:rect draw:style-name="gr13" draw:text-style-name="P3" draw:layer="layout" svg:width="11.6cm" svg:height="1cm" svg:x="11cm" svg:y="10.2cm">
          <text:p/>
        </draw:rect>
        <draw:rect draw:style-name="gr13" draw:text-style-name="P3" draw:layer="layout" svg:width="11.6cm" svg:height="1cm" svg:x="11cm" svg:y="8.6cm">
          <text:p/>
        </draw:rect>
        <draw:rect draw:style-name="gr11" draw:text-style-name="P9" draw:layer="layout" svg:width="4.4cm" svg:height="1cm" svg:x="8.2cm" svg:y="15.8cm">
          <text:p text:style-name="P3"><text:span text:style-name="T5">확인</text:span></text:p>
        </draw:rect>
        <draw:rect draw:style-name="gr11" draw:text-style-name="P9" draw:layer="layout" svg:width="4.4cm" svg:height="1cm" svg:x="16.8cm" svg:y="15.8cm">
          <text:p text:style-name="P3"><text:span text:style-name="T5">취소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회원 정보</text:span></text:p>
        </draw:rect>
        <draw:rect draw:style-name="gr10" draw:text-style-name="P3" draw:layer="layout" svg:width="1.8cm" svg:height="15.8cm" svg:x="24.2cm" svg:y="3.4cm">
          <text:p/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분양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회원 정보</text:span></text:p>
        </draw:rect>
        <draw:rect draw:style-name="gr10" draw:text-style-name="P3" draw:layer="layout" svg:width="1.8cm" svg:height="15.8cm" svg:x="24.2cm" svg:y="3.4cm">
          <text:p/>
        </draw:rect>
        <draw:frame draw:style-name="standard" draw:layer="layout" svg:width="17.524cm" svg:height="8.987cm" svg:x="6.158cm" svg:y="8.132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5">번호</text:span></text:p>
              </table:table-cell>
              <table:table-cell>
                <text:p text:style-name="P3"><text:span text:style-name="T5">종류</text:span></text:p>
              </table:table-cell>
              <table:table-cell>
                <text:p text:style-name="P3"><text:span text:style-name="T5">품종</text:span></text:p>
              </table:table-cell>
              <table:table-cell>
                <text:p text:style-name="P3"><text:span text:style-name="T5">크기</text:span></text:p>
              </table:table-cell>
              <table:table-cell>
                <text:p text:style-name="P3"><text:span text:style-name="T5">중성화여부</text:span></text:p>
              </table:table-cell>
              <table:table-cell>
                <text:p text:style-name="P3"><text:span text:style-name="T5">입양일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rect draw:style-name="gr11" draw:text-style-name="P9" draw:layer="layout" svg:width="6.6cm" svg:height="1.2cm" svg:x="11.4cm" svg:y="6.6cm">
          <text:p text:style-name="P3"><text:span text:style-name="T5">입양 목록</text:span>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분양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회원 정보</text:span></text:p>
        </draw:rect>
        <draw:rect draw:style-name="gr10" draw:text-style-name="P3" draw:layer="layout" svg:width="1.8cm" svg:height="15.8cm" svg:x="24.2cm" svg:y="3.4cm">
          <text:p/>
        </draw:rect>
        <draw:frame draw:style-name="standard" draw:layer="layout" svg:width="17.524cm" svg:height="8.987cm" svg:x="6.158cm" svg:y="8.132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5">번호</text:span></text:p>
              </table:table-cell>
              <table:table-cell>
                <text:p text:style-name="P3"><text:span text:style-name="T5">종류</text:span></text:p>
              </table:table-cell>
              <table:table-cell>
                <text:p text:style-name="P3"><text:span text:style-name="T5">품종</text:span></text:p>
              </table:table-cell>
              <table:table-cell>
                <text:p text:style-name="P3"><text:span text:style-name="T5">크기</text:span></text:p>
              </table:table-cell>
              <table:table-cell>
                <text:p text:style-name="P3"><text:span text:style-name="T5">중성화여부</text:span></text:p>
              </table:table-cell>
              <table:table-cell>
                <text:p text:style-name="P3"><text:span text:style-name="T5">분양일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rect draw:style-name="gr11" draw:text-style-name="P9" draw:layer="layout" svg:width="6.6cm" svg:height="1.2cm" svg:x="11.4cm" svg:y="6.6cm">
          <text:p text:style-name="P3"><text:span text:style-name="T5">분양 목록</text:span>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분양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회원 정보</text:span></text:p>
        </draw:rect>
        <draw:rect draw:style-name="gr10" draw:text-style-name="P3" draw:layer="layout" svg:width="1.8cm" svg:height="15.8cm" svg:x="24.2cm" svg:y="3.4cm">
          <text:p/>
        </draw:rect>
        <draw:rect draw:style-name="gr11" draw:text-style-name="P9" draw:layer="layout" svg:width="8.2cm" svg:height="1.2cm" svg:x="15.2cm" svg:y="6.6cm">
          <text:p text:style-name="P3"><text:span text:style-name="T5">내가 쓴 글 </text:span><text:span text:style-name="T5">/ </text:span><text:span text:style-name="T5">쪽지 보기</text:span>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frame draw:style-name="standard" draw:layer="layout" svg:width="18.399cm" svg:height="8.874cm" svg:x="5.548cm" svg:y="8.341cm">
          <table:table table:template-name="gray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3"><text:span text:style-name="T5">번호</text:span></text:p>
              </table:table-cell>
              <table:table-cell>
                <text:p text:style-name="P3"><text:span text:style-name="T5">제목</text:span></text:p>
              </table:table-cell>
              <table:table-cell>
                <text:p text:style-name="P3"><text:span text:style-name="T5">아이디</text:span></text:p>
              </table:table-cell>
              <table:table-cell>
                <text:p text:style-name="P3"><text:span text:style-name="T5">날짜</text:span></text:p>
              </table:table-cell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분양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회원 정보</text:span></text:p>
        </draw:rect>
        <draw:rect draw:style-name="gr10" draw:text-style-name="P3" draw:layer="layout" svg:width="1.8cm" svg:height="15.8cm" svg:x="24.2cm" svg:y="3.4cm">
          <text:p/>
        </draw:rect>
        <draw:rect draw:style-name="gr11" draw:text-style-name="P9" draw:layer="layout" svg:width="8.2cm" svg:height="1.2cm" svg:x="15.2cm" svg:y="6.6cm">
          <text:p text:style-name="P3"><text:span text:style-name="T5">입양신청서 보기</text:span>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0" draw:text-style-name="P3" draw:layer="layout" svg:width="18.6cm" svg:height="9.4cm" svg:x="5.4cm" svg:y="8cm">
          <text:p/>
        </draw:rect>
        <draw:frame draw:style-name="standard" draw:layer="layout" svg:width="15.29cm" svg:height="9.009cm" svg:x="5.58cm" svg:y="8.198cm">
          <table:table table:template-name="gray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">
              <table:table-cell>
                <text:p text:style-name="P3"><text:span text:style-name="T5">번호</text:span></text:p>
              </table:table-cell>
              <table:table-cell>
                <text:p text:style-name="P3"><text:span text:style-name="T5">종류</text:span></text:p>
              </table:table-cell>
              <table:table-cell>
                <text:p text:style-name="P3"><text:span text:style-name="T5">품종</text:span></text:p>
              </table:table-cell>
              <table:table-cell>
                <text:p text:style-name="P3"><text:span text:style-name="T5">크기</text:span></text:p>
              </table:table-cell>
              <table:table-cell>
                <text:p text:style-name="P3"><text:span text:style-name="T5">중성화여부</text:span></text:p>
              </table:table-cell>
              <table:table-cell>
                <text:p text:style-name="P3"><text:span text:style-name="T5">입양신청일</text:span></text:p>
              </table:table-cell>
              <table:table-cell table:style-name="ce2">
                <text:p><text:span text:style-name="T5">아이디</text:span></text:p>
              </table:table-cell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rect draw:style-name="gr15" draw:text-style-name="P9" draw:layer="layout" svg:width="2.6cm" svg:height="0.8cm" svg:x="21.2cm" svg:y="10.8cm">
          <text:p text:style-name="P3"><text:span text:style-name="T5">선 택</text:span></text:p>
        </draw:rect>
        <draw:rect draw:style-name="gr15" draw:text-style-name="P9" draw:layer="layout" svg:width="2.6cm" svg:height="0.8cm" svg:x="21.2cm" svg:y="16.2cm">
          <text:p text:style-name="P3"><text:span text:style-name="T5">선 택</text:span></text:p>
        </draw:rect>
        <draw:rect draw:style-name="gr15" draw:text-style-name="P9" draw:layer="layout" svg:width="2.6cm" svg:height="0.8cm" svg:x="21.2cm" svg:y="15.2cm">
          <text:p text:style-name="P3"><text:span text:style-name="T5">선 택</text:span></text:p>
        </draw:rect>
        <draw:rect draw:style-name="gr15" draw:text-style-name="P9" draw:layer="layout" svg:width="2.6cm" svg:height="0.8cm" svg:x="21.2cm" svg:y="14cm">
          <text:p text:style-name="P3"><text:span text:style-name="T5">선 택</text:span></text:p>
        </draw:rect>
        <draw:rect draw:style-name="gr15" draw:text-style-name="P9" draw:layer="layout" svg:width="2.6cm" svg:height="0.8cm" svg:x="21.2cm" svg:y="13cm">
          <text:p text:style-name="P3"><text:span text:style-name="T5">선 택</text:span></text:p>
        </draw:rect>
        <draw:rect draw:style-name="gr15" draw:text-style-name="P9" draw:layer="layout" svg:width="2.6cm" svg:height="0.8cm" svg:x="21.2cm" svg:y="12cm">
          <text:p text:style-name="P3"><text:span text:style-name="T5">선 택</text:span></text:p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마이페이지 폼</text:span><text:span text:style-name="T6">(</text:span><text:span text:style-name="T6">분양회원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마이페이지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개인정보수정</text:span></text:p>
        </draw:rect>
        <draw:rect draw:style-name="gr11" draw:text-style-name="P17" draw:layer="layout" svg:width="3.2cm" svg:height="1.2cm" svg:x="2cm" svg:y="14.4cm">
          <text:p text:style-name="P3"><text:span text:style-name="T11">입양신청서보기</text:span></text:p>
        </draw:rect>
        <draw:rect draw:style-name="gr11" draw:text-style-name="P13" draw:layer="layout" svg:width="3.2cm" svg:height="1.2cm" svg:x="2cm" svg:y="12.8cm">
          <text:p text:style-name="P3"><text:span text:style-name="T7">내가쓴글</text:span><text:span text:style-name="T7">/</text:span></text:p>
          <text:p text:style-name="P3"><text:span text:style-name="T7">쪽지보기</text:span></text:p>
        </draw:rect>
        <draw:rect draw:style-name="gr11" draw:text-style-name="P13" draw:layer="layout" svg:width="3.2cm" svg:height="1.2cm" svg:x="2cm" svg:y="11.2cm">
          <text:p text:style-name="P3"><text:span text:style-name="T7">분양목록</text:span></text:p>
        </draw:rect>
        <draw:rect draw:style-name="gr11" draw:text-style-name="P13" draw:layer="layout" svg:width="3.2cm" svg:height="1.2cm" svg:x="2cm" svg:y="9.6cm">
          <text:p text:style-name="P3"><text:span text:style-name="T7">입양목록</text:span></text:p>
        </draw:rect>
        <draw:rect draw:style-name="gr11" draw:text-style-name="P13" draw:layer="layout" svg:width="3.2cm" svg:height="1.2cm" svg:x="2cm" svg:y="8cm">
          <text:p text:style-name="P3"><text:span text:style-name="T7">분양회원 정보</text:span></text:p>
        </draw:rect>
        <draw:rect draw:style-name="gr10" draw:text-style-name="P3" draw:layer="layout" svg:width="1.8cm" svg:height="15.8cm" svg:x="24.2cm" svg:y="3.4cm">
          <text:p/>
        </draw:rect>
        <draw:rect draw:style-name="gr11" draw:text-style-name="P9" draw:layer="layout" svg:width="6.6cm" svg:height="1.2cm" svg:x="11.4cm" svg:y="6.6cm">
          <text:p text:style-name="P3"><text:span text:style-name="T5">신고 내역</text:span>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1" draw:text-style-name="P17" draw:layer="layout" svg:width="3.2cm" svg:height="1.2cm" svg:x="2cm" svg:y="16cm">
          <text:p text:style-name="P3"><text:span text:style-name="T11">신고내역</text:span></text:p>
        </draw:rect>
        <draw:frame draw:style-name="standard" draw:layer="layout" svg:width="17.999cm" svg:height="8.799cm" svg:x="5.8cm" svg:y="8.2cm">
          <table:table table:template-name="gray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0" table:default-cell-style-name="ce1">
              <table:table-cell>
                <text:p text:style-name="P3">번호</text:p>
              </table:table-cell>
              <table:table-cell>
                <text:p text:style-name="P3">제목</text:p>
              </table:table-cell>
              <table:table-cell>
                <text:p text:style-name="P3">날짜</text:p>
              </table:table-cell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1" table:default-cell-style-name="ce2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9"><text:span text:style-name="T6">신고내용 보기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9"><text:span text:style-name="T5">배 너</text:span></text:p>
        </draw:rect>
        <draw:rect draw:style-name="gr7" draw:text-style-name="P11" draw:layer="layout" svg:width="17.8cm" svg:height="0.8cm" svg:x="5.6cm" svg:y="19.8cm">
          <text:p text:style-name="P11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9"><text:span text:style-name="T5">신고내역</text:span></text:p>
        </draw:rect>
        <draw:rect draw:style-name="gr4" draw:text-style-name="P3" draw:layer="layout" svg:width="17cm" svg:height="3cm" svg:x="5.4cm" svg:y="6.6cm">
          <text:p/>
        </draw:rect>
        <draw:rect draw:style-name="gr6" draw:text-style-name="P9" draw:layer="layout" svg:width="16.4cm" svg:height="1cm" svg:x="5.8cm" svg:y="6.8cm">
          <text:p text:style-name="P9">제 목</text:p>
        </draw:rect>
        <draw:rect draw:style-name="gr4" draw:text-style-name="P3" draw:layer="layout" svg:width="17cm" svg:height="7.2cm" svg:x="5.4cm" svg:y="9.8cm">
          <text:p/>
        </draw:rect>
        <draw:rect draw:style-name="gr6" draw:text-style-name="P9" draw:layer="layout" svg:width="16.2cm" svg:height="6.4cm" svg:x="5.8cm" svg:y="10.2cm">
          <text:p text:style-name="P9">내 용</text:p>
        </draw:rect>
        <draw:rect draw:style-name="gr4" draw:text-style-name="P3" draw:layer="layout" svg:width="10.2cm" svg:height="1.2cm" svg:x="8.8cm" svg:y="17.6cm">
          <text:p/>
        </draw:rect>
        <draw:rect draw:style-name="gr5" draw:text-style-name="P9" draw:layer="layout" svg:width="9.8cm" svg:height="0.8cm" svg:x="9cm" svg:y="17.8cm">
          <text:p text:style-name="P9"><text:span text:style-name="T5">목 록</text:span></text:p>
        </draw:rect>
        <draw:rect draw:style-name="gr12" draw:text-style-name="P9" draw:layer="layout" svg:width="4.6cm" svg:height="0.8cm" svg:x="5.8cm" svg:y="8.4cm">
          <text:p text:style-name="P9">신고자 아이디 </text:p>
        </draw:rect>
        <draw:rect draw:style-name="gr12" draw:text-style-name="P9" draw:layer="layout" svg:width="5cm" svg:height="0.8cm" svg:x="17.2cm" svg:y="8.4cm">
          <text:p text:style-name="P9">신고 날짜</text:p>
        </draw:rect>
        <draw:line draw:style-name="gr18" draw:text-style-name="P3" draw:layer="layout" svg:x1="5.8cm" svg:y1="8cm" svg:x2="22.2cm" svg:y2="8cm">
          <text:p/>
        </draw:line>
        <draw:line draw:style-name="gr18" draw:text-style-name="P3" draw:layer="layout" svg:x1="10.8cm" svg:y1="8.2cm" svg:x2="10.8cm" svg:y2="9.4cm">
          <text:p/>
        </draw:line>
        <draw:line draw:style-name="gr18" draw:text-style-name="P3" draw:layer="layout" svg:x1="16.6cm" svg:y1="8.2cm" svg:x2="16.6cm" svg:y2="9.4cm">
          <text:p/>
        </draw:line>
        <draw:rect draw:style-name="gr12" draw:text-style-name="P9" draw:layer="layout" svg:width="5cm" svg:height="0.8cm" svg:x="11.2cm" svg:y="8.4cm">
          <text:p text:style-name="P9">신고 된 아이디 </text:p>
        </draw:rect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익명게시판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9" draw:layer="layout" svg:width="17.8cm" svg:height="0.8cm" svg:x="5.6cm" svg:y="19.8cm">
          <text:p text:style-name="P3"><text:span text:style-name="T5">카피라이터 </text:span><text:span text:style-name="T5">: </text:span><text:span text:style-name="T5">코리안 조커</text:span></text:p>
        </draw:rect>
        <draw:rect draw:style-name="gr4" draw:text-style-name="P3" draw:layer="layout" svg:width="23.2cm" svg:height="1cm" svg:x="2.4cm" svg:y="4.8cm">
          <text:p/>
        </draw:rect>
        <draw:rect draw:style-name="gr5" draw:text-style-name="P3" draw:layer="layout" svg:width="9.6cm" svg:height="0.6cm" svg:x="8.8cm" svg:y="5cm">
          <text:p text:style-name="P3">공지사항</text:p>
        </draw:rect>
        <draw:rect draw:style-name="gr19" draw:text-style-name="P3" draw:layer="layout" svg:width="9.6cm" svg:height="0.8cm" svg:x="8.8cm" svg:y="3.8cm">
          <text:p text:style-name="P3">익명게시판</text:p>
        </draw:rect>
        <draw:rect draw:style-name="gr4" draw:text-style-name="P3" draw:layer="layout" svg:width="23.2cm" svg:height="8.2cm" svg:x="2.4cm" svg:y="5.8cm">
          <text:p/>
        </draw:rect>
        <draw:rect draw:style-name="gr20" draw:text-style-name="P3" draw:layer="layout" svg:width="22.8cm" svg:height="7.8cm" svg:x="2.6cm" svg:y="6cm">
          <text:p/>
        </draw:rect>
        <draw:rect draw:style-name="gr4" draw:text-style-name="P3" draw:layer="layout" svg:width="23.2cm" svg:height="4cm" svg:x="2.4cm" svg:y="14cm">
          <text:p/>
        </draw:rect>
        <draw:rect draw:style-name="gr21" draw:text-style-name="P3" draw:layer="layout" svg:width="22.8cm" svg:height="2.4cm" svg:x="2.6cm" svg:y="15.2cm">
          <text:p/>
        </draw:rect>
        <draw:rect draw:style-name="gr19" draw:text-style-name="P3" draw:layer="layout" svg:width="3cm" svg:height="0.6cm" svg:x="2.8cm" svg:y="14.4cm">
          <text:p text:style-name="P3">닉네임</text:p>
        </draw:rect>
        <draw:rect draw:style-name="gr21" draw:text-style-name="P3" draw:layer="layout" svg:width="4.8cm" svg:height="0.6cm" svg:x="5.8cm" svg:y="14.4cm">
          <text:p/>
        </draw:rect>
        <draw:rect draw:style-name="gr19" draw:text-style-name="P3" draw:layer="layout" svg:width="3.8cm" svg:height="0.6cm" svg:x="11.2cm" svg:y="14.4cm">
          <text:p text:style-name="P3">비밀번호</text:p>
        </draw:rect>
        <draw:rect draw:style-name="gr21" draw:text-style-name="P3" draw:layer="layout" svg:width="4.8cm" svg:height="0.6cm" svg:x="15cm" svg:y="14.4cm">
          <text:p/>
        </draw:rect>
        <draw:rect draw:style-name="gr8" draw:text-style-name="P18" draw:layer="layout" svg:width="3.2cm" svg:height="0.6cm" svg:x="22cm" svg:y="14.4cm">
          <text:p text:style-name="P3"><text:span text:style-name="T12">글쓰기</text:span></text:p>
        </draw:rect>
        <presentation:notes draw:style-name="dp2">
          <draw:page-thumbnail draw:style-name="gr9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공지게시판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9" draw:layer="layout" svg:width="17.8cm" svg:height="0.8cm" svg:x="5.6cm" svg:y="19.8cm">
          <text:p text:style-name="P3"><text:span text:style-name="T5">카피라이터 </text:span><text:span text:style-name="T5">: </text:span><text:span text:style-name="T5">코리안 조커</text:span></text:p>
        </draw:rect>
        <draw:rect draw:style-name="gr19" draw:text-style-name="P9" draw:layer="layout" svg:width="9.6cm" svg:height="0.8cm" svg:x="8.8cm" svg:y="3.8cm">
          <text:p text:style-name="P3"><text:span text:style-name="T5">공지게시판</text:span></text:p>
        </draw:rect>
        <draw:frame draw:style-name="standard" draw:layer="layout" svg:width="22.198cm" svg:height="10.919cm" svg:x="2.8cm" svg:y="4.707cm">
          <table:table table:template-name="gray" table:use-first-row-styles="true" table:use-banding-rows-styles="true">
            <table:table-column table:style-name="co10"/>
            <table:table-row table:style-name="ro12">
              <table:table-cell table:style-name="ce2">
                <text:p text:style-name="P3">공 <text:s text:c="2"/>지 <text:s text:c="2"/>사 <text:s text:c="2"/>항</text:p>
              </table:table-cell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3">
              <table:table-cell table:style-name="ce2"/>
            </table:table-row>
          </table:table>
          <draw:image xlink:href="Pictures/TablePreview11.svm" xlink:type="simple" xlink:show="embed" xlink:actuate="onLoad"/>
        </draw:frame>
        <draw:rect draw:style-name="gr4" draw:text-style-name="P3" draw:layer="layout" svg:width="2.6cm" svg:height="1.6cm" svg:x="3cm" svg:y="16.2cm">
          <text:p/>
        </draw:rect>
        <draw:rect draw:style-name="gr5" draw:text-style-name="P3" draw:layer="layout" svg:width="1.8cm" svg:height="1.2cm" svg:x="3.4cm" svg:y="16.4cm">
          <text:p text:style-name="P3">이전</text:p>
        </draw:rect>
        <draw:rect draw:style-name="gr4" draw:text-style-name="P3" draw:layer="layout" svg:width="2.4cm" svg:height="1.724cm" svg:x="22.435cm" svg:y="16.076cm">
          <text:p/>
        </draw:rect>
        <draw:rect draw:style-name="gr5" draw:text-style-name="P3" draw:layer="layout" svg:width="1.8cm" svg:height="1.2cm" svg:x="22.8cm" svg:y="16.4cm">
          <text:p text:style-name="P3">다음</text:p>
        </draw:rect>
        <draw:rect draw:style-name="gr7" draw:text-style-name="P3" draw:layer="layout" svg:width="0.6cm" svg:height="0.8cm" svg:x="6.4cm" svg:y="16.6cm">
          <text:p text:style-name="P3">1</text:p>
        </draw:rect>
        <draw:rect draw:style-name="gr7" draw:text-style-name="P3" draw:layer="layout" svg:width="0.6cm" svg:height="0.8cm" svg:x="8cm" svg:y="16.6cm">
          <text:p text:style-name="P3">2</text:p>
        </draw:rect>
        <draw:rect draw:style-name="gr7" draw:text-style-name="P3" draw:layer="layout" svg:width="0.6cm" svg:height="0.8cm" svg:x="9.6cm" svg:y="16.6cm">
          <text:p text:style-name="P3">3</text:p>
        </draw:rect>
        <draw:rect draw:style-name="gr7" draw:text-style-name="P3" draw:layer="layout" svg:width="0.6cm" svg:height="0.8cm" svg:x="11.2cm" svg:y="16.6cm">
          <text:p text:style-name="P3">4</text:p>
        </draw:rect>
        <draw:rect draw:style-name="gr7" draw:text-style-name="P3" draw:layer="layout" svg:width="0.6cm" svg:height="0.8cm" svg:x="12.8cm" svg:y="16.6cm">
          <text:p text:style-name="P3">5</text:p>
        </draw:rect>
        <draw:rect draw:style-name="gr7" draw:text-style-name="P3" draw:layer="layout" svg:width="0.6cm" svg:height="0.8cm" svg:x="14.4cm" svg:y="16.6cm">
          <text:p text:style-name="P3">6</text:p>
        </draw:rect>
        <draw:rect draw:style-name="gr7" draw:text-style-name="P3" draw:layer="layout" svg:width="0.6cm" svg:height="0.8cm" svg:x="16cm" svg:y="16.6cm">
          <text:p text:style-name="P3">7</text:p>
        </draw:rect>
        <draw:rect draw:style-name="gr7" draw:text-style-name="P3" draw:layer="layout" svg:width="0.6cm" svg:height="0.8cm" svg:x="17.6cm" svg:y="16.6cm">
          <text:p text:style-name="P3">8</text:p>
        </draw:rect>
        <draw:rect draw:style-name="gr7" draw:text-style-name="P3" draw:layer="layout" svg:width="0.6cm" svg:height="0.8cm" svg:x="19.2cm" svg:y="16.6cm">
          <text:p text:style-name="P3">9</text:p>
        </draw:rect>
        <draw:rect draw:style-name="gr7" draw:text-style-name="P3" draw:layer="layout" svg:width="0.6cm" svg:height="0.8cm" svg:x="20.8cm" svg:y="16.6cm">
          <text:p text:style-name="P3">10</text:p>
        </draw:rect>
        <presentation:notes draw:style-name="dp2">
          <draw:page-thumbnail draw:style-name="gr9" draw:layer="layout" svg:width="14.848cm" svg:height="11.136cm" svg:x="3.075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공지 글 내용 폼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9" draw:layer="layout" svg:width="17.8cm" svg:height="0.8cm" svg:x="5.6cm" svg:y="19.8cm">
          <text:p text:style-name="P3"><text:span text:style-name="T5">카피라이터 </text:span><text:span text:style-name="T5">: </text:span><text:span text:style-name="T5">코리안 조커</text:span></text:p>
        </draw:rect>
        <draw:rect draw:style-name="gr19" draw:text-style-name="P9" draw:layer="layout" svg:width="9.6cm" svg:height="0.8cm" svg:x="8.8cm" svg:y="3.8cm">
          <text:p text:style-name="P3"><text:span text:style-name="T5">공지게시판</text:span></text:p>
        </draw:rect>
        <draw:frame draw:style-name="standard" draw:layer="layout" svg:width="22.198cm" svg:height="10.793cm" svg:x="2.8cm" svg:y="4.707cm">
          <table:table table:template-name="gray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2"/>
            <table:table-row table:style-name="ro12" table:default-cell-style-name="ce1">
              <table:table-cell table:style-name="ce3">
                <text:p text:style-name="P3">번 호</text:p>
              </table:table-cell>
              <table:table-cell table:style-name="ce2">
                <text:p text:style-name="P3">제 목</text:p>
              </table:table-cell>
              <table:table-cell>
                <text:p text:style-name="P3">날 짜</text:p>
              </table:table-cell>
              <table:table-cell>
                <text:p text:style-name="P3">조 회</text:p>
              </table:table-cell>
            </table:table-row>
            <table:table-row table:style-name="ro14" table:default-cell-style-name="ce2">
              <table:table-cell table:number-columns-spanned="4"/>
              <table:covered-table-cell/>
              <table:covered-table-cell/>
              <table:covered-table-cell/>
            </table:table-row>
          </table:table>
          <draw:image xlink:href="Pictures/TablePreview12.svm" xlink:type="simple" xlink:show="embed" xlink:actuate="onLoad"/>
        </draw:frame>
        <draw:rect draw:style-name="gr4" draw:text-style-name="P3" draw:layer="layout" svg:width="4.6cm" svg:height="1.4cm" svg:x="3cm" svg:y="17.2cm">
          <text:p/>
        </draw:rect>
        <draw:rect draw:style-name="gr5" draw:text-style-name="P9" draw:layer="layout" svg:width="3.4cm" svg:height="1cm" svg:x="3.6cm" svg:y="17.4cm">
          <text:p text:style-name="P3"><text:span text:style-name="T5">이전 글</text:span></text:p>
        </draw:rect>
        <draw:rect draw:style-name="gr4" draw:text-style-name="P3" draw:layer="layout" svg:width="4.635cm" svg:height="1.4cm" svg:x="20.365cm" svg:y="17.2cm">
          <text:p/>
        </draw:rect>
        <draw:rect draw:style-name="gr5" draw:text-style-name="P9" draw:layer="layout" svg:width="3.6cm" svg:height="1cm" svg:x="21cm" svg:y="17.4cm">
          <text:p text:style-name="P3"><text:span text:style-name="T5">다음 글</text:span></text:p>
        </draw:rect>
        <draw:rect draw:style-name="gr7" draw:text-style-name="P3" draw:layer="layout" svg:width="4.2cm" svg:height="0.8cm" svg:x="14cm" svg:y="15.8cm">
          <text:p text:style-name="P3">수정(관리자)</text:p>
        </draw:rect>
        <draw:rect draw:style-name="gr7" draw:text-style-name="P3" draw:layer="layout" svg:width="3.6cm" svg:height="0.8cm" svg:x="18.4cm" svg:y="15.8cm">
          <text:p text:style-name="P3">삭제(관리자)</text:p>
        </draw:rect>
        <draw:rect draw:style-name="gr7" draw:text-style-name="P3" draw:layer="layout" svg:width="2.6cm" svg:height="0.8cm" svg:x="22.4cm" svg:y="15.8cm">
          <text:p text:style-name="P3">목록</text:p>
        </draw:rect>
        <presentation:notes draw:style-name="dp2">
          <draw:page-thumbnail draw:style-name="gr9" draw:layer="layout" svg:width="14.848cm" svg:height="11.136cm" svg:x="3.075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동물 정보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7.8cm" svg:height="6.6cm" svg:x="2.6cm" svg:y="4cm">
          <text:p/>
        </draw:rect>
        <draw:rect draw:style-name="gr5" draw:text-style-name="P3" draw:layer="layout" svg:width="6.6cm" svg:height="5.4cm" svg:x="3.2cm" svg:y="4.4cm">
          <text:p text:style-name="P3">강아지 사진</text:p>
        </draw:rect>
        <draw:rect draw:style-name="gr4" draw:text-style-name="P3" draw:layer="layout" svg:width="14.8cm" svg:height="6.6cm" svg:x="10.6cm" svg:y="4cm">
          <text:p/>
        </draw:rect>
        <draw:rect draw:style-name="gr6" draw:text-style-name="P3" draw:layer="layout" svg:width="14.4cm" svg:height="6.2cm" svg:x="10.8cm" svg:y="4.2cm">
          <text:p text:style-name="P3">글 내용( 간단한 소개 )</text:p>
        </draw:rect>
        <draw:rect draw:style-name="gr4" draw:text-style-name="P3" draw:layer="layout" svg:width="7.8cm" svg:height="6.4cm" svg:x="17.6cm" svg:y="11.6cm">
          <text:p/>
        </draw:rect>
        <draw:rect draw:style-name="gr5" draw:text-style-name="P3" draw:layer="layout" svg:width="7cm" svg:height="5.6cm" svg:x="18cm" svg:y="12cm">
          <text:p text:style-name="P3">고양이 사진</text:p>
        </draw:rect>
        <draw:rect draw:style-name="gr4" draw:text-style-name="P3" draw:layer="layout" svg:width="14.6cm" svg:height="6.4cm" svg:x="2.6cm" svg:y="11.6cm">
          <text:p/>
        </draw:rect>
        <draw:rect draw:style-name="gr6" draw:text-style-name="P3" draw:layer="layout" svg:width="14.2cm" svg:height="6cm" svg:x="2.8cm" svg:y="11.8cm">
          <text:p text:style-name="P3">글 내용( 간단한 소개 )</text:p>
        </draw:rect>
        <presentation:notes draw:style-name="dp2">
          <draw:page-thumbnail draw:style-name="gr9" draw:layer="layout" svg:width="14.848cm" svg:height="11.136cm" svg:x="3.075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로그인 폼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8cm" svg:height="1.6cm" svg:x="8.4cm" svg:y="4.6cm">
          <text:p/>
        </draw:rect>
        <draw:rect draw:style-name="gr5" draw:text-style-name="P3" draw:layer="layout" svg:width="10cm" svg:height="1.2cm" svg:x="8.8cm" svg:y="4.8cm">
          <text:p text:style-name="P3">LOGO</text:p>
        </draw:rect>
        <draw:rect draw:style-name="gr4" draw:text-style-name="P3" draw:layer="layout" svg:width="15.6cm" svg:height="2.2cm" svg:x="6cm" svg:y="7cm">
          <text:p/>
        </draw:rect>
        <draw:rect draw:style-name="gr6" draw:text-style-name="P3" draw:layer="layout" svg:width="14.8cm" svg:height="1.8cm" svg:x="6.4cm" svg:y="7.2cm">
          <text:p text:style-name="P3">아 이 디</text:p>
        </draw:rect>
        <draw:rect draw:style-name="gr4" draw:text-style-name="P3" draw:layer="layout" svg:width="15.6cm" svg:height="2.2cm" svg:x="6cm" svg:y="10cm">
          <text:p/>
        </draw:rect>
        <draw:rect draw:style-name="gr6" draw:text-style-name="P3" draw:layer="layout" svg:width="14.8cm" svg:height="1.8cm" svg:x="6.4cm" svg:y="10.2cm">
          <text:p text:style-name="P3">비 밀 번 호</text:p>
        </draw:rect>
        <draw:rect draw:style-name="gr7" draw:text-style-name="P3" draw:layer="layout" svg:width="10.8cm" svg:height="1.6cm" svg:x="8.4cm" svg:y="13cm">
          <text:p text:style-name="P3">로그인</text:p>
        </draw:rect>
        <draw:rect draw:style-name="gr4" draw:text-style-name="P3" draw:layer="layout" svg:width="4.6cm" svg:height="1cm" svg:x="2.8cm" svg:y="15.4cm">
          <text:p/>
        </draw:rect>
        <draw:rect draw:style-name="gr21" draw:text-style-name="P3" draw:layer="layout" svg:width="0.6cm" svg:height="0.6cm" svg:x="3cm" svg:y="15.6cm">
          <text:p/>
        </draw:rect>
        <draw:rect draw:style-name="gr6" draw:text-style-name="P5" draw:layer="layout" svg:width="3.2cm" svg:height="0.6cm" svg:x="4cm" svg:y="15.6cm">
          <text:p text:style-name="P3"><text:span text:style-name="T2">아이디 기억하기</text:span></text:p>
        </draw:rect>
        <draw:line draw:style-name="gr22" draw:text-style-name="P3" draw:layer="layout" svg:x1="2.6cm" svg:y1="16.8cm" svg:x2="24.6cm" svg:y2="16.8cm">
          <text:p/>
        </draw:line>
        <draw:rect draw:style-name="gr7" draw:text-style-name="P13" draw:layer="layout" svg:width="3cm" svg:height="0.8cm" svg:x="7.2cm" svg:y="17.6cm">
          <text:p text:style-name="P3"><text:span text:style-name="T7">아이디 찾기</text:span></text:p>
        </draw:rect>
        <draw:rect draw:style-name="gr7" draw:text-style-name="P13" draw:layer="layout" svg:width="3cm" svg:height="0.8cm" svg:x="12.2cm" svg:y="17.6cm">
          <text:p text:style-name="P3"><text:span text:style-name="T7">비밀번호 찾기</text:span></text:p>
        </draw:rect>
        <draw:rect draw:style-name="gr7" draw:text-style-name="P13" draw:layer="layout" svg:width="3cm" svg:height="0.8cm" svg:x="17cm" svg:y="17.6cm">
          <text:p text:style-name="P3"><text:span text:style-name="T7">회원가입</text:span></text:p>
        </draw:rect>
        <draw:line draw:style-name="gr22" draw:text-style-name="P3" draw:layer="layout" svg:x1="16cm" svg:y1="17.2cm" svg:x2="16cm" svg:y2="18.8cm">
          <text:p/>
        </draw:line>
        <draw:line draw:style-name="gr22" draw:text-style-name="P3" draw:layer="layout" svg:x1="11.2cm" svg:y1="17.2cm" svg:x2="11.2cm" svg:y2="18.8cm">
          <text:p/>
        </draw:line>
        <presentation:notes draw:style-name="dp2">
          <draw:page-thumbnail draw:style-name="gr9" draw:layer="layout" svg:width="14.848cm" svg:height="11.136cm" svg:x="3.075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분양게시판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22.8cm" svg:height="5cm" svg:x="2.6cm" svg:y="5cm">
          <text:p/>
        </draw:rect>
        <draw:rect draw:style-name="gr5" draw:text-style-name="P3" draw:layer="layout" svg:width="3.6cm" svg:height="2.8cm" svg:x="3cm" svg:y="5.8cm">
          <text:p text:style-name="P3">검 색</text:p>
        </draw:rect>
        <draw:rect draw:style-name="gr5" draw:text-style-name="P19" draw:layer="layout" svg:width="2.6cm" svg:height="1.2cm" svg:x="7cm" svg:y="5.8cm">
          <text:p text:style-name="P3"><text:span text:style-name="T13">동물선택</text:span></text:p>
        </draw:rect>
        <draw:rect draw:style-name="gr5" draw:text-style-name="P19" draw:layer="layout" svg:width="2.6cm" svg:height="1.2cm" svg:x="7cm" svg:y="7.4cm">
          <text:p text:style-name="P3"><text:span text:style-name="T13">지역선택</text:span></text:p>
        </draw:rect>
        <draw:rect draw:style-name="gr5" draw:text-style-name="P3" draw:layer="layout" svg:width="2.6cm" svg:height="1.2cm" svg:x="19.2cm" svg:y="7.4cm">
          <text:p text:style-name="P3">성별</text:p>
        </draw:rect>
        <draw:rect draw:style-name="gr5" draw:text-style-name="P3" draw:layer="layout" svg:width="2.6cm" svg:height="1.2cm" svg:x="19.2cm" svg:y="5.8cm">
          <text:p text:style-name="P3">크기</text:p>
        </draw:rect>
        <draw:rect draw:style-name="gr5" draw:text-style-name="P3" draw:layer="layout" svg:width="2.6cm" svg:height="1.2cm" svg:x="13.2cm" svg:y="7.4cm">
          <text:p text:style-name="P3">책임비</text:p>
        </draw:rect>
        <draw:rect draw:style-name="gr5" draw:text-style-name="P3" draw:layer="layout" svg:width="2.6cm" svg:height="1.2cm" svg:x="13.2cm" svg:y="5.8cm">
          <text:p text:style-name="P3">품종</text:p>
        </draw:rect>
        <draw:rect draw:style-name="gr21" draw:text-style-name="P3" draw:layer="layout" svg:width="2.8cm" svg:height="1.2cm" svg:x="9.8cm" svg:y="5.8cm">
          <text:p/>
        </draw:rect>
        <draw:rect draw:style-name="gr21" draw:text-style-name="P3" draw:layer="layout" svg:width="2.8cm" svg:height="1.2cm" svg:x="22cm" svg:y="7.4cm">
          <text:p/>
        </draw:rect>
        <draw:rect draw:style-name="gr21" draw:text-style-name="P3" draw:layer="layout" svg:width="2.8cm" svg:height="1.2cm" svg:x="22cm" svg:y="5.8cm">
          <text:p/>
        </draw:rect>
        <draw:rect draw:style-name="gr21" draw:text-style-name="P3" draw:layer="layout" svg:width="2.8cm" svg:height="1.2cm" svg:x="16cm" svg:y="7.4cm">
          <text:p/>
        </draw:rect>
        <draw:rect draw:style-name="gr21" draw:text-style-name="P3" draw:layer="layout" svg:width="2.8cm" svg:height="1.2cm" svg:x="16cm" svg:y="5.8cm">
          <text:p/>
        </draw:rect>
        <draw:rect draw:style-name="gr21" draw:text-style-name="P3" draw:layer="layout" svg:width="2.8cm" svg:height="1.2cm" svg:x="9.8cm" svg:y="7.4cm">
          <text:p/>
        </draw:rect>
        <draw:rect draw:style-name="gr5" draw:text-style-name="P19" draw:layer="layout" svg:width="4.6cm" svg:height="0.8cm" svg:x="20.4cm" svg:y="9cm">
          <text:p text:style-name="P3"><text:span text:style-name="T13">분양 등록하기</text:span></text:p>
        </draw:rect>
        <draw:frame draw:style-name="standard" draw:layer="layout" svg:width="22.999cm" svg:height="7.477cm" svg:x="2.6cm" svg:y="10.2cm">
          <table:table table:template-name="gray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5" table:default-cell-style-name="ce1">
              <table:table-cell>
                <text:p text:style-name="P3">번호</text:p>
              </table:table-cell>
              <table:table-cell>
                <text:p text:style-name="P3">사진</text:p>
              </table:table-cell>
              <table:table-cell>
                <text:p text:style-name="P3">구분</text:p>
              </table:table-cell>
              <table:table-cell>
                <text:p text:style-name="P3">종류</text:p>
              </table:table-cell>
              <table:table-cell>
                <text:p text:style-name="P3">상세설명</text:p>
              </table:table-cell>
              <table:table-cell>
                <text:p text:style-name="P3">성별</text:p>
              </table:table-cell>
              <table:table-cell>
                <text:p text:style-name="P3">지역</text:p>
              </table:table-cell>
              <table:table-cell>
                <text:p text:style-name="P3">작성일</text:p>
              </table:table-cell>
            </table:table-row>
            <table:table-row table:style-name="ro15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rect draw:style-name="gr4" draw:text-style-name="P3" draw:layer="layout" svg:width="23cm" svg:height="1.123cm" svg:x="2.6cm" svg:y="17.843cm">
          <text:p/>
        </draw:rect>
        <draw:rect draw:style-name="gr6" draw:text-style-name="P3" draw:layer="layout" svg:width="21.4cm" svg:height="0.6cm" svg:x="3.359cm" svg:y="18.2cm">
          <text:p text:style-name="P3">더보기</text:p>
        </draw:rect>
        <draw:rect draw:style-name="gr5" draw:text-style-name="P3" draw:layer="layout" svg:width="10.2cm" svg:height="1.2cm" svg:x="8.8cm" svg:y="3.6cm">
          <text:p text:style-name="P3">분양게시판</text:p>
        </draw:rect>
        <presentation:notes draw:style-name="dp2">
          <draw:page-thumbnail draw:style-name="gr9" draw:layer="layout" svg:width="14.848cm" svg:height="11.136cm" svg:x="3.075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분양게시판 등록페이지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23.2cm" svg:height="6.2cm" svg:x="2.4cm" svg:y="4cm">
          <text:p/>
        </draw:rect>
        <draw:rect draw:style-name="gr5" draw:text-style-name="P3" draw:layer="layout" svg:width="5.6cm" svg:height="1.2cm" svg:x="2.6cm" svg:y="4.4cm">
          <text:p text:style-name="P3">작성자 ID</text:p>
        </draw:rect>
        <draw:line draw:style-name="gr22" draw:text-style-name="P3" draw:layer="layout" svg:x1="8.8cm" svg:y1="4.2cm" svg:x2="8.8cm" svg:y2="5.6cm">
          <text:p/>
        </draw:line>
        <draw:rect draw:style-name="gr5" draw:text-style-name="P3" draw:layer="layout" svg:width="15.8cm" svg:height="1.2cm" svg:x="9.4cm" svg:y="4.4cm">
          <text:p text:style-name="P3">제 목</text:p>
        </draw:rect>
        <draw:line draw:style-name="gr22" draw:text-style-name="P3" draw:layer="layout" svg:x1="2.6cm" svg:y1="6cm" svg:x2="25.4cm" svg:y2="6cm">
          <text:p/>
        </draw:line>
        <draw:line draw:style-name="gr22" draw:text-style-name="P3" draw:layer="layout" svg:x1="2.6cm" svg:y1="8.2cm" svg:x2="25.4cm" svg:y2="8.2cm">
          <text:p/>
        </draw:line>
        <draw:line draw:style-name="gr22" draw:text-style-name="P3" draw:layer="layout" svg:x1="6cm" svg:y1="6.2cm" svg:x2="6cm" svg:y2="8cm">
          <text:p/>
        </draw:line>
        <draw:line draw:style-name="gr22" draw:text-style-name="P3" draw:layer="layout" svg:x1="9.4cm" svg:y1="6.2cm" svg:x2="9.4cm" svg:y2="8cm">
          <text:p/>
        </draw:line>
        <draw:line draw:style-name="gr22" draw:text-style-name="P3" draw:layer="layout" svg:x1="13cm" svg:y1="6.2cm" svg:x2="13cm" svg:y2="8cm">
          <text:p/>
        </draw:line>
        <draw:line draw:style-name="gr22" draw:text-style-name="P3" draw:layer="layout" svg:x1="16.8cm" svg:y1="6.2cm" svg:x2="16.8cm" svg:y2="8cm">
          <text:p/>
        </draw:line>
        <draw:line draw:style-name="gr22" draw:text-style-name="P3" draw:layer="layout" svg:x1="5.8cm" svg:y1="8.4cm" svg:x2="5.8cm" svg:y2="10cm">
          <text:p/>
        </draw:line>
        <draw:rect draw:style-name="gr5" draw:text-style-name="P3" draw:layer="layout" svg:width="2.8cm" svg:height="1.4cm" svg:x="2.8cm" svg:y="6.4cm">
          <text:p text:style-name="P3">동물선택</text:p>
        </draw:rect>
        <draw:rect draw:style-name="gr5" draw:text-style-name="P3" draw:layer="layout" svg:width="2.8cm" svg:height="1.4cm" svg:x="6.4cm" svg:y="6.4cm">
          <text:p text:style-name="P3">품종선택</text:p>
        </draw:rect>
        <draw:rect draw:style-name="gr5" draw:text-style-name="P3" draw:layer="layout" svg:width="2.8cm" svg:height="1.4cm" svg:x="9.8cm" svg:y="6.4cm">
          <text:p text:style-name="P3">크기</text:p>
        </draw:rect>
        <draw:rect draw:style-name="gr5" draw:text-style-name="P3" draw:layer="layout" svg:width="2.8cm" svg:height="1.4cm" svg:x="13.4cm" svg:y="6.4cm">
          <text:p text:style-name="P3">성별</text:p>
        </draw:rect>
        <draw:rect draw:style-name="gr5" draw:text-style-name="P16" draw:layer="layout" svg:width="2.8cm" svg:height="1.4cm" svg:x="17.2cm" svg:y="6.4cm">
          <text:p text:style-name="P3"><text:span text:style-name="T10">중성화여부</text:span></text:p>
        </draw:rect>
        <draw:ellipse draw:style-name="gr21" draw:text-style-name="P3" draw:layer="layout" svg:width="0.6cm" svg:height="0.4cm" svg:x="20.8cm" svg:y="6.4cm">
          <text:p/>
        </draw:ellipse>
        <draw:ellipse draw:style-name="gr21" draw:text-style-name="P3" draw:layer="layout" svg:width="0.6cm" svg:height="0.4cm" svg:x="20.8cm" svg:y="7.4cm">
          <text:p/>
        </draw:ellipse>
        <draw:rect draw:style-name="gr6" draw:text-style-name="P3" draw:layer="layout" svg:width="3.4cm" svg:height="0.6cm" svg:x="21.8cm" svg:y="6.4cm">
          <text:p text:style-name="P3">예</text:p>
        </draw:rect>
        <draw:rect draw:style-name="gr6" draw:text-style-name="P3" draw:layer="layout" svg:width="3.4cm" svg:height="0.6cm" svg:x="21.8cm" svg:y="7.4cm">
          <text:p text:style-name="P3">아니오</text:p>
        </draw:rect>
        <draw:rect draw:style-name="gr5" draw:text-style-name="P3" draw:layer="layout" svg:width="2.2cm" svg:height="1.2cm" svg:x="3cm" svg:y="8.6cm">
          <text:p text:style-name="P3">지 역</text:p>
        </draw:rect>
        <draw:rect draw:style-name="gr5" draw:text-style-name="P3" draw:layer="layout" svg:width="2.2cm" svg:height="1.2cm" svg:x="6.4cm" svg:y="8.6cm">
          <text:p text:style-name="P3">책임비</text:p>
        </draw:rect>
        <draw:rect draw:style-name="gr4" draw:text-style-name="P3" draw:layer="layout" svg:width="23.2cm" svg:height="1.6cm" svg:x="2.4cm" svg:y="10.4cm">
          <text:p/>
        </draw:rect>
        <draw:rect draw:style-name="gr5" draw:text-style-name="P3" draw:layer="layout" svg:width="7.8cm" svg:height="1.2cm" svg:x="3cm" svg:y="10.6cm">
          <text:p text:style-name="P3">이미지 업로드</text:p>
        </draw:rect>
        <draw:rect draw:style-name="gr21" draw:text-style-name="P3" draw:layer="layout" svg:width="8.2cm" svg:height="0.8cm" svg:x="11.4cm" svg:y="10.8cm">
          <text:p/>
        </draw:rect>
        <draw:rect draw:style-name="gr8" draw:text-style-name="P3" draw:layer="layout" svg:width="3.8cm" svg:height="0.8cm" svg:x="20.8cm" svg:y="10.8cm">
          <text:p text:style-name="P3">등 록</text:p>
        </draw:rect>
        <draw:rect draw:style-name="gr8" draw:text-style-name="P20" draw:layer="layout" svg:width="23.2cm" svg:height="5.2cm" svg:x="2.4cm" svg:y="12.2cm">
          <text:p text:style-name="P3"><text:span text:style-name="T14">상 세 설 명</text:span></text:p>
        </draw:rect>
        <draw:rect draw:style-name="gr4" draw:text-style-name="P3" draw:layer="layout" svg:width="4.6cm" svg:height="1cm" svg:x="7.8cm" svg:y="17.8cm">
          <text:p/>
        </draw:rect>
        <draw:rect draw:style-name="gr4" draw:text-style-name="P3" draw:layer="layout" svg:width="4.6cm" svg:height="1cm" svg:x="14.8cm" svg:y="17.8cm">
          <text:p/>
        </draw:rect>
        <draw:rect draw:style-name="gr5" draw:text-style-name="P3" draw:layer="layout" svg:width="4.2cm" svg:height="0.6cm" svg:x="8cm" svg:y="18cm">
          <text:p text:style-name="P3">등록하기</text:p>
        </draw:rect>
        <draw:rect draw:style-name="gr5" draw:text-style-name="P3" draw:layer="layout" svg:width="4.2cm" svg:height="0.6cm" svg:x="15cm" svg:y="18cm">
          <text:p text:style-name="P3">취 소</text:p>
        </draw:rect>
        <draw:line draw:style-name="gr22" draw:text-style-name="P3" draw:layer="layout" svg:x1="9.2cm" svg:y1="8.4cm" svg:x2="9.2cm" svg:y2="10cm">
          <text:p/>
        </draw:line>
        <draw:rect draw:style-name="gr5" draw:text-style-name="P13" draw:layer="layout" svg:width="5cm" svg:height="1.2cm" svg:x="9.6cm" svg:y="8.6cm">
          <text:p text:style-name="P3"><text:span text:style-name="T7">기존 동물 등록번호</text:span></text:p>
        </draw:rect>
        <draw:line draw:style-name="gr22" draw:text-style-name="P3" draw:layer="layout" svg:x1="15cm" svg:y1="8.4cm" svg:x2="15cm" svg:y2="10cm">
          <text:p/>
        </draw:line>
        <draw:rect draw:style-name="gr5" draw:text-style-name="P13" draw:layer="layout" svg:width="3.4cm" svg:height="1.2cm" svg:x="15.4cm" svg:y="8.6cm">
          <text:p text:style-name="P3"><text:span text:style-name="T7">등록할 동물</text:span></text:p>
          <text:p text:style-name="P3"><text:span text:style-name="T7">등록번호</text:span></text:p>
        </draw:rect>
        <draw:rect draw:style-name="gr21" draw:text-style-name="P3" draw:layer="layout" svg:width="6.2cm" svg:height="1.2cm" svg:x="19cm" svg:y="8.6cm">
          <text:p/>
        </draw:rect>
        <presentation:notes draw:style-name="dp2">
          <draw:page-thumbnail draw:style-name="gr9" draw:layer="layout" svg:width="14.848cm" svg:height="11.136cm" svg:x="3.075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분양게시판 내용 폼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23.2cm" svg:height="6.2cm" svg:x="2.4cm" svg:y="4cm">
          <text:p/>
        </draw:rect>
        <draw:rect draw:style-name="gr5" draw:text-style-name="P9" draw:layer="layout" svg:width="5.6cm" svg:height="1.2cm" svg:x="2.6cm" svg:y="4.4cm">
          <text:p text:style-name="P3"><text:span text:style-name="T5">작성자 </text:span><text:span text:style-name="T5">ID</text:span></text:p>
        </draw:rect>
        <draw:line draw:style-name="gr22" draw:text-style-name="P3" draw:layer="layout" svg:x1="8.8cm" svg:y1="4.2cm" svg:x2="8.8cm" svg:y2="5.6cm">
          <text:p/>
        </draw:line>
        <draw:rect draw:style-name="gr5" draw:text-style-name="P9" draw:layer="layout" svg:width="15.8cm" svg:height="1.2cm" svg:x="9.4cm" svg:y="4.4cm">
          <text:p text:style-name="P3"><text:span text:style-name="T5">제 목</text:span></text:p>
        </draw:rect>
        <draw:line draw:style-name="gr22" draw:text-style-name="P3" draw:layer="layout" svg:x1="2.6cm" svg:y1="6cm" svg:x2="25.4cm" svg:y2="6cm">
          <text:p/>
        </draw:line>
        <draw:line draw:style-name="gr22" draw:text-style-name="P3" draw:layer="layout" svg:x1="2.6cm" svg:y1="8.2cm" svg:x2="25.4cm" svg:y2="8.2cm">
          <text:p/>
        </draw:line>
        <draw:line draw:style-name="gr22" draw:text-style-name="P3" draw:layer="layout" svg:x1="6cm" svg:y1="6.2cm" svg:x2="6cm" svg:y2="8cm">
          <text:p/>
        </draw:line>
        <draw:line draw:style-name="gr22" draw:text-style-name="P3" draw:layer="layout" svg:x1="9.4cm" svg:y1="6.2cm" svg:x2="9.4cm" svg:y2="8cm">
          <text:p/>
        </draw:line>
        <draw:line draw:style-name="gr22" draw:text-style-name="P3" draw:layer="layout" svg:x1="13cm" svg:y1="6.2cm" svg:x2="13cm" svg:y2="8cm">
          <text:p/>
        </draw:line>
        <draw:line draw:style-name="gr22" draw:text-style-name="P3" draw:layer="layout" svg:x1="16.8cm" svg:y1="6.2cm" svg:x2="16.8cm" svg:y2="8cm">
          <text:p/>
        </draw:line>
        <draw:line draw:style-name="gr22" draw:text-style-name="P3" draw:layer="layout" svg:x1="8.6cm" svg:y1="8.4cm" svg:x2="8.6cm" svg:y2="10cm">
          <text:p/>
        </draw:line>
        <draw:rect draw:style-name="gr5" draw:text-style-name="P9" draw:layer="layout" svg:width="2.8cm" svg:height="1.4cm" svg:x="2.8cm" svg:y="6.4cm">
          <text:p text:style-name="P3"><text:span text:style-name="T5">동물선택</text:span></text:p>
        </draw:rect>
        <draw:rect draw:style-name="gr5" draw:text-style-name="P9" draw:layer="layout" svg:width="2.8cm" svg:height="1.4cm" svg:x="6.4cm" svg:y="6.4cm">
          <text:p text:style-name="P3"><text:span text:style-name="T5">품종선택</text:span></text:p>
        </draw:rect>
        <draw:rect draw:style-name="gr5" draw:text-style-name="P9" draw:layer="layout" svg:width="2.8cm" svg:height="1.4cm" svg:x="9.8cm" svg:y="6.4cm">
          <text:p text:style-name="P3"><text:span text:style-name="T5">크기</text:span></text:p>
        </draw:rect>
        <draw:rect draw:style-name="gr5" draw:text-style-name="P9" draw:layer="layout" svg:width="2.8cm" svg:height="1.4cm" svg:x="13.4cm" svg:y="6.4cm">
          <text:p text:style-name="P3"><text:span text:style-name="T5">성별</text:span></text:p>
        </draw:rect>
        <draw:rect draw:style-name="gr5" draw:text-style-name="P16" draw:layer="layout" svg:width="2.8cm" svg:height="1.4cm" svg:x="17.6cm" svg:y="6.4cm">
          <text:p text:style-name="P3"><text:span text:style-name="T10">중성화여부</text:span></text:p>
        </draw:rect>
        <draw:rect draw:style-name="gr5" draw:text-style-name="P9" draw:layer="layout" svg:width="4.8cm" svg:height="1.2cm" svg:x="3cm" svg:y="8.6cm">
          <text:p text:style-name="P3"><text:span text:style-name="T5">지 역</text:span></text:p>
        </draw:rect>
        <draw:rect draw:style-name="gr5" draw:text-style-name="P9" draw:layer="layout" svg:width="4.8cm" svg:height="1.2cm" svg:x="9.2cm" svg:y="8.6cm">
          <text:p text:style-name="P3"><text:span text:style-name="T5">책임비</text:span></text:p>
        </draw:rect>
        <draw:rect draw:style-name="gr8" draw:text-style-name="P21" draw:layer="layout" svg:width="23.2cm" svg:height="4.4cm" svg:x="2.4cm" svg:y="10.4cm">
          <text:p text:style-name="P3"><text:span text:style-name="T15">상 세 설 명</text:span></text:p>
        </draw:rect>
        <draw:line draw:style-name="gr22" draw:text-style-name="P3" draw:layer="layout" svg:x1="21cm" svg:y1="6.2cm" svg:x2="21cm" svg:y2="8cm">
          <text:p/>
        </draw:line>
        <draw:rect draw:style-name="gr5" draw:text-style-name="P16" draw:layer="layout" svg:width="2.8cm" svg:height="1.4cm" svg:x="21.8cm" svg:y="6.4cm">
          <text:p text:style-name="P3"><text:span text:style-name="T10">날 씨</text:span></text:p>
        </draw:rect>
        <draw:rect draw:style-name="gr4" draw:text-style-name="P3" draw:layer="layout" svg:width="23.2cm" svg:height="1.6cm" svg:x="2.4cm" svg:y="15cm">
          <text:p/>
        </draw:rect>
        <draw:rect draw:style-name="gr8" draw:text-style-name="P3" draw:layer="layout" svg:width="5cm" svg:height="0.8cm" svg:x="5.4cm" svg:y="15.4cm">
          <text:p text:style-name="P3">신청하기</text:p>
        </draw:rect>
        <draw:rect draw:style-name="gr5" draw:text-style-name="P3" draw:layer="layout" svg:width="3.8cm" svg:height="0.8cm" svg:x="14.6cm" svg:y="15.4cm">
          <text:p text:style-name="P3">수정(작성자)</text:p>
        </draw:rect>
        <draw:rect draw:style-name="gr5" draw:text-style-name="P3" draw:layer="layout" svg:width="2cm" svg:height="0.8cm" svg:x="23cm" svg:y="15.4cm">
          <text:p text:style-name="P3">목록</text:p>
        </draw:rect>
        <draw:rect draw:style-name="gr5" draw:text-style-name="P3" draw:layer="layout" svg:width="3.6cm" svg:height="0.8cm" svg:x="19cm" svg:y="15.4cm">
          <text:p text:style-name="P3">삭제(작성자)</text:p>
        </draw:rect>
        <draw:line draw:style-name="gr22" draw:text-style-name="P3" draw:layer="layout" svg:x1="13.6cm" svg:y1="15cm" svg:x2="13.6cm" svg:y2="16.6cm">
          <text:p/>
        </draw:line>
        <draw:rect draw:style-name="gr4" draw:text-style-name="P3" draw:layer="layout" svg:width="23.2cm" svg:height="2cm" svg:x="2.4cm" svg:y="16.8cm">
          <text:p/>
        </draw:rect>
        <draw:rect draw:style-name="gr8" draw:text-style-name="P3" draw:layer="layout" svg:width="23.2cm" svg:height="0.8cm" svg:x="2.4cm" svg:y="18cm">
          <text:p text:style-name="P3">더보기</text:p>
        </draw:rect>
        <draw:rect draw:style-name="gr21" draw:text-style-name="P3" draw:layer="layout" svg:width="16.4cm" svg:height="0.8cm" svg:x="2.8cm" svg:y="17cm">
          <text:p/>
        </draw:rect>
        <draw:rect draw:style-name="gr5" draw:text-style-name="P3" draw:layer="layout" svg:width="5.4cm" svg:height="0.8cm" svg:x="19.6cm" svg:y="17cm">
          <text:p text:style-name="P3">댓글 등록</text:p>
        </draw:rect>
        <draw:line draw:style-name="gr22" draw:text-style-name="P3" draw:layer="layout" svg:x1="14.607cm" svg:y1="8.4cm" svg:x2="14.607cm" svg:y2="10cm">
          <text:p/>
        </draw:line>
        <draw:rect draw:style-name="gr5" draw:text-style-name="P13" draw:layer="layout" svg:width="10.2cm" svg:height="1.2cm" svg:x="15cm" svg:y="8.6cm">
          <text:p text:style-name="P3"><text:span text:style-name="T7">동물등록번호</text:span></text:p>
        </draw:rect>
        <presentation:notes draw:style-name="dp2">
          <draw:page-thumbnail draw:style-name="gr9" draw:layer="layout" svg:width="14.848cm" svg:height="11.136cm" svg:x="3.075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입양게시판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22.8cm" svg:height="5cm" svg:x="2.6cm" svg:y="5cm">
          <text:p/>
        </draw:rect>
        <draw:rect draw:style-name="gr5" draw:text-style-name="P9" draw:layer="layout" svg:width="3.6cm" svg:height="2.8cm" svg:x="3cm" svg:y="5.8cm">
          <text:p text:style-name="P3"><text:span text:style-name="T5">검 색</text:span></text:p>
        </draw:rect>
        <draw:rect draw:style-name="gr5" draw:text-style-name="P19" draw:layer="layout" svg:width="2.6cm" svg:height="1.2cm" svg:x="7cm" svg:y="5.8cm">
          <text:p text:style-name="P3"><text:span text:style-name="T13">동물선택</text:span></text:p>
        </draw:rect>
        <draw:rect draw:style-name="gr5" draw:text-style-name="P19" draw:layer="layout" svg:width="2.6cm" svg:height="1.2cm" svg:x="7cm" svg:y="7.4cm">
          <text:p text:style-name="P3"><text:span text:style-name="T13">지역선택</text:span></text:p>
        </draw:rect>
        <draw:rect draw:style-name="gr5" draw:text-style-name="P9" draw:layer="layout" svg:width="2.6cm" svg:height="1.2cm" svg:x="19.2cm" svg:y="7.4cm">
          <text:p text:style-name="P3"><text:span text:style-name="T5">성별</text:span></text:p>
        </draw:rect>
        <draw:rect draw:style-name="gr5" draw:text-style-name="P9" draw:layer="layout" svg:width="2.6cm" svg:height="1.2cm" svg:x="19.2cm" svg:y="5.8cm">
          <text:p text:style-name="P3"><text:span text:style-name="T5">크기</text:span></text:p>
        </draw:rect>
        <draw:rect draw:style-name="gr5" draw:text-style-name="P9" draw:layer="layout" svg:width="2.6cm" svg:height="1.2cm" svg:x="13.2cm" svg:y="7.4cm">
          <text:p text:style-name="P3"><text:span text:style-name="T5">책임비</text:span></text:p>
        </draw:rect>
        <draw:rect draw:style-name="gr5" draw:text-style-name="P9" draw:layer="layout" svg:width="2.6cm" svg:height="1.2cm" svg:x="13.2cm" svg:y="5.8cm">
          <text:p text:style-name="P3"><text:span text:style-name="T5">품종</text:span></text:p>
        </draw:rect>
        <draw:rect draw:style-name="gr21" draw:text-style-name="P3" draw:layer="layout" svg:width="2.8cm" svg:height="1.2cm" svg:x="9.8cm" svg:y="5.8cm">
          <text:p/>
        </draw:rect>
        <draw:rect draw:style-name="gr21" draw:text-style-name="P3" draw:layer="layout" svg:width="2.8cm" svg:height="1.2cm" svg:x="22cm" svg:y="7.4cm">
          <text:p/>
        </draw:rect>
        <draw:rect draw:style-name="gr21" draw:text-style-name="P3" draw:layer="layout" svg:width="2.8cm" svg:height="1.2cm" svg:x="22cm" svg:y="5.8cm">
          <text:p/>
        </draw:rect>
        <draw:rect draw:style-name="gr21" draw:text-style-name="P3" draw:layer="layout" svg:width="2.8cm" svg:height="1.2cm" svg:x="16cm" svg:y="7.4cm">
          <text:p/>
        </draw:rect>
        <draw:rect draw:style-name="gr21" draw:text-style-name="P3" draw:layer="layout" svg:width="2.8cm" svg:height="1.2cm" svg:x="16cm" svg:y="5.8cm">
          <text:p/>
        </draw:rect>
        <draw:rect draw:style-name="gr21" draw:text-style-name="P3" draw:layer="layout" svg:width="2.8cm" svg:height="1.2cm" svg:x="9.8cm" svg:y="7.4cm">
          <text:p/>
        </draw:rect>
        <draw:rect draw:style-name="gr5" draw:text-style-name="P19" draw:layer="layout" svg:width="4.6cm" svg:height="0.8cm" svg:x="20.4cm" svg:y="9cm">
          <text:p text:style-name="P3"><text:span text:style-name="T13">분양 등록하기</text:span></text:p>
        </draw:rect>
        <draw:frame draw:style-name="standard" draw:layer="layout" svg:width="22.999cm" svg:height="7.477cm" svg:x="2.6cm" svg:y="10.2cm">
          <table:table table:template-name="gray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5" table:default-cell-style-name="ce1">
              <table:table-cell>
                <text:p text:style-name="P3"><text:span text:style-name="T5">번호</text:span></text:p>
              </table:table-cell>
              <table:table-cell>
                <text:p text:style-name="P3"><text:span text:style-name="T5">사진</text:span></text:p>
              </table:table-cell>
              <table:table-cell>
                <text:p text:style-name="P3"><text:span text:style-name="T5">구분</text:span></text:p>
              </table:table-cell>
              <table:table-cell>
                <text:p text:style-name="P3"><text:span text:style-name="T5">종류</text:span></text:p>
              </table:table-cell>
              <table:table-cell>
                <text:p text:style-name="P3"><text:span text:style-name="T5">상세설명</text:span></text:p>
              </table:table-cell>
              <table:table-cell>
                <text:p text:style-name="P3"><text:span text:style-name="T5">성별</text:span></text:p>
              </table:table-cell>
              <table:table-cell>
                <text:p text:style-name="P3"><text:span text:style-name="T5">지역</text:span></text:p>
              </table:table-cell>
              <table:table-cell>
                <text:p text:style-name="P3"><text:span text:style-name="T5">작성일</text:span></text:p>
              </table:table-cell>
            </table:table-row>
            <table:table-row table:style-name="ro15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rect draw:style-name="gr4" draw:text-style-name="P3" draw:layer="layout" svg:width="23cm" svg:height="1.123cm" svg:x="2.6cm" svg:y="17.843cm">
          <text:p/>
        </draw:rect>
        <draw:rect draw:style-name="gr6" draw:text-style-name="P9" draw:layer="layout" svg:width="21.4cm" svg:height="0.6cm" svg:x="3.359cm" svg:y="18.2cm">
          <text:p text:style-name="P3"><text:span text:style-name="T5">더보기</text:span></text:p>
        </draw:rect>
        <draw:rect draw:style-name="gr5" draw:text-style-name="P9" draw:layer="layout" svg:width="10.2cm" svg:height="1.2cm" svg:x="8.8cm" svg:y="3.6cm">
          <text:p text:style-name="P3"><text:span text:style-name="T5">입양게시판</text:span></text:p>
        </draw:rect>
        <presentation:notes draw:style-name="dp2">
          <draw:page-thumbnail draw:style-name="gr9" draw:layer="layout" svg:width="14.848cm" svg:height="11.136cm" svg:x="3.075cm" svg:y="2.257cm" draw:page-number="3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분양신청 페이지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8" draw:text-style-name="P9" draw:layer="layout" svg:width="5cm" svg:height="0.8cm" svg:x="7.6cm" svg:y="17.8cm">
          <text:p text:style-name="P3"><text:span text:style-name="T5">신청하기</text:span></text:p>
        </draw:rect>
        <draw:rect draw:style-name="gr4" draw:text-style-name="P3" draw:layer="layout" svg:width="22.4cm" svg:height="2.2cm" svg:x="2.8cm" svg:y="4cm">
          <text:p/>
        </draw:rect>
        <draw:rect draw:style-name="gr5" draw:text-style-name="P3" draw:layer="layout" svg:width="9.8cm" svg:height="1.4cm" svg:x="3.4cm" svg:y="4.4cm">
          <text:p text:style-name="P3">신청자 ID</text:p>
        </draw:rect>
        <draw:rect draw:style-name="gr5" draw:text-style-name="P3" draw:layer="layout" svg:width="10.2cm" svg:height="1.4cm" svg:x="14.4cm" svg:y="4.4cm">
          <text:p text:style-name="P3">제목</text:p>
        </draw:rect>
        <draw:line draw:style-name="gr22" draw:text-style-name="P3" draw:layer="layout" svg:x1="13.8cm" svg:y1="4cm" svg:x2="13.8cm" svg:y2="6.2cm">
          <text:p/>
        </draw:line>
        <draw:rect draw:style-name="gr4" draw:text-style-name="P3" draw:layer="layout" svg:width="22.4cm" svg:height="10.8cm" svg:x="2.8cm" svg:y="6.4cm">
          <text:p/>
        </draw:rect>
        <draw:rect draw:style-name="gr8" draw:text-style-name="P9" draw:layer="layout" svg:width="5cm" svg:height="0.8cm" svg:x="14.2cm" svg:y="17.8cm">
          <text:p text:style-name="P3"><text:span text:style-name="T5">취소</text:span></text:p>
        </draw:rect>
        <draw:rect draw:style-name="gr5" draw:text-style-name="P3" draw:layer="layout" svg:width="4cm" svg:height="1.4cm" svg:x="3.4cm" svg:y="7cm">
          <text:p text:style-name="P3">동물선택</text:p>
        </draw:rect>
        <draw:rect draw:style-name="gr5" draw:text-style-name="P3" draw:layer="layout" svg:width="4cm" svg:height="1.4cm" svg:x="3.4cm" svg:y="15cm">
          <text:p text:style-name="P3">추가 할 내용</text:p>
        </draw:rect>
        <draw:rect draw:style-name="gr5" draw:text-style-name="P3" draw:layer="layout" svg:width="4cm" svg:height="1.4cm" svg:x="3.4cm" svg:y="13cm">
          <text:p text:style-name="P3">성별</text:p>
        </draw:rect>
        <draw:rect draw:style-name="gr5" draw:text-style-name="P3" draw:layer="layout" svg:width="4cm" svg:height="1.4cm" svg:x="3.4cm" svg:y="11cm">
          <text:p text:style-name="P3">지역</text:p>
        </draw:rect>
        <draw:rect draw:style-name="gr5" draw:text-style-name="P3" draw:layer="layout" svg:width="4cm" svg:height="1.4cm" svg:x="3.4cm" svg:y="9cm">
          <text:p text:style-name="P3">품종</text:p>
        </draw:rect>
        <draw:rect draw:style-name="gr21" draw:text-style-name="P3" draw:layer="layout" svg:width="6.8cm" svg:height="1.4cm" svg:x="15.6cm" svg:y="7cm">
          <text:p/>
        </draw:rect>
        <draw:rect draw:style-name="gr21" draw:text-style-name="P3" draw:layer="layout" svg:width="14.4cm" svg:height="1.4cm" svg:x="8.2cm" svg:y="15cm">
          <text:p/>
        </draw:rect>
        <draw:rect draw:style-name="gr21" draw:text-style-name="P3" draw:layer="layout" svg:width="6.8cm" svg:height="1.4cm" svg:x="8.2cm" svg:y="13cm">
          <text:p/>
        </draw:rect>
        <draw:rect draw:style-name="gr21" draw:text-style-name="P3" draw:layer="layout" svg:width="6.8cm" svg:height="1.4cm" svg:x="8.2cm" svg:y="11cm">
          <text:p/>
        </draw:rect>
        <draw:rect draw:style-name="gr21" draw:text-style-name="P3" draw:layer="layout" svg:width="6.8cm" svg:height="1.4cm" svg:x="8.2cm" svg:y="9cm">
          <text:p/>
        </draw:rect>
        <draw:rect draw:style-name="gr21" draw:text-style-name="P3" draw:layer="layout" svg:width="6.8cm" svg:height="1.4cm" svg:x="8.2cm" svg:y="7cm">
          <text:p/>
        </draw:rect>
        <presentation:notes draw:style-name="dp2">
          <draw:page-thumbnail draw:style-name="gr9" draw:layer="layout" svg:width="14.848cm" svg:height="11.136cm" svg:x="3.075cm" svg:y="2.257cm" draw:page-number="3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고객센터 폼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9" draw:layer="layout" svg:width="17.8cm" svg:height="0.8cm" svg:x="5.6cm" svg:y="19.8cm">
          <text:p text:style-name="P3"><text:span text:style-name="T5">카피라이터 </text:span><text:span text:style-name="T5">: </text:span><text:span text:style-name="T5">코리안 조커</text:span></text:p>
        </draw:rect>
        <draw:rect draw:style-name="gr19" draw:text-style-name="P9" draw:layer="layout" svg:width="5.6cm" svg:height="0.8cm" svg:x="11cm" svg:y="3.8cm">
          <text:p text:style-name="P3"><text:span text:style-name="T5">고객센터</text:span></text:p>
        </draw:rect>
        <draw:frame draw:style-name="standard" draw:layer="layout" svg:width="19.599cm" svg:height="10.919cm" svg:x="2.8cm" svg:y="4.707cm">
          <table:table table:template-name="gray" table:use-first-row-styles="true" table:use-banding-rows-styles="true">
            <table:table-column table:style-name="co15"/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3">
              <table:table-cell table:style-name="ce2"/>
            </table:table-row>
          </table:table>
          <draw:image xlink:href="Pictures/TablePreview15.svm" xlink:type="simple" xlink:show="embed" xlink:actuate="onLoad"/>
        </draw:frame>
        <draw:rect draw:style-name="gr5" draw:text-style-name="P9" draw:layer="layout" svg:width="1.8cm" svg:height="1.2cm" svg:x="2.8cm" svg:y="16.4cm">
          <text:p text:style-name="P3"><text:span text:style-name="T5">이전</text:span></text:p>
        </draw:rect>
        <draw:rect draw:style-name="gr5" draw:text-style-name="P9" draw:layer="layout" svg:width="1.8cm" svg:height="1.2cm" svg:x="20.398cm" svg:y="16.4cm">
          <text:p text:style-name="P3"><text:span text:style-name="T5">다음</text:span></text:p>
        </draw:rect>
        <draw:rect draw:style-name="gr7" draw:text-style-name="P8" draw:layer="layout" svg:width="0.6cm" svg:height="0.8cm" svg:x="5.2cm" svg:y="16.6cm">
          <text:p text:style-name="P3"><text:span text:style-name="T4">1</text:span></text:p>
        </draw:rect>
        <draw:rect draw:style-name="gr7" draw:text-style-name="P8" draw:layer="layout" svg:width="0.6cm" svg:height="0.8cm" svg:x="6.6cm" svg:y="16.6cm">
          <text:p text:style-name="P3"><text:span text:style-name="T4">2</text:span></text:p>
        </draw:rect>
        <draw:rect draw:style-name="gr7" draw:text-style-name="P8" draw:layer="layout" svg:width="0.6cm" svg:height="0.8cm" svg:x="8cm" svg:y="16.6cm">
          <text:p text:style-name="P3"><text:span text:style-name="T4">3</text:span></text:p>
        </draw:rect>
        <draw:rect draw:style-name="gr7" draw:text-style-name="P8" draw:layer="layout" svg:width="0.6cm" svg:height="0.8cm" svg:x="9.4cm" svg:y="16.6cm">
          <text:p text:style-name="P3"><text:span text:style-name="T4">4</text:span></text:p>
        </draw:rect>
        <draw:rect draw:style-name="gr7" draw:text-style-name="P8" draw:layer="layout" svg:width="0.6cm" svg:height="0.8cm" svg:x="10.8cm" svg:y="16.6cm">
          <text:p text:style-name="P3"><text:span text:style-name="T4">5</text:span></text:p>
        </draw:rect>
        <draw:rect draw:style-name="gr7" draw:text-style-name="P8" draw:layer="layout" svg:width="0.6cm" svg:height="0.8cm" svg:x="12.2cm" svg:y="16.6cm">
          <text:p text:style-name="P3"><text:span text:style-name="T4">6</text:span></text:p>
        </draw:rect>
        <draw:rect draw:style-name="gr7" draw:text-style-name="P8" draw:layer="layout" svg:width="0.6cm" svg:height="0.8cm" svg:x="13.6cm" svg:y="16.6cm">
          <text:p text:style-name="P3"><text:span text:style-name="T4">7</text:span></text:p>
        </draw:rect>
        <draw:rect draw:style-name="gr7" draw:text-style-name="P8" draw:layer="layout" svg:width="0.6cm" svg:height="0.8cm" svg:x="15.4cm" svg:y="16.6cm">
          <text:p text:style-name="P3"><text:span text:style-name="T4">8</text:span></text:p>
        </draw:rect>
        <draw:rect draw:style-name="gr7" draw:text-style-name="P8" draw:layer="layout" svg:width="0.6cm" svg:height="0.8cm" svg:x="17.2cm" svg:y="16.6cm">
          <text:p text:style-name="P3"><text:span text:style-name="T4">9</text:span></text:p>
        </draw:rect>
        <draw:rect draw:style-name="gr7" draw:text-style-name="P8" draw:layer="layout" svg:width="0.6cm" svg:height="0.8cm" svg:x="18.8cm" svg:y="16.6cm">
          <text:p text:style-name="P3"><text:span text:style-name="T4">10</text:span></text:p>
        </draw:rect>
        <draw:rect draw:style-name="gr6" draw:text-style-name="P9" draw:layer="layout" svg:width="2.6cm" svg:height="4.4cm" svg:x="22.8cm" svg:y="4.8cm">
          <text:p text:style-name="P3"><text:span text:style-name="T5">검색창</text:span></text:p>
        </draw:rect>
        <draw:rect draw:style-name="gr5" draw:text-style-name="P3" draw:layer="layout" svg:width="3.028cm" svg:height="6cm" svg:x="22.6cm" svg:y="9.6cm">
          <text:p text:style-name="P3">자주문의</text:p>
        </draw:rect>
        <draw:rect draw:style-name="gr7" draw:text-style-name="P15" draw:layer="layout" svg:width="2.8cm" svg:height="1.6cm" svg:x="22.8cm" svg:y="16.4cm">
          <text:p text:style-name="P3"><text:span text:style-name="T9">문의하기</text:span></text:p>
        </draw:rect>
        <presentation:notes draw:style-name="dp2">
          <draw:page-thumbnail draw:style-name="gr9" draw:layer="layout" svg:width="14.848cm" svg:height="11.136cm" svg:x="3.075cm" svg:y="2.257cm" draw:page-number="3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고객센터 폼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9" draw:layer="layout" svg:width="17.8cm" svg:height="0.8cm" svg:x="5.6cm" svg:y="19.8cm">
          <text:p text:style-name="P3"><text:span text:style-name="T5">카피라이터 </text:span><text:span text:style-name="T5">: </text:span><text:span text:style-name="T5">코리안 조커</text:span></text:p>
        </draw:rect>
        <draw:rect draw:style-name="gr19" draw:text-style-name="P9" draw:layer="layout" svg:width="5.6cm" svg:height="0.8cm" svg:x="11.2cm" svg:y="3.8cm">
          <text:p text:style-name="P3"><text:span text:style-name="T5">고객센터</text:span></text:p>
        </draw:rect>
        <draw:rect draw:style-name="gr5" draw:text-style-name="P9" draw:layer="layout" svg:width="19cm" svg:height="1.6cm" svg:x="4.6cm" svg:y="5cm">
          <text:p text:style-name="P3"><text:span text:style-name="T5">자주 문의하는 내용</text:span></text:p>
        </draw:rect>
        <draw:rect draw:style-name="gr10" draw:text-style-name="P3" draw:layer="layout" svg:width="9.4cm" svg:height="4.6cm" svg:x="4.6cm" svg:y="7cm">
          <text:p/>
        </draw:rect>
        <draw:rect draw:style-name="gr10" draw:text-style-name="P3" draw:layer="layout" svg:width="9.4cm" svg:height="4.6cm" svg:x="4.6cm" svg:y="11.8cm">
          <text:p/>
        </draw:rect>
        <draw:rect draw:style-name="gr10" draw:text-style-name="P3" draw:layer="layout" svg:width="9.4cm" svg:height="4.6cm" svg:x="14.2cm" svg:y="7cm">
          <text:p/>
        </draw:rect>
        <draw:rect draw:style-name="gr10" draw:text-style-name="P3" draw:layer="layout" svg:width="9.4cm" svg:height="4.6cm" svg:x="14.2cm" svg:y="11.8cm">
          <text:p/>
        </draw:rect>
        <presentation:notes draw:style-name="dp2">
          <draw:page-thumbnail draw:style-name="gr9" draw:layer="layout" svg:width="14.848cm" svg:height="11.136cm" svg:x="3.075cm" svg:y="2.257cm" draw:page-number="3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문의하기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문의하기</text:span></text:p>
        </draw:rect>
        <draw:rect draw:style-name="gr4" draw:text-style-name="P3" draw:layer="layout" svg:width="17cm" svg:height="2.4cm" svg:x="5.4cm" svg:y="6.6cm">
          <text:p/>
        </draw:rect>
        <draw:rect draw:style-name="gr5" draw:text-style-name="P8" draw:layer="layout" svg:width="5cm" svg:height="1cm" svg:x="6cm" svg:y="6.8cm">
          <text:p text:style-name="P3"><text:span text:style-name="T4">제목</text:span></text:p>
        </draw:rect>
        <draw:rect draw:style-name="gr21" draw:text-style-name="P3" draw:layer="layout" svg:width="11cm" svg:height="1cm" svg:x="11.2cm" svg:y="6.8cm">
          <text:p/>
        </draw:rect>
        <draw:rect draw:style-name="gr4" draw:text-style-name="P3" draw:layer="layout" svg:width="17cm" svg:height="7.8cm" svg:x="5.4cm" svg:y="9.2cm">
          <text:p/>
        </draw:rect>
        <draw:rect draw:style-name="gr6" draw:text-style-name="P3" draw:layer="layout" svg:width="16.2cm" svg:height="7cm" svg:x="5.8cm" svg:y="9.6cm">
          <text:p text:style-name="P3">내 용</text:p>
        </draw:rect>
        <draw:rect draw:style-name="gr4" draw:text-style-name="P3" draw:layer="layout" svg:width="4cm" svg:height="1.2cm" svg:x="8.8cm" svg:y="17.6cm">
          <text:p/>
        </draw:rect>
        <draw:rect draw:style-name="gr5" draw:text-style-name="P9" draw:layer="layout" svg:width="3.6cm" svg:height="0.8cm" svg:x="9cm" svg:y="17.8cm">
          <text:p text:style-name="P3"><text:span text:style-name="T5">전송</text:span></text:p>
        </draw:rect>
        <draw:rect draw:style-name="gr4" draw:text-style-name="P3" draw:layer="layout" svg:width="4cm" svg:height="1.2cm" svg:x="14cm" svg:y="17.6cm">
          <text:p/>
        </draw:rect>
        <draw:rect draw:style-name="gr5" draw:text-style-name="P9" draw:layer="layout" svg:width="3.6cm" svg:height="0.8cm" svg:x="14.2cm" svg:y="17.8cm">
          <text:p text:style-name="P3"><text:span text:style-name="T5">취소</text:span></text:p>
        </draw:rect>
        <draw:rect draw:style-name="gr5" draw:text-style-name="P8" draw:layer="layout" svg:width="5cm" svg:height="0.8cm" svg:x="6cm" svg:y="8cm">
          <text:p text:style-name="P3"><text:span text:style-name="T4">E-mail</text:span></text:p>
        </draw:rect>
        <draw:rect draw:style-name="gr21" draw:text-style-name="P3" draw:layer="layout" svg:width="11cm" svg:height="0.8cm" svg:x="11.2cm" svg:y="8cm">
          <text:p/>
        </draw:rect>
        <presentation:notes draw:style-name="dp2">
          <draw:page-thumbnail draw:style-name="gr9" draw:layer="layout" svg:width="14.848cm" svg:height="11.136cm" svg:x="3.075cm" svg:y="2.257cm" draw:page-number="4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관리자페이지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7" draw:text-style-name="P3" draw:layer="layout" svg:width="10.6cm" svg:height="1.4cm" svg:x="9.4cm" svg:y="4.2cm">
          <text:p text:style-name="P3">공지사항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공지사항</text:span></text:p>
        </draw:rect>
        <draw:rect draw:style-name="gr11" draw:text-style-name="P17" draw:layer="layout" svg:width="3.2cm" svg:height="1.2cm" svg:x="2cm" svg:y="14.4cm">
          <text:p text:style-name="P3"><text:span text:style-name="T7">신고내역</text:span></text:p>
        </draw:rect>
        <draw:rect draw:style-name="gr11" draw:text-style-name="P13" draw:layer="layout" svg:width="3.2cm" svg:height="1.2cm" svg:x="2cm" svg:y="12.8cm">
          <text:p text:style-name="P3"><text:span text:style-name="T7">문의내역</text:span></text:p>
        </draw:rect>
        <draw:rect draw:style-name="gr11" draw:text-style-name="P13" draw:layer="layout" svg:width="3.2cm" svg:height="1.2cm" svg:x="2cm" svg:y="11.2cm">
          <text:p text:style-name="P3"><text:span text:style-name="T7">신청내역</text:span></text:p>
        </draw:rect>
        <draw:rect draw:style-name="gr11" draw:text-style-name="P13" draw:layer="layout" svg:width="3.2cm" svg:height="1.2cm" svg:x="2cm" svg:y="9.6cm">
          <text:p text:style-name="P3"><text:span text:style-name="T7">입양내역</text:span></text:p>
        </draw:rect>
        <draw:rect draw:style-name="gr11" draw:text-style-name="P13" draw:layer="layout" svg:width="3.2cm" svg:height="1.2cm" svg:x="2cm" svg:y="8cm">
          <text:p text:style-name="P3"><text:span text:style-name="T7">분양내역</text:span></text:p>
        </draw:rect>
        <draw:rect draw:style-name="gr10" draw:text-style-name="P3" draw:layer="layout" svg:width="1.8cm" svg:height="15.8cm" svg:x="24.2cm" svg:y="3.4cm">
          <text:p/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frame draw:style-name="standard" draw:layer="layout" svg:width="17.598cm" svg:height="9.889cm" svg:x="6.07cm" svg:y="7.118cm">
          <table:table table:template-name="gray" table:use-first-row-styles="true" table:use-banding-rows-styles="true">
            <table:table-column table:style-name="co16"/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</table:table>
          <draw:image xlink:href="Pictures/TablePreview16.svm" xlink:type="simple" xlink:show="embed" xlink:actuate="onLoad"/>
        </draw:frame>
        <draw:rect draw:style-name="gr11" draw:text-style-name="P3" draw:layer="layout" svg:width="3.8cm" svg:height="0.8cm" svg:x="19.2cm" svg:y="6cm">
          <text:p text:style-name="P3">글쓰기</text:p>
        </draw:rect>
        <draw:rect draw:style-name="gr11" draw:text-style-name="P17" draw:layer="layout" svg:width="3.2cm" svg:height="1.2cm" svg:x="2cm" svg:y="16cm">
          <text:p text:style-name="P3"><text:span text:style-name="T11">신고처리</text:span></text:p>
        </draw:rect>
        <presentation:notes draw:style-name="dp2">
          <draw:page-thumbnail draw:style-name="gr9" draw:layer="layout" svg:width="14.848cm" svg:height="11.136cm" svg:x="3.075cm" svg:y="2.257cm" draw:page-number="4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23" draw:text-style-name="P11" draw:layer="layout" svg:width="13cm" svg:height="1.707cm" svg:x="7.2cm" svg:y="0.221cm">
          <draw:text-box>
            <text:p text:style-name="P3"><text:span text:style-name="T6">관리자페이지</text:span><text:span text:style-name="T6">(</text:span><text:span text:style-name="T6">공지글내용</text:span><text:span text:style-name="T6">)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9" draw:layer="layout" svg:width="17.8cm" svg:height="0.8cm" svg:x="5.6cm" svg:y="19.8cm">
          <text:p text:style-name="P3"><text:span text:style-name="T5">카피라이터 </text:span><text:span text:style-name="T5">: </text:span><text:span text:style-name="T5">코리안 조커</text:span></text:p>
        </draw:rect>
        <draw:rect draw:style-name="gr19" draw:text-style-name="P9" draw:layer="layout" svg:width="9.6cm" svg:height="0.8cm" svg:x="8.8cm" svg:y="3.8cm">
          <text:p text:style-name="P3"><text:span text:style-name="T5">공지게시판</text:span></text:p>
        </draw:rect>
        <draw:frame draw:style-name="standard" draw:layer="layout" svg:width="22.198cm" svg:height="10.793cm" svg:x="2.8cm" svg:y="4.707cm">
          <table:table table:template-name="gray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2"/>
            <table:table-row table:style-name="ro12" table:default-cell-style-name="ce1">
              <table:table-cell table:style-name="ce3">
                <text:p text:style-name="P3"><text:span text:style-name="T5">번 호</text:span></text:p>
              </table:table-cell>
              <table:table-cell table:style-name="ce2">
                <text:p text:style-name="P3"><text:span text:style-name="T5">제 목</text:span></text:p>
              </table:table-cell>
              <table:table-cell>
                <text:p text:style-name="P3"><text:span text:style-name="T5">날 짜</text:span></text:p>
              </table:table-cell>
              <table:table-cell>
                <text:p text:style-name="P3"><text:span text:style-name="T5">조 회</text:span></text:p>
              </table:table-cell>
            </table:table-row>
            <table:table-row table:style-name="ro14" table:default-cell-style-name="ce2">
              <table:table-cell table:number-columns-spanned="4"/>
              <table:covered-table-cell/>
              <table:covered-table-cell/>
              <table:covered-table-cell/>
            </table:table-row>
          </table:table>
          <draw:image xlink:href="Pictures/TablePreview17.svm" xlink:type="simple" xlink:show="embed" xlink:actuate="onLoad"/>
        </draw:frame>
        <draw:rect draw:style-name="gr4" draw:text-style-name="P3" draw:layer="layout" svg:width="4.6cm" svg:height="1.4cm" svg:x="3cm" svg:y="17.2cm">
          <text:p/>
        </draw:rect>
        <draw:rect draw:style-name="gr5" draw:text-style-name="P9" draw:layer="layout" svg:width="3.4cm" svg:height="1cm" svg:x="3.6cm" svg:y="17.4cm">
          <text:p text:style-name="P3"><text:span text:style-name="T5">이전 글</text:span></text:p>
        </draw:rect>
        <draw:rect draw:style-name="gr4" draw:text-style-name="P3" draw:layer="layout" svg:width="4.635cm" svg:height="1.4cm" svg:x="20.365cm" svg:y="17.2cm">
          <text:p/>
        </draw:rect>
        <draw:rect draw:style-name="gr5" draw:text-style-name="P9" draw:layer="layout" svg:width="3.6cm" svg:height="1cm" svg:x="21cm" svg:y="17.4cm">
          <text:p text:style-name="P3"><text:span text:style-name="T5">다음 글</text:span></text:p>
        </draw:rect>
        <draw:rect draw:style-name="gr7" draw:text-style-name="P9" draw:layer="layout" svg:width="4.2cm" svg:height="0.8cm" svg:x="14cm" svg:y="15.8cm">
          <text:p text:style-name="P3"><text:span text:style-name="T5">수정</text:span><text:span text:style-name="T5">(</text:span><text:span text:style-name="T5">관리자</text:span><text:span text:style-name="T5">)</text:span></text:p>
        </draw:rect>
        <draw:rect draw:style-name="gr7" draw:text-style-name="P9" draw:layer="layout" svg:width="3.6cm" svg:height="0.8cm" svg:x="18.4cm" svg:y="15.8cm">
          <text:p text:style-name="P3"><text:span text:style-name="T5">삭제</text:span><text:span text:style-name="T5">(</text:span><text:span text:style-name="T5">관리자</text:span><text:span text:style-name="T5">)</text:span></text:p>
        </draw:rect>
        <draw:rect draw:style-name="gr7" draw:text-style-name="P9" draw:layer="layout" svg:width="2.6cm" svg:height="0.8cm" svg:x="22.4cm" svg:y="15.8cm">
          <text:p text:style-name="P3"><text:span text:style-name="T5">목록</text:span></text:p>
        </draw:rect>
        <presentation:notes draw:style-name="dp2">
          <draw:page-thumbnail draw:style-name="gr9" draw:layer="layout" svg:width="14.848cm" svg:height="11.136cm" svg:x="3.075cm" svg:y="2.257cm" draw:page-number="4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관리자페이지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7" draw:text-style-name="P9" draw:layer="layout" svg:width="10.6cm" svg:height="1.4cm" svg:x="9.4cm" svg:y="4.2cm">
          <text:p text:style-name="P3"><text:span text:style-name="T5">분양내역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공지사항</text:span></text:p>
        </draw:rect>
        <draw:rect draw:style-name="gr11" draw:text-style-name="P17" draw:layer="layout" svg:width="3.2cm" svg:height="1.2cm" svg:x="2cm" svg:y="14.4cm">
          <text:p text:style-name="P3"><text:span text:style-name="T7">신고내역</text:span></text:p>
        </draw:rect>
        <draw:rect draw:style-name="gr11" draw:text-style-name="P13" draw:layer="layout" svg:width="3.2cm" svg:height="1.2cm" svg:x="2cm" svg:y="12.8cm">
          <text:p text:style-name="P3"><text:span text:style-name="T7">문의내역</text:span></text:p>
        </draw:rect>
        <draw:rect draw:style-name="gr11" draw:text-style-name="P13" draw:layer="layout" svg:width="3.2cm" svg:height="1.2cm" svg:x="2cm" svg:y="11.2cm">
          <text:p text:style-name="P3"><text:span text:style-name="T7">신청내역</text:span></text:p>
        </draw:rect>
        <draw:rect draw:style-name="gr11" draw:text-style-name="P13" draw:layer="layout" svg:width="3.2cm" svg:height="1.2cm" svg:x="2cm" svg:y="9.6cm">
          <text:p text:style-name="P3"><text:span text:style-name="T7">입양내역</text:span></text:p>
        </draw:rect>
        <draw:rect draw:style-name="gr11" draw:text-style-name="P13" draw:layer="layout" svg:width="3.2cm" svg:height="1.2cm" svg:x="2cm" svg:y="8cm">
          <text:p text:style-name="P3"><text:span text:style-name="T7">분양내역</text:span></text:p>
        </draw:rect>
        <draw:rect draw:style-name="gr10" draw:text-style-name="P3" draw:layer="layout" svg:width="1.8cm" svg:height="15.8cm" svg:x="24.2cm" svg:y="3.4cm">
          <text:p/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1" draw:text-style-name="P17" draw:layer="layout" svg:width="3.2cm" svg:height="1.2cm" svg:x="2cm" svg:y="16cm">
          <text:p text:style-name="P3"><text:span text:style-name="T11">신고처리</text:span></text:p>
        </draw:rect>
        <draw:frame draw:style-name="standard" draw:layer="layout" svg:width="17.798cm" svg:height="10.802cm" svg:x="5.8cm" svg:y="6.6cm">
          <table:table table:template-name="gray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7" table:default-cell-style-name="ce1">
              <table:table-cell>
                <text:p text:style-name="P3">번호</text:p>
              </table:table-cell>
              <table:table-cell>
                <text:p text:style-name="P3">종류</text:p>
              </table:table-cell>
              <table:table-cell>
                <text:p text:style-name="P3">품종</text:p>
              </table:table-cell>
              <table:table-cell>
                <text:p text:style-name="P3">크기</text:p>
              </table:table-cell>
              <table:table-cell>
                <text:p text:style-name="P3">중성화여부</text:p>
              </table:table-cell>
              <table:table-cell>
                <text:p text:style-name="P3">분양일</text:p>
              </table:table-cell>
              <table:table-cell>
                <text:p text:style-name="P3">분양</text:p>
                <text:p text:style-name="P3">아이디</text:p>
              </table:table-cell>
            </table:table-row>
            <table:table-row table:style-name="ro17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4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분양내역 내용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분양내용</text:span></text:p>
        </draw:rect>
        <draw:rect draw:style-name="gr10" draw:text-style-name="P3" draw:layer="layout" svg:width="16cm" svg:height="11.6cm" svg:x="5.6cm" svg:y="6.4cm">
          <text:p/>
        </draw:rect>
        <draw:rect draw:style-name="gr15" draw:text-style-name="P13" draw:layer="layout" svg:width="3.2cm" svg:height="1cm" svg:x="7.2cm" svg:y="7.4cm">
          <text:p text:style-name="P3"><text:span text:style-name="T7">동물등록번호</text:span></text:p>
        </draw:rect>
        <draw:rect draw:style-name="gr13" draw:text-style-name="P3" draw:layer="layout" svg:width="8.8cm" svg:height="1cm" svg:x="11cm" svg:y="7.4cm">
          <text:p/>
        </draw:rect>
        <draw:rect draw:style-name="gr15" draw:text-style-name="P9" draw:layer="layout" svg:width="3.2cm" svg:height="1cm" svg:x="7.2cm" svg:y="13cm">
          <text:p text:style-name="P3"><text:span text:style-name="T5">분양일</text:span></text:p>
        </draw:rect>
        <draw:rect draw:style-name="gr15" draw:text-style-name="P9" draw:layer="layout" svg:width="3.2cm" svg:height="1cm" svg:x="7.2cm" svg:y="10.2cm">
          <text:p text:style-name="P3"><text:span text:style-name="T5">품종</text:span></text:p>
        </draw:rect>
        <draw:rect draw:style-name="gr15" draw:text-style-name="P16" draw:layer="layout" svg:width="3.2cm" svg:height="1cm" svg:x="7.2cm" svg:y="8.8cm">
          <text:p text:style-name="P3"><text:span text:style-name="T10">종류</text:span></text:p>
        </draw:rect>
        <draw:rect draw:style-name="gr15" draw:text-style-name="P13" draw:layer="layout" svg:width="3.2cm" svg:height="1cm" svg:x="7.2cm" svg:y="14.4cm">
          <text:p text:style-name="P3"><text:span text:style-name="T7">분양아이디</text:span></text:p>
        </draw:rect>
        <draw:rect draw:style-name="gr13" draw:text-style-name="P3" draw:layer="layout" svg:width="8.8cm" svg:height="1cm" svg:x="11cm" svg:y="14.4cm">
          <text:p/>
        </draw:rect>
        <draw:rect draw:style-name="gr13" draw:text-style-name="P3" draw:layer="layout" svg:width="8.8cm" svg:height="1cm" svg:x="11cm" svg:y="13cm">
          <text:p/>
        </draw:rect>
        <draw:rect draw:style-name="gr13" draw:text-style-name="P3" draw:layer="layout" svg:width="8.8cm" svg:height="1cm" svg:x="11cm" svg:y="10.2cm">
          <text:p/>
        </draw:rect>
        <draw:rect draw:style-name="gr13" draw:text-style-name="P3" draw:layer="layout" svg:width="8.8cm" svg:height="1cm" svg:x="11cm" svg:y="8.8cm">
          <text:p/>
        </draw:rect>
        <draw:rect draw:style-name="gr11" draw:text-style-name="P9" draw:layer="layout" svg:width="4.4cm" svg:height="1cm" svg:x="8.4cm" svg:y="16.6cm">
          <text:p text:style-name="P3"><text:span text:style-name="T5">수락</text:span></text:p>
        </draw:rect>
        <draw:rect draw:style-name="gr11" draw:text-style-name="P9" draw:layer="layout" svg:width="4.4cm" svg:height="1cm" svg:x="15.2cm" svg:y="16.6cm">
          <text:p text:style-name="P3"><text:span text:style-name="T5">취소</text:span></text:p>
        </draw:rect>
        <draw:rect draw:style-name="gr15" draw:text-style-name="P13" draw:layer="layout" svg:width="3.2cm" svg:height="1cm" svg:x="7.2cm" svg:y="11.6cm">
          <text:p text:style-name="P3"><text:span text:style-name="T7">중성자 여부</text:span></text:p>
        </draw:rect>
        <draw:rect draw:style-name="gr13" draw:text-style-name="P3" draw:layer="layout" svg:width="8.8cm" svg:height="1cm" svg:x="11cm" svg:y="11.6cm">
          <text:p/>
        </draw:rect>
        <presentation:notes draw:style-name="dp2">
          <draw:page-thumbnail draw:style-name="gr9" draw:layer="layout" svg:width="14.848cm" svg:height="11.136cm" svg:x="3.075cm" svg:y="2.257cm" draw:page-number="4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관리자페이지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7" draw:text-style-name="P9" draw:layer="layout" svg:width="10.6cm" svg:height="1.4cm" svg:x="9.4cm" svg:y="4.2cm">
          <text:p text:style-name="P3"><text:span text:style-name="T5">입양내역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공지사항</text:span></text:p>
        </draw:rect>
        <draw:rect draw:style-name="gr11" draw:text-style-name="P17" draw:layer="layout" svg:width="3.2cm" svg:height="1.2cm" svg:x="2cm" svg:y="14.4cm">
          <text:p text:style-name="P3"><text:span text:style-name="T7">신고내역</text:span></text:p>
        </draw:rect>
        <draw:rect draw:style-name="gr11" draw:text-style-name="P13" draw:layer="layout" svg:width="3.2cm" svg:height="1.2cm" svg:x="2cm" svg:y="12.8cm">
          <text:p text:style-name="P3"><text:span text:style-name="T7">문의내역</text:span></text:p>
        </draw:rect>
        <draw:rect draw:style-name="gr11" draw:text-style-name="P13" draw:layer="layout" svg:width="3.2cm" svg:height="1.2cm" svg:x="2cm" svg:y="11.2cm">
          <text:p text:style-name="P3"><text:span text:style-name="T7">신청내역</text:span></text:p>
        </draw:rect>
        <draw:rect draw:style-name="gr11" draw:text-style-name="P13" draw:layer="layout" svg:width="3.2cm" svg:height="1.2cm" svg:x="2cm" svg:y="9.6cm">
          <text:p text:style-name="P3"><text:span text:style-name="T7">입양내역</text:span></text:p>
        </draw:rect>
        <draw:rect draw:style-name="gr11" draw:text-style-name="P13" draw:layer="layout" svg:width="3.2cm" svg:height="1.2cm" svg:x="2cm" svg:y="8cm">
          <text:p text:style-name="P3"><text:span text:style-name="T7">분양내역</text:span></text:p>
        </draw:rect>
        <draw:rect draw:style-name="gr10" draw:text-style-name="P3" draw:layer="layout" svg:width="1.8cm" svg:height="15.8cm" svg:x="24.2cm" svg:y="3.4cm">
          <text:p/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1" draw:text-style-name="P17" draw:layer="layout" svg:width="3.2cm" svg:height="1.2cm" svg:x="2cm" svg:y="16cm">
          <text:p text:style-name="P3"><text:span text:style-name="T11">신고처리</text:span></text:p>
        </draw:rect>
        <draw:frame draw:style-name="standard" draw:layer="layout" svg:width="17.798cm" svg:height="10.802cm" svg:x="5.8cm" svg:y="6.6cm">
          <table:table table:template-name="gray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7" table:default-cell-style-name="ce1">
              <table:table-cell>
                <text:p text:style-name="P3"><text:span text:style-name="T5">번호</text:span></text:p>
              </table:table-cell>
              <table:table-cell>
                <text:p text:style-name="P3"><text:span text:style-name="T5">종류</text:span></text:p>
              </table:table-cell>
              <table:table-cell>
                <text:p text:style-name="P3"><text:span text:style-name="T5">품종</text:span></text:p>
              </table:table-cell>
              <table:table-cell>
                <text:p text:style-name="P3"><text:span text:style-name="T5">크기</text:span></text:p>
              </table:table-cell>
              <table:table-cell>
                <text:p text:style-name="P3"><text:span text:style-name="T5">중성화여부</text:span></text:p>
              </table:table-cell>
              <table:table-cell>
                <text:p text:style-name="P3"><text:span text:style-name="T5">입양일</text:span></text:p>
              </table:table-cell>
              <table:table-cell>
                <text:p text:style-name="P3"><text:span text:style-name="T5">입양</text:span></text:p>
                <text:p text:style-name="P3"><text:span text:style-name="T5">아이디</text:span></text:p>
              </table:table-cell>
            </table:table-row>
            <table:table-row table:style-name="ro17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8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4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분양내역 내용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분양내용</text:span></text:p>
        </draw:rect>
        <draw:rect draw:style-name="gr10" draw:text-style-name="P3" draw:layer="layout" svg:width="16cm" svg:height="11.6cm" svg:x="5.6cm" svg:y="6.4cm">
          <text:p/>
        </draw:rect>
        <draw:rect draw:style-name="gr15" draw:text-style-name="P13" draw:layer="layout" svg:width="3.2cm" svg:height="1cm" svg:x="7.2cm" svg:y="7.4cm">
          <text:p text:style-name="P3"><text:span text:style-name="T7">동물등록번호</text:span></text:p>
        </draw:rect>
        <draw:rect draw:style-name="gr13" draw:text-style-name="P3" draw:layer="layout" svg:width="8.8cm" svg:height="1cm" svg:x="11cm" svg:y="7.4cm">
          <text:p/>
        </draw:rect>
        <draw:rect draw:style-name="gr15" draw:text-style-name="P9" draw:layer="layout" svg:width="3.2cm" svg:height="1cm" svg:x="7.2cm" svg:y="13cm">
          <text:p text:style-name="P3"><text:span text:style-name="T5">입양일</text:span></text:p>
        </draw:rect>
        <draw:rect draw:style-name="gr15" draw:text-style-name="P9" draw:layer="layout" svg:width="3.2cm" svg:height="1cm" svg:x="7.2cm" svg:y="10.2cm">
          <text:p text:style-name="P3"><text:span text:style-name="T5">품종</text:span></text:p>
        </draw:rect>
        <draw:rect draw:style-name="gr15" draw:text-style-name="P16" draw:layer="layout" svg:width="3.2cm" svg:height="1cm" svg:x="7.2cm" svg:y="8.8cm">
          <text:p text:style-name="P3"><text:span text:style-name="T10">종류</text:span></text:p>
        </draw:rect>
        <draw:rect draw:style-name="gr15" draw:text-style-name="P13" draw:layer="layout" svg:width="3.2cm" svg:height="1cm" svg:x="7.2cm" svg:y="14.4cm">
          <text:p text:style-name="P3"><text:span text:style-name="T7">입양아이디</text:span></text:p>
        </draw:rect>
        <draw:rect draw:style-name="gr13" draw:text-style-name="P3" draw:layer="layout" svg:width="8.8cm" svg:height="1cm" svg:x="11cm" svg:y="14.4cm">
          <text:p/>
        </draw:rect>
        <draw:rect draw:style-name="gr13" draw:text-style-name="P3" draw:layer="layout" svg:width="8.8cm" svg:height="1cm" svg:x="11cm" svg:y="13cm">
          <text:p/>
        </draw:rect>
        <draw:rect draw:style-name="gr13" draw:text-style-name="P3" draw:layer="layout" svg:width="8.8cm" svg:height="1cm" svg:x="11cm" svg:y="10.2cm">
          <text:p/>
        </draw:rect>
        <draw:rect draw:style-name="gr13" draw:text-style-name="P3" draw:layer="layout" svg:width="8.8cm" svg:height="1cm" svg:x="11cm" svg:y="8.8cm">
          <text:p/>
        </draw:rect>
        <draw:rect draw:style-name="gr11" draw:text-style-name="P9" draw:layer="layout" svg:width="4.4cm" svg:height="1cm" svg:x="8.4cm" svg:y="16.6cm">
          <text:p text:style-name="P3"><text:span text:style-name="T5">수락</text:span></text:p>
        </draw:rect>
        <draw:rect draw:style-name="gr11" draw:text-style-name="P9" draw:layer="layout" svg:width="4.4cm" svg:height="1cm" svg:x="15.2cm" svg:y="16.6cm">
          <text:p text:style-name="P3"><text:span text:style-name="T5">취소</text:span></text:p>
        </draw:rect>
        <draw:rect draw:style-name="gr15" draw:text-style-name="P13" draw:layer="layout" svg:width="3.2cm" svg:height="1cm" svg:x="7.2cm" svg:y="11.6cm">
          <text:p text:style-name="P3"><text:span text:style-name="T7">중성자 여부</text:span></text:p>
        </draw:rect>
        <draw:rect draw:style-name="gr13" draw:text-style-name="P3" draw:layer="layout" svg:width="8.8cm" svg:height="1cm" svg:x="11cm" svg:y="11.6cm">
          <text:p/>
        </draw:rect>
        <presentation:notes draw:style-name="dp2">
          <draw:page-thumbnail draw:style-name="gr9" draw:layer="layout" svg:width="14.848cm" svg:height="11.136cm" svg:x="3.075cm" svg:y="2.257cm" draw:page-number="4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관리자페이지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7" draw:text-style-name="P9" draw:layer="layout" svg:width="10.6cm" svg:height="1.4cm" svg:x="9.4cm" svg:y="4.2cm">
          <text:p text:style-name="P3"><text:span text:style-name="T5">분양회원 신청내역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공지사항</text:span></text:p>
        </draw:rect>
        <draw:rect draw:style-name="gr11" draw:text-style-name="P17" draw:layer="layout" svg:width="3.2cm" svg:height="1.2cm" svg:x="2cm" svg:y="14.4cm">
          <text:p text:style-name="P3"><text:span text:style-name="T7">신고내역</text:span></text:p>
        </draw:rect>
        <draw:rect draw:style-name="gr11" draw:text-style-name="P13" draw:layer="layout" svg:width="3.2cm" svg:height="1.2cm" svg:x="2cm" svg:y="12.8cm">
          <text:p text:style-name="P3"><text:span text:style-name="T7">문의내역</text:span></text:p>
        </draw:rect>
        <draw:rect draw:style-name="gr11" draw:text-style-name="P13" draw:layer="layout" svg:width="3.2cm" svg:height="1.2cm" svg:x="2cm" svg:y="11.2cm">
          <text:p text:style-name="P3"><text:span text:style-name="T7">신청내역</text:span></text:p>
        </draw:rect>
        <draw:rect draw:style-name="gr11" draw:text-style-name="P13" draw:layer="layout" svg:width="3.2cm" svg:height="1.2cm" svg:x="2cm" svg:y="9.6cm">
          <text:p text:style-name="P3"><text:span text:style-name="T7">입양내역</text:span></text:p>
        </draw:rect>
        <draw:rect draw:style-name="gr11" draw:text-style-name="P13" draw:layer="layout" svg:width="3.2cm" svg:height="1.2cm" svg:x="2cm" svg:y="8cm">
          <text:p text:style-name="P3"><text:span text:style-name="T7">분양내역</text:span></text:p>
        </draw:rect>
        <draw:rect draw:style-name="gr10" draw:text-style-name="P3" draw:layer="layout" svg:width="1.8cm" svg:height="15.8cm" svg:x="24.2cm" svg:y="3.4cm">
          <text:p/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1" draw:text-style-name="P17" draw:layer="layout" svg:width="3.2cm" svg:height="1.2cm" svg:x="2cm" svg:y="16cm">
          <text:p text:style-name="P3"><text:span text:style-name="T11">신고처리</text:span></text:p>
        </draw:rect>
        <draw:frame draw:style-name="standard" draw:layer="layout" svg:width="17.999cm" svg:height="10.998cm" svg:x="5.8cm" svg:y="6.4cm">
          <table:table table:template-name="gray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9" table:default-cell-style-name="ce1">
              <table:table-cell>
                <text:p text:style-name="P3">번 호</text:p>
              </table:table-cell>
              <table:table-cell>
                <text:p text:style-name="P3">등록번호</text:p>
              </table:table-cell>
              <table:table-cell>
                <text:p text:style-name="P3">아이디</text:p>
              </table:table-cell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20" table:default-cell-style-name="ce2"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4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23" draw:text-style-name="P11" draw:layer="layout" svg:width="9.8cm" svg:height="1.707cm" svg:x="8.8cm" svg:y="0.221cm">
          <draw:text-box>
            <text:p text:style-name="P3"><text:span text:style-name="T6"><text:s/></text:span><text:span text:style-name="T6">분양회원 신청 내용 보기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분양회원 신청내용</text:span></text:p>
        </draw:rect>
        <draw:rect draw:style-name="gr4" draw:text-style-name="P3" draw:layer="layout" svg:width="17cm" svg:height="2.6cm" svg:x="5.4cm" svg:y="6.6cm">
          <text:p/>
        </draw:rect>
        <draw:rect draw:style-name="gr5" draw:text-style-name="P9" draw:layer="layout" svg:width="10.8cm" svg:height="1cm" svg:x="11.4cm" svg:y="6.8cm">
          <text:p text:style-name="P3"><text:span text:style-name="T5">입력한 동물등록번호</text:span></text:p>
        </draw:rect>
        <draw:rect draw:style-name="gr4" draw:text-style-name="P3" draw:layer="layout" svg:width="17cm" svg:height="7.4cm" svg:x="5.4cm" svg:y="9.6cm">
          <text:p/>
        </draw:rect>
        <draw:rect draw:style-name="gr6" draw:text-style-name="P9" draw:layer="layout" svg:width="16.2cm" svg:height="6.4cm" svg:x="5.8cm" svg:y="10.2cm">
          <text:p text:style-name="P3"><text:span text:style-name="T5">내 용</text:span></text:p>
        </draw:rect>
        <draw:rect draw:style-name="gr4" draw:text-style-name="P3" draw:layer="layout" svg:width="4cm" svg:height="1.2cm" svg:x="8.8cm" svg:y="17.6cm">
          <text:p/>
        </draw:rect>
        <draw:rect draw:style-name="gr5" draw:text-style-name="P9" draw:layer="layout" svg:width="3.6cm" svg:height="0.8cm" svg:x="9cm" svg:y="17.8cm">
          <text:p text:style-name="P3"><text:span text:style-name="T5">전송</text:span></text:p>
        </draw:rect>
        <draw:rect draw:style-name="gr4" draw:text-style-name="P3" draw:layer="layout" svg:width="4cm" svg:height="1.2cm" svg:x="14cm" svg:y="17.6cm">
          <text:p/>
        </draw:rect>
        <draw:rect draw:style-name="gr5" draw:text-style-name="P9" draw:layer="layout" svg:width="3.6cm" svg:height="0.8cm" svg:x="14.2cm" svg:y="17.8cm">
          <text:p text:style-name="P3"><text:span text:style-name="T5">취소</text:span></text:p>
        </draw:rect>
        <draw:rect draw:style-name="gr5" draw:text-style-name="P9" draw:layer="layout" svg:width="5.4cm" svg:height="1cm" svg:x="5.8cm" svg:y="8cm">
          <text:p text:style-name="P3"><text:span text:style-name="T5">아이디</text:span></text:p>
        </draw:rect>
        <draw:rect draw:style-name="gr5" draw:text-style-name="P9" draw:layer="layout" svg:width="10.8cm" svg:height="1cm" svg:x="11.4cm" svg:y="8cm">
          <text:p text:style-name="P3"><text:span text:style-name="T5">신청한 아이디</text:span></text:p>
        </draw:rect>
        <draw:rect draw:style-name="gr5" draw:text-style-name="P9" draw:layer="layout" svg:width="5.4cm" svg:height="1cm" svg:x="5.8cm" svg:y="6.8cm">
          <text:p text:style-name="P3"><text:span text:style-name="T5">동물등록번호</text:span></text:p>
        </draw:rect>
        <presentation:notes draw:style-name="dp2">
          <draw:page-thumbnail draw:style-name="gr9" draw:layer="layout" svg:width="14.848cm" svg:height="11.136cm" svg:x="3.075cm" svg:y="2.257cm" draw:page-number="4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관리자페이지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7" draw:text-style-name="P9" draw:layer="layout" svg:width="10.6cm" svg:height="1.4cm" svg:x="9.4cm" svg:y="4.2cm">
          <text:p text:style-name="P3"><text:span text:style-name="T5">문의내역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공지사항</text:span></text:p>
        </draw:rect>
        <draw:rect draw:style-name="gr11" draw:text-style-name="P17" draw:layer="layout" svg:width="3.2cm" svg:height="1.2cm" svg:x="2cm" svg:y="14.4cm">
          <text:p text:style-name="P3"><text:span text:style-name="T7">신고내역</text:span></text:p>
        </draw:rect>
        <draw:rect draw:style-name="gr11" draw:text-style-name="P13" draw:layer="layout" svg:width="3.2cm" svg:height="1.2cm" svg:x="2cm" svg:y="12.8cm">
          <text:p text:style-name="P3"><text:span text:style-name="T7">문의내역</text:span></text:p>
        </draw:rect>
        <draw:rect draw:style-name="gr11" draw:text-style-name="P13" draw:layer="layout" svg:width="3.2cm" svg:height="1.2cm" svg:x="2cm" svg:y="11.2cm">
          <text:p text:style-name="P3"><text:span text:style-name="T7">신청내역</text:span></text:p>
        </draw:rect>
        <draw:rect draw:style-name="gr11" draw:text-style-name="P13" draw:layer="layout" svg:width="3.2cm" svg:height="1.2cm" svg:x="2cm" svg:y="9.6cm">
          <text:p text:style-name="P3"><text:span text:style-name="T7">입양내역</text:span></text:p>
        </draw:rect>
        <draw:rect draw:style-name="gr11" draw:text-style-name="P13" draw:layer="layout" svg:width="3.2cm" svg:height="1.2cm" svg:x="2cm" svg:y="8cm">
          <text:p text:style-name="P3"><text:span text:style-name="T7">분양내역</text:span></text:p>
        </draw:rect>
        <draw:rect draw:style-name="gr10" draw:text-style-name="P3" draw:layer="layout" svg:width="1.8cm" svg:height="15.8cm" svg:x="24.2cm" svg:y="3.4cm">
          <text:p/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1" draw:text-style-name="P17" draw:layer="layout" svg:width="3.2cm" svg:height="1.2cm" svg:x="2cm" svg:y="16cm">
          <text:p text:style-name="P3"><text:span text:style-name="T11">신고처리</text:span></text:p>
        </draw:rect>
        <draw:frame draw:style-name="standard" draw:layer="layout" svg:width="17.999cm" svg:height="10.998cm" svg:x="5.8cm" svg:y="6.4cm">
          <table:table table:template-name="gray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9" table:default-cell-style-name="ce1">
              <table:table-cell>
                <text:p text:style-name="P3"><text:span text:style-name="T5">번 호</text:span></text:p>
              </table:table-cell>
              <table:table-cell>
                <text:p text:style-name="P3"><text:span text:style-name="T5">제목</text:span></text:p>
              </table:table-cell>
              <table:table-cell>
                <text:p text:style-name="P3"><text:span text:style-name="T5">아이디</text:span></text:p>
              </table:table-cell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19" table:default-cell-style-name="ce2">
              <table:table-cell/>
              <table:table-cell/>
              <table:table-cell/>
            </table:table-row>
            <table:table-row table:style-name="ro20" table:default-cell-style-name="ce2"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4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문의내용 보기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문의내용</text:span></text:p>
        </draw:rect>
        <draw:rect draw:style-name="gr4" draw:text-style-name="P3" draw:layer="layout" svg:width="17cm" svg:height="2.6cm" svg:x="5.4cm" svg:y="6.6cm">
          <text:p/>
        </draw:rect>
        <draw:rect draw:style-name="gr6" draw:text-style-name="P3" draw:layer="layout" svg:width="16.4cm" svg:height="1cm" svg:x="5.8cm" svg:y="6.8cm">
          <text:p text:style-name="P3">제 목</text:p>
        </draw:rect>
        <draw:rect draw:style-name="gr4" draw:text-style-name="P3" draw:layer="layout" svg:width="17cm" svg:height="7.4cm" svg:x="5.4cm" svg:y="9.6cm">
          <text:p/>
        </draw:rect>
        <draw:rect draw:style-name="gr6" draw:text-style-name="P9" draw:layer="layout" svg:width="16.2cm" svg:height="6.4cm" svg:x="5.8cm" svg:y="10.2cm">
          <text:p text:style-name="P3"><text:span text:style-name="T5">내 용</text:span></text:p>
        </draw:rect>
        <draw:rect draw:style-name="gr4" draw:text-style-name="P3" draw:layer="layout" svg:width="4cm" svg:height="1.2cm" svg:x="8.8cm" svg:y="17.6cm">
          <text:p/>
        </draw:rect>
        <draw:rect draw:style-name="gr5" draw:text-style-name="P9" draw:layer="layout" svg:width="3.6cm" svg:height="0.8cm" svg:x="9cm" svg:y="17.8cm">
          <text:p text:style-name="P3"><text:span text:style-name="T5">전송</text:span></text:p>
        </draw:rect>
        <draw:rect draw:style-name="gr4" draw:text-style-name="P3" draw:layer="layout" svg:width="4cm" svg:height="1.2cm" svg:x="14cm" svg:y="17.6cm">
          <text:p/>
        </draw:rect>
        <draw:rect draw:style-name="gr5" draw:text-style-name="P9" draw:layer="layout" svg:width="3.6cm" svg:height="0.8cm" svg:x="14.2cm" svg:y="17.8cm">
          <text:p text:style-name="P3"><text:span text:style-name="T5">취소</text:span></text:p>
        </draw:rect>
        <draw:rect draw:style-name="gr6" draw:text-style-name="P3" draw:layer="layout" svg:width="8cm" svg:height="1cm" svg:x="5.8cm" svg:y="8cm">
          <text:p text:style-name="P3">문의한 E-mail</text:p>
        </draw:rect>
        <draw:rect draw:style-name="gr6" draw:text-style-name="P3" draw:layer="layout" svg:width="8cm" svg:height="1cm" svg:x="14.2cm" svg:y="8cm">
          <text:p text:style-name="P3">문의한 날짜</text:p>
        </draw:rect>
        <presentation:notes draw:style-name="dp2">
          <draw:page-thumbnail draw:style-name="gr9" draw:layer="layout" svg:width="14.848cm" svg:height="11.136cm" svg:x="3.075cm" svg:y="2.257cm" draw:page-number="5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문의하기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문의답변하기</text:span></text:p>
        </draw:rect>
        <draw:rect draw:style-name="gr4" draw:text-style-name="P3" draw:layer="layout" svg:width="17cm" svg:height="2.6cm" svg:x="5.4cm" svg:y="6.6cm">
          <text:p/>
        </draw:rect>
        <draw:rect draw:style-name="gr5" draw:text-style-name="P8" draw:layer="layout" svg:width="5cm" svg:height="1cm" svg:x="6cm" svg:y="6.8cm">
          <text:p text:style-name="P3"><text:span text:style-name="T4">제목</text:span></text:p>
        </draw:rect>
        <draw:rect draw:style-name="gr21" draw:text-style-name="P3" draw:layer="layout" svg:width="11cm" svg:height="1cm" svg:x="11.2cm" svg:y="6.8cm">
          <text:p/>
        </draw:rect>
        <draw:rect draw:style-name="gr4" draw:text-style-name="P3" draw:layer="layout" svg:width="17cm" svg:height="7.6cm" svg:x="5.4cm" svg:y="9.4cm">
          <text:p/>
        </draw:rect>
        <draw:rect draw:style-name="gr6" draw:text-style-name="P9" draw:layer="layout" svg:width="16.2cm" svg:height="6.8cm" svg:x="5.8cm" svg:y="9.8cm">
          <text:p text:style-name="P3"><text:span text:style-name="T5">내 용</text:span></text:p>
        </draw:rect>
        <draw:rect draw:style-name="gr4" draw:text-style-name="P3" draw:layer="layout" svg:width="4cm" svg:height="1.2cm" svg:x="8.8cm" svg:y="17.6cm">
          <text:p/>
        </draw:rect>
        <draw:rect draw:style-name="gr5" draw:text-style-name="P9" draw:layer="layout" svg:width="3.6cm" svg:height="0.8cm" svg:x="9cm" svg:y="17.8cm">
          <text:p text:style-name="P3"><text:span text:style-name="T5">전송</text:span></text:p>
        </draw:rect>
        <draw:rect draw:style-name="gr4" draw:text-style-name="P3" draw:layer="layout" svg:width="4cm" svg:height="1.2cm" svg:x="14cm" svg:y="17.6cm">
          <text:p/>
        </draw:rect>
        <draw:rect draw:style-name="gr5" draw:text-style-name="P9" draw:layer="layout" svg:width="3.6cm" svg:height="0.8cm" svg:x="14.2cm" svg:y="17.8cm">
          <text:p text:style-name="P3"><text:span text:style-name="T5">취소</text:span></text:p>
        </draw:rect>
        <draw:rect draw:style-name="gr5" draw:text-style-name="P8" draw:layer="layout" svg:width="5cm" svg:height="1cm" svg:x="6cm" svg:y="8cm">
          <text:p text:style-name="P3"><text:span text:style-name="T4">답변할 이메일</text:span></text:p>
        </draw:rect>
        <draw:rect draw:style-name="gr20" draw:text-style-name="P3" draw:layer="layout" svg:width="11cm" svg:height="1cm" svg:x="11.2cm" svg:y="8cm">
          <text:p/>
        </draw:rect>
        <presentation:notes draw:style-name="dp2">
          <draw:page-thumbnail draw:style-name="gr9" draw:layer="layout" svg:width="14.848cm" svg:height="11.136cm" svg:x="3.075cm" svg:y="2.257cm" draw:page-number="5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관리자페이지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7" draw:text-style-name="P9" draw:layer="layout" svg:width="10.6cm" svg:height="1.4cm" svg:x="9.4cm" svg:y="4.2cm">
          <text:p text:style-name="P3"><text:span text:style-name="T5">신고내역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공지사항</text:span></text:p>
        </draw:rect>
        <draw:rect draw:style-name="gr11" draw:text-style-name="P17" draw:layer="layout" svg:width="3.2cm" svg:height="1.2cm" svg:x="2cm" svg:y="14.4cm">
          <text:p text:style-name="P3"><text:span text:style-name="T7">신고내역</text:span></text:p>
        </draw:rect>
        <draw:rect draw:style-name="gr11" draw:text-style-name="P13" draw:layer="layout" svg:width="3.2cm" svg:height="1.2cm" svg:x="2cm" svg:y="12.8cm">
          <text:p text:style-name="P3"><text:span text:style-name="T7">문의내역</text:span></text:p>
        </draw:rect>
        <draw:rect draw:style-name="gr11" draw:text-style-name="P13" draw:layer="layout" svg:width="3.2cm" svg:height="1.2cm" svg:x="2cm" svg:y="11.2cm">
          <text:p text:style-name="P3"><text:span text:style-name="T7">신청내역</text:span></text:p>
        </draw:rect>
        <draw:rect draw:style-name="gr11" draw:text-style-name="P13" draw:layer="layout" svg:width="3.2cm" svg:height="1.2cm" svg:x="2cm" svg:y="9.6cm">
          <text:p text:style-name="P3"><text:span text:style-name="T7">입양내역</text:span></text:p>
        </draw:rect>
        <draw:rect draw:style-name="gr11" draw:text-style-name="P13" draw:layer="layout" svg:width="3.2cm" svg:height="1.2cm" svg:x="2cm" svg:y="8cm">
          <text:p text:style-name="P3"><text:span text:style-name="T7">분양내역</text:span></text:p>
        </draw:rect>
        <draw:rect draw:style-name="gr10" draw:text-style-name="P3" draw:layer="layout" svg:width="1.8cm" svg:height="15.8cm" svg:x="24.2cm" svg:y="3.4cm">
          <text:p/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1" draw:text-style-name="P17" draw:layer="layout" svg:width="3.2cm" svg:height="1.2cm" svg:x="2cm" svg:y="16cm">
          <text:p text:style-name="P3"><text:span text:style-name="T11">신고처리</text:span></text:p>
        </draw:rect>
        <draw:frame draw:style-name="standard" draw:layer="layout" svg:width="17.998cm" svg:height="11.199cm" svg:x="5.8cm" svg:y="6.2cm">
          <table:table table:template-name="gray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21" table:default-cell-style-name="ce1">
              <table:table-cell>
                <text:p text:style-name="P3">번호</text:p>
              </table:table-cell>
              <table:table-cell>
                <text:p text:style-name="P3">제목</text:p>
              </table:table-cell>
              <table:table-cell>
                <text:p text:style-name="P3">신고한 아이디</text:p>
              </table:table-cell>
              <table:table-cell>
                <text:p text:style-name="P3">신고된 아이디</text:p>
              </table:table-cell>
              <table:table-cell>
                <text:p text:style-name="P3">날짜</text:p>
              </table:table-cell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3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5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신고내용 보기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4" draw:text-style-name="P3" draw:layer="layout" svg:width="10.6cm" svg:height="1.4cm" svg:x="8.4cm" svg:y="4.6cm">
          <text:p/>
        </draw:rect>
        <draw:rect draw:style-name="gr5" draw:text-style-name="P9" draw:layer="layout" svg:width="9.8cm" svg:height="1cm" svg:x="8.8cm" svg:y="4.8cm">
          <text:p text:style-name="P3"><text:span text:style-name="T5">신고내역</text:span></text:p>
        </draw:rect>
        <draw:rect draw:style-name="gr4" draw:text-style-name="P3" draw:layer="layout" svg:width="17cm" svg:height="3cm" svg:x="5.4cm" svg:y="6.6cm">
          <text:p/>
        </draw:rect>
        <draw:rect draw:style-name="gr6" draw:text-style-name="P9" draw:layer="layout" svg:width="16.4cm" svg:height="1cm" svg:x="5.8cm" svg:y="6.8cm">
          <text:p text:style-name="P3"><text:span text:style-name="T5">제 목</text:span></text:p>
        </draw:rect>
        <draw:rect draw:style-name="gr4" draw:text-style-name="P3" draw:layer="layout" svg:width="17cm" svg:height="7.2cm" svg:x="5.4cm" svg:y="9.8cm">
          <text:p/>
        </draw:rect>
        <draw:rect draw:style-name="gr6" draw:text-style-name="P9" draw:layer="layout" svg:width="16.2cm" svg:height="6.4cm" svg:x="5.8cm" svg:y="10.2cm">
          <text:p text:style-name="P3"><text:span text:style-name="T5">내 용</text:span></text:p>
        </draw:rect>
        <draw:rect draw:style-name="gr4" draw:text-style-name="P3" draw:layer="layout" svg:width="10.2cm" svg:height="1.2cm" svg:x="8.8cm" svg:y="17.6cm">
          <text:p/>
        </draw:rect>
        <draw:rect draw:style-name="gr5" draw:text-style-name="P9" draw:layer="layout" svg:width="9.8cm" svg:height="0.8cm" svg:x="9cm" svg:y="17.8cm">
          <text:p text:style-name="P3"><text:span text:style-name="T5">목 록</text:span></text:p>
        </draw:rect>
        <draw:rect draw:style-name="gr12" draw:text-style-name="P9" draw:layer="layout" svg:width="4.6cm" svg:height="0.8cm" svg:x="5.8cm" svg:y="8.4cm">
          <text:p text:style-name="P3"><text:span text:style-name="T5">신고자 아이디 </text:span></text:p>
        </draw:rect>
        <draw:rect draw:style-name="gr12" draw:text-style-name="P9" draw:layer="layout" svg:width="5cm" svg:height="0.8cm" svg:x="17.2cm" svg:y="8.4cm">
          <text:p text:style-name="P3"><text:span text:style-name="T5">신고 날짜</text:span></text:p>
        </draw:rect>
        <draw:line draw:style-name="gr18" draw:text-style-name="P3" draw:layer="layout" svg:x1="5.8cm" svg:y1="8cm" svg:x2="22.2cm" svg:y2="8cm">
          <text:p/>
        </draw:line>
        <draw:line draw:style-name="gr18" draw:text-style-name="P3" draw:layer="layout" svg:x1="10.8cm" svg:y1="8.2cm" svg:x2="10.8cm" svg:y2="9.4cm">
          <text:p/>
        </draw:line>
        <draw:line draw:style-name="gr18" draw:text-style-name="P3" draw:layer="layout" svg:x1="16.6cm" svg:y1="8.2cm" svg:x2="16.6cm" svg:y2="9.4cm">
          <text:p/>
        </draw:line>
        <draw:rect draw:style-name="gr12" draw:text-style-name="P9" draw:layer="layout" svg:width="5cm" svg:height="0.8cm" svg:x="11.2cm" svg:y="8.4cm">
          <text:p text:style-name="P3"><text:span text:style-name="T5">신고 된 아이디 </text:span></text:p>
        </draw:rect>
        <presentation:notes draw:style-name="dp2">
          <draw:page-thumbnail draw:style-name="gr9" draw:layer="layout" svg:width="14.848cm" svg:height="11.136cm" svg:x="3.075cm" svg:y="2.257cm" draw:page-number="5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기본값">
        <office:forms form:automatic-focus="false" form:apply-design-mode="false"/>
        <draw:rect draw:style-name="gr1" draw:text-style-name="P7" draw:layer="layout" svg:width="28cm" svg:height="2cm" svg:x="0cm" svg:y="1.4cm">
          <text:p/>
        </draw:rect>
        <draw:rect draw:style-name="gr2" draw:text-style-name="P2" draw:layer="layout" svg:width="2cm" svg:height="15.8cm" svg:x="0cm" svg:y="3.4cm">
          <text:p/>
        </draw:rect>
        <draw:frame draw:style-name="gr3" draw:text-style-name="P11" draw:layer="layout" svg:width="7.6cm" svg:height="0.979cm" svg:x="10.2cm" svg:y="0.221cm">
          <draw:text-box>
            <text:p text:style-name="P3"><text:span text:style-name="T6">관리자페이지</text:span></text:p>
          </draw:text-box>
        </draw:frame>
        <draw:rect draw:style-name="gr2" draw:text-style-name="P2" draw:layer="layout" svg:width="2cm" svg:height="15.8cm" svg:x="26cm" svg:y="3.4cm">
          <text:p/>
        </draw:rect>
        <draw:rect draw:style-name="gr1" draw:text-style-name="P3" draw:layer="layout" svg:width="28cm" svg:height="1.8cm" svg:x="0cm" svg:y="19.2cm">
          <text:p/>
        </draw:rect>
        <draw:rect draw:style-name="gr6" draw:text-style-name="P9" draw:layer="layout" svg:width="9.2cm" svg:height="1.2cm" svg:x="9.2cm" svg:y="1.8cm">
          <text:p text:style-name="P3"><text:span text:style-name="T5">배 너</text:span></text:p>
        </draw:rect>
        <draw:rect draw:style-name="gr7" draw:text-style-name="P11" draw:layer="layout" svg:width="17.8cm" svg:height="0.8cm" svg:x="5.6cm" svg:y="19.8cm">
          <text:p text:style-name="P3"><text:span text:style-name="T6">카피라이터 </text:span><text:span text:style-name="T6">: </text:span><text:span text:style-name="T6">코리안 조커</text:span></text:p>
        </draw:rect>
        <draw:rect draw:style-name="gr7" draw:text-style-name="P9" draw:layer="layout" svg:width="10.6cm" svg:height="1.4cm" svg:x="9.4cm" svg:y="4.2cm">
          <text:p text:style-name="P3"><text:span text:style-name="T5">신고처리</text:span></text:p>
        </draw:rect>
        <draw:rect draw:style-name="gr10" draw:text-style-name="P3" draw:layer="layout" svg:width="3.2cm" svg:height="15.8cm" svg:x="2cm" svg:y="3.4cm">
          <text:p/>
        </draw:rect>
        <draw:rect draw:style-name="gr11" draw:text-style-name="P13" draw:layer="layout" svg:width="3.2cm" svg:height="1.2cm" svg:x="2cm" svg:y="6.4cm">
          <text:p text:style-name="P3"><text:span text:style-name="T7">공지사항</text:span></text:p>
        </draw:rect>
        <draw:rect draw:style-name="gr11" draw:text-style-name="P17" draw:layer="layout" svg:width="3.2cm" svg:height="1.2cm" svg:x="2cm" svg:y="14.4cm">
          <text:p text:style-name="P3"><text:span text:style-name="T7">신고내역</text:span></text:p>
        </draw:rect>
        <draw:rect draw:style-name="gr11" draw:text-style-name="P13" draw:layer="layout" svg:width="3.2cm" svg:height="1.2cm" svg:x="2cm" svg:y="12.8cm">
          <text:p text:style-name="P3"><text:span text:style-name="T7">문의내역</text:span></text:p>
        </draw:rect>
        <draw:rect draw:style-name="gr11" draw:text-style-name="P13" draw:layer="layout" svg:width="3.2cm" svg:height="1.2cm" svg:x="2cm" svg:y="11.2cm">
          <text:p text:style-name="P3"><text:span text:style-name="T7">신청내역</text:span></text:p>
        </draw:rect>
        <draw:rect draw:style-name="gr11" draw:text-style-name="P13" draw:layer="layout" svg:width="3.2cm" svg:height="1.2cm" svg:x="2cm" svg:y="9.6cm">
          <text:p text:style-name="P3"><text:span text:style-name="T7">입양내역</text:span></text:p>
        </draw:rect>
        <draw:rect draw:style-name="gr11" draw:text-style-name="P13" draw:layer="layout" svg:width="3.2cm" svg:height="1.2cm" svg:x="2cm" svg:y="8cm">
          <text:p text:style-name="P3"><text:span text:style-name="T7">분양내역</text:span></text:p>
        </draw:rect>
        <draw:rect draw:style-name="gr4" draw:text-style-name="P3" draw:layer="layout" svg:width="2.6cm" svg:height="1.2cm" svg:x="5.8cm" svg:y="17.6cm">
          <text:p/>
        </draw:rect>
        <draw:rect draw:style-name="gr5" draw:text-style-name="P9" draw:layer="layout" svg:width="1.8cm" svg:height="1cm" svg:x="6.241cm" svg:y="17.718cm">
          <text:p text:style-name="P3"><text:span text:style-name="T5">이전</text:span></text:p>
        </draw:rect>
        <draw:rect draw:style-name="gr4" draw:text-style-name="P3" draw:layer="layout" svg:width="2.6cm" svg:height="1.2cm" svg:x="21.4cm" svg:y="17.6cm">
          <text:p/>
        </draw:rect>
        <draw:rect draw:style-name="gr5" draw:text-style-name="P9" draw:layer="layout" svg:width="1.8cm" svg:height="1cm" svg:x="21.8cm" svg:y="17.634cm">
          <text:p text:style-name="P3"><text:span text:style-name="T5">다음</text:span></text:p>
        </draw:rect>
        <draw:rect draw:style-name="gr7" draw:text-style-name="P8" draw:layer="layout" svg:width="0.6cm" svg:height="0.8cm" svg:x="9.4cm" svg:y="17.8cm">
          <text:p text:style-name="P3"><text:span text:style-name="T4">1</text:span></text:p>
        </draw:rect>
        <draw:rect draw:style-name="gr7" draw:text-style-name="P8" draw:layer="layout" svg:width="0.6cm" svg:height="0.8cm" svg:x="10.593cm" svg:y="17.8cm">
          <text:p text:style-name="P3"><text:span text:style-name="T4">2</text:span></text:p>
        </draw:rect>
        <draw:rect draw:style-name="gr7" draw:text-style-name="P8" draw:layer="layout" svg:width="0.6cm" svg:height="0.8cm" svg:x="11.8cm" svg:y="17.8cm">
          <text:p text:style-name="P3"><text:span text:style-name="T4">3</text:span></text:p>
        </draw:rect>
        <draw:rect draw:style-name="gr7" draw:text-style-name="P8" draw:layer="layout" svg:width="0.6cm" svg:height="0.8cm" svg:x="13cm" svg:y="17.8cm">
          <text:p text:style-name="P3"><text:span text:style-name="T4">4</text:span></text:p>
        </draw:rect>
        <draw:rect draw:style-name="gr7" draw:text-style-name="P8" draw:layer="layout" svg:width="0.6cm" svg:height="0.8cm" svg:x="14.2cm" svg:y="17.8cm">
          <text:p text:style-name="P3"><text:span text:style-name="T4">5</text:span></text:p>
        </draw:rect>
        <draw:rect draw:style-name="gr7" draw:text-style-name="P8" draw:layer="layout" svg:width="0.6cm" svg:height="0.8cm" svg:x="20cm" svg:y="17.8cm">
          <text:p text:style-name="P3"><text:span text:style-name="T4">10</text:span></text:p>
        </draw:rect>
        <draw:rect draw:style-name="gr7" draw:text-style-name="P8" draw:layer="layout" svg:width="0.6cm" svg:height="0.8cm" svg:x="18.8cm" svg:y="17.8cm">
          <text:p text:style-name="P3"><text:span text:style-name="T4">9</text:span></text:p>
        </draw:rect>
        <draw:rect draw:style-name="gr7" draw:text-style-name="P8" draw:layer="layout" svg:width="0.6cm" svg:height="0.8cm" svg:x="17.6cm" svg:y="17.8cm">
          <text:p text:style-name="P3"><text:span text:style-name="T4">8</text:span></text:p>
        </draw:rect>
        <draw:rect draw:style-name="gr7" draw:text-style-name="P8" draw:layer="layout" svg:width="0.6cm" svg:height="0.8cm" svg:x="16.4cm" svg:y="17.8cm">
          <text:p text:style-name="P3"><text:span text:style-name="T4">7</text:span></text:p>
        </draw:rect>
        <draw:rect draw:style-name="gr7" draw:text-style-name="P8" draw:layer="layout" svg:width="0.6cm" svg:height="0.8cm" svg:x="15.2cm" svg:y="17.8cm">
          <text:p text:style-name="P3"><text:span text:style-name="T4">6</text:span></text:p>
        </draw:rect>
        <draw:rect draw:style-name="gr11" draw:text-style-name="P17" draw:layer="layout" svg:width="3.2cm" svg:height="1.2cm" svg:x="2cm" svg:y="16cm">
          <text:p text:style-name="P3"><text:span text:style-name="T11">신고처리</text:span></text:p>
        </draw:rect>
        <draw:frame draw:style-name="standard" draw:layer="layout" svg:width="17.998cm" svg:height="11.199cm" svg:x="5.8cm" svg:y="6.2cm">
          <table:table table:template-name="gray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21" table:default-cell-style-name="ce1">
              <table:table-cell>
                <text:p text:style-name="P3"><text:span text:style-name="T5">번호</text:span></text:p>
              </table:table-cell>
              <table:table-cell>
                <text:p text:style-name="P3"><text:span text:style-name="T5">제목</text:span></text:p>
              </table:table-cell>
              <table:table-cell>
                <text:p text:style-name="P3"><text:span text:style-name="T5">신고한 아이디</text:span></text:p>
              </table:table-cell>
              <table:table-cell>
                <text:p text:style-name="P3"><text:span text:style-name="T5">신고된 아이디</text:span></text:p>
              </table:table-cell>
              <table:table-cell>
                <text:p text:style-name="P3"><text:span text:style-name="T5">날짜</text:span></text:p>
              </table:table-cell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3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rect draw:style-name="gr24" draw:text-style-name="P3" draw:layer="layout" svg:width="0.8cm" svg:height="0.8cm" svg:x="24.2cm" svg:y="16.4cm">
          <text:p/>
        </draw:rect>
        <draw:rect draw:style-name="gr24" draw:text-style-name="P3" draw:layer="layout" svg:width="0.8cm" svg:height="0.8cm" svg:x="24.2cm" svg:y="15.4cm">
          <text:p/>
        </draw:rect>
        <draw:rect draw:style-name="gr24" draw:text-style-name="P3" draw:layer="layout" svg:width="0.8cm" svg:height="0.8cm" svg:x="24.2cm" svg:y="14.4cm">
          <text:p/>
        </draw:rect>
        <draw:rect draw:style-name="gr24" draw:text-style-name="P3" draw:layer="layout" svg:width="0.8cm" svg:height="0.8cm" svg:x="24.2cm" svg:y="13.4cm">
          <text:p/>
        </draw:rect>
        <draw:rect draw:style-name="gr24" draw:text-style-name="P3" draw:layer="layout" svg:width="0.8cm" svg:height="0.8cm" svg:x="24.2cm" svg:y="12.2cm">
          <text:p/>
        </draw:rect>
        <draw:rect draw:style-name="gr24" draw:text-style-name="P3" draw:layer="layout" svg:width="0.8cm" svg:height="0.8cm" svg:x="24.2cm" svg:y="11.2cm">
          <text:p/>
        </draw:rect>
        <draw:rect draw:style-name="gr24" draw:text-style-name="P3" draw:layer="layout" svg:width="0.8cm" svg:height="0.8cm" svg:x="24.2cm" svg:y="10.2cm">
          <text:p/>
        </draw:rect>
        <draw:rect draw:style-name="gr24" draw:text-style-name="P3" draw:layer="layout" svg:width="0.8cm" svg:height="0.8cm" svg:x="24.2cm" svg:y="9cm">
          <text:p/>
        </draw:rect>
        <draw:rect draw:style-name="gr24" draw:text-style-name="P3" draw:layer="layout" svg:width="0.8cm" svg:height="0.8cm" svg:x="24.2cm" svg:y="8cm">
          <text:p/>
        </draw:rect>
        <presentation:notes draw:style-name="dp2">
          <draw:page-thumbnail draw:style-name="gr9" draw:layer="layout" svg:width="14.848cm" svg:height="11.136cm" svg:x="3.075cm" svg:y="2.257cm" draw:page-number="5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굴림" style:font-family-generic="roman" style:font-pitch="variable" fo:font-size="18pt" style:letter-kerning="true" style:font-family-asian="굴림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2-24T14:32:40.73</meta:creation-date>
    <meta:editing-duration>PT5H8M33S</meta:editing-duration>
    <meta:editing-cycles>8</meta:editing-cycles>
    <dc:date>2020-02-25T17:15:26.14</dc:date>
    <meta:generator>OpenOffice/4.1.7$Win32 OpenOffice.org_project/417m1$Build-9800</meta:generator>
    <meta:document-statistic meta:object-count="1556"/>
  </office:meta>
</office:document-meta>
</file>